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3146in" fo:margin-left="0.0465in" fo:margin-right="5.5639in" table:align="margins"/>
    </style:style>
    <style:style style:name="Table1.A" style:family="table-column">
      <style:table-column-properties style:column-width="1.3146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3.0069in" fo:margin-left="0.0465in" fo:margin-right="3.8715in" table:align="margins"/>
    </style:style>
    <style:style style:name="Table2.A" style:family="table-column">
      <style:table-column-properties style:column-width="0.4257in" style:rel-column-width="613*"/>
    </style:style>
    <style:style style:name="Table2.B" style:family="table-column">
      <style:table-column-properties style:column-width="0.4833in" style:rel-column-width="696*"/>
    </style:style>
    <style:style style:name="Table2.C" style:family="table-column">
      <style:table-column-properties style:column-width="0.4271in" style:rel-column-width="615*"/>
    </style:style>
    <style:style style:name="Table2.D" style:family="table-column">
      <style:table-column-properties style:column-width="0.5938in" style:rel-column-width="855*"/>
    </style:style>
    <style:style style:name="Table2.E" style:family="table-column">
      <style:table-column-properties style:column-width="0.5389in" style:rel-column-width="776*"/>
    </style:style>
    <style:style style:name="Table2.F" style:family="table-column">
      <style:table-column-properties style:column-width="0.5382in" style:rel-column-width="7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a59d3" officeooo:paragraph-rsid="001a59d3"/>
    </style:style>
    <style:style style:name="P2" style:family="paragraph" style:parent-style-name="Standard">
      <style:text-properties officeooo:rsid="001a59d3" officeooo:paragraph-rsid="001c4d6d"/>
    </style:style>
    <style:style style:name="P3" style:family="paragraph" style:parent-style-name="Standard">
      <style:text-properties officeooo:rsid="001aeb37" officeooo:paragraph-rsid="001af73e"/>
    </style:style>
    <style:style style:name="P4" style:family="paragraph" style:parent-style-name="Standard">
      <style:text-properties officeooo:rsid="001af73e" officeooo:paragraph-rsid="001af73e"/>
    </style:style>
    <style:style style:name="P5" style:family="paragraph" style:parent-style-name="Standard">
      <style:text-properties officeooo:rsid="001af73e" officeooo:paragraph-rsid="001cf10a"/>
    </style:style>
    <style:style style:name="P6" style:family="paragraph" style:parent-style-name="Standard">
      <style:text-properties officeooo:rsid="001c4d6d" officeooo:paragraph-rsid="001c4d6d"/>
    </style:style>
    <style:style style:name="P7" style:family="paragraph" style:parent-style-name="Standard">
      <style:text-properties officeooo:rsid="001ed8db" officeooo:paragraph-rsid="001ed8db"/>
    </style:style>
    <style:style style:name="P8" style:family="paragraph" style:parent-style-name="Standard">
      <style:text-properties officeooo:rsid="002082fa" officeooo:paragraph-rsid="002082fa"/>
    </style:style>
    <style:style style:name="P9" style:family="paragraph" style:parent-style-name="Standard">
      <style:text-properties officeooo:rsid="002082fa" officeooo:paragraph-rsid="00280e2d"/>
    </style:style>
    <style:style style:name="P10" style:family="paragraph" style:parent-style-name="Standard">
      <style:text-properties officeooo:rsid="0022956d" officeooo:paragraph-rsid="0022956d"/>
    </style:style>
    <style:style style:name="P11" style:family="paragraph" style:parent-style-name="Standard">
      <style:text-properties officeooo:rsid="002418c6" officeooo:paragraph-rsid="002418c6"/>
    </style:style>
    <style:style style:name="P12" style:family="paragraph" style:parent-style-name="Standard">
      <style:text-properties officeooo:rsid="00268104" officeooo:paragraph-rsid="00268104"/>
    </style:style>
    <style:style style:name="P13" style:family="paragraph" style:parent-style-name="Standard">
      <style:text-properties officeooo:rsid="00280e2d" officeooo:paragraph-rsid="00280e2d"/>
    </style:style>
    <style:style style:name="P14" style:family="paragraph" style:parent-style-name="Standard">
      <style:text-properties officeooo:rsid="00297dce" officeooo:paragraph-rsid="00297dce"/>
    </style:style>
    <style:style style:name="P15" style:family="paragraph" style:parent-style-name="Standard">
      <style:text-properties officeooo:rsid="002a2c85" officeooo:paragraph-rsid="002a2c85"/>
    </style:style>
    <style:style style:name="P16" style:family="paragraph" style:parent-style-name="Standard">
      <style:text-properties officeooo:rsid="002b9bf3" officeooo:paragraph-rsid="002b9bf3"/>
    </style:style>
    <style:style style:name="P17" style:family="paragraph" style:parent-style-name="Standard">
      <style:text-properties officeooo:rsid="002da184" officeooo:paragraph-rsid="002da184"/>
    </style:style>
    <style:style style:name="P18" style:family="paragraph" style:parent-style-name="Standard">
      <style:text-properties officeooo:rsid="002f1799" officeooo:paragraph-rsid="002f1799"/>
    </style:style>
    <style:style style:name="P19" style:family="paragraph" style:parent-style-name="Standard">
      <style:text-properties officeooo:rsid="002f7042" officeooo:paragraph-rsid="002f7042"/>
    </style:style>
    <style:style style:name="P20" style:family="paragraph" style:parent-style-name="Standard">
      <style:text-properties officeooo:rsid="00314d54" officeooo:paragraph-rsid="00314d54"/>
    </style:style>
    <style:style style:name="P21" style:family="paragraph" style:parent-style-name="Standard">
      <style:text-properties officeooo:rsid="00334d98" officeooo:paragraph-rsid="00334d98"/>
    </style:style>
    <style:style style:name="P22" style:family="paragraph" style:parent-style-name="Standard">
      <style:text-properties officeooo:rsid="0034a56c" officeooo:paragraph-rsid="0034a56c"/>
    </style:style>
    <style:style style:name="P23" style:family="paragraph" style:parent-style-name="Standard">
      <style:text-properties officeooo:rsid="0034a56c" officeooo:paragraph-rsid="0042ef27"/>
    </style:style>
    <style:style style:name="P24" style:family="paragraph" style:parent-style-name="Standard">
      <style:text-properties officeooo:rsid="0036c2d5" officeooo:paragraph-rsid="0036c2d5"/>
    </style:style>
    <style:style style:name="P25" style:family="paragraph" style:parent-style-name="Standard">
      <style:text-properties officeooo:rsid="00385ddf" officeooo:paragraph-rsid="00385ddf"/>
    </style:style>
    <style:style style:name="P26" style:family="paragraph" style:parent-style-name="Standard">
      <style:text-properties officeooo:rsid="0038e532" officeooo:paragraph-rsid="0038e532"/>
    </style:style>
    <style:style style:name="P27" style:family="paragraph" style:parent-style-name="Standard">
      <style:text-properties officeooo:rsid="0039daf2" officeooo:paragraph-rsid="0039daf2"/>
    </style:style>
    <style:style style:name="P28" style:family="paragraph" style:parent-style-name="Standard">
      <style:text-properties officeooo:rsid="003a62fa" officeooo:paragraph-rsid="003a62fa"/>
    </style:style>
    <style:style style:name="P29" style:family="paragraph" style:parent-style-name="Standard">
      <style:text-properties officeooo:rsid="003a65cc" officeooo:paragraph-rsid="003a65cc"/>
    </style:style>
    <style:style style:name="P30" style:family="paragraph" style:parent-style-name="Standard">
      <style:text-properties officeooo:rsid="003b9347" officeooo:paragraph-rsid="003b9347"/>
    </style:style>
    <style:style style:name="P31" style:family="paragraph" style:parent-style-name="Standard">
      <style:text-properties officeooo:rsid="003d7f93" officeooo:paragraph-rsid="003d7f93"/>
    </style:style>
    <style:style style:name="P32" style:family="paragraph" style:parent-style-name="Standard">
      <style:text-properties officeooo:rsid="00421089" officeooo:paragraph-rsid="00421089"/>
    </style:style>
    <style:style style:name="P33" style:family="paragraph" style:parent-style-name="Standard">
      <style:text-properties officeooo:rsid="0042ef27" officeooo:paragraph-rsid="0042ef27"/>
    </style:style>
    <style:style style:name="P34" style:family="paragraph" style:parent-style-name="Standard">
      <style:text-properties officeooo:rsid="00433146" officeooo:paragraph-rsid="00433146"/>
    </style:style>
    <style:style style:name="P35" style:family="paragraph" style:parent-style-name="Standard">
      <style:text-properties officeooo:rsid="004839aa" officeooo:paragraph-rsid="004839aa"/>
    </style:style>
    <style:style style:name="P36" style:family="paragraph" style:parent-style-name="Standard">
      <style:text-properties officeooo:rsid="0048b35c" officeooo:paragraph-rsid="0048b35c"/>
    </style:style>
    <style:style style:name="P37" style:family="paragraph" style:parent-style-name="Standard">
      <style:text-properties officeooo:rsid="004bfbac" officeooo:paragraph-rsid="004bfbac"/>
    </style:style>
    <style:style style:name="P38" style:family="paragraph" style:parent-style-name="Standard">
      <style:text-properties officeooo:rsid="004d0d26" officeooo:paragraph-rsid="004d0d26"/>
    </style:style>
    <style:style style:name="P39" style:family="paragraph" style:parent-style-name="Standard">
      <style:text-properties officeooo:rsid="004d0d26" officeooo:paragraph-rsid="004e93ae"/>
    </style:style>
    <style:style style:name="P40" style:family="paragraph" style:parent-style-name="Standard">
      <style:text-properties officeooo:rsid="004e93ae" officeooo:paragraph-rsid="004e93ae"/>
    </style:style>
    <style:style style:name="P41" style:family="paragraph" style:parent-style-name="Standard">
      <style:text-properties officeooo:rsid="005157a7" officeooo:paragraph-rsid="005157a7"/>
    </style:style>
    <style:style style:name="P42" style:family="paragraph" style:parent-style-name="Standard">
      <style:text-properties officeooo:rsid="0052dd2b" officeooo:paragraph-rsid="0052dd2b"/>
    </style:style>
    <style:style style:name="P43" style:family="paragraph" style:parent-style-name="Standard">
      <style:text-properties officeooo:rsid="0055ed9e" officeooo:paragraph-rsid="0055ed9e"/>
    </style:style>
    <style:style style:name="P44" style:family="paragraph" style:parent-style-name="Standard">
      <style:text-properties officeooo:rsid="005609ed" officeooo:paragraph-rsid="005609ed"/>
    </style:style>
    <style:style style:name="P45" style:family="paragraph" style:parent-style-name="Standard">
      <style:text-properties officeooo:rsid="0058a106" officeooo:paragraph-rsid="0058a106"/>
    </style:style>
    <style:style style:name="P46" style:family="paragraph" style:parent-style-name="Standard">
      <style:text-properties officeooo:rsid="005a87a2" officeooo:paragraph-rsid="005a87a2"/>
    </style:style>
    <style:style style:name="P47" style:family="paragraph" style:parent-style-name="Standard">
      <style:text-properties officeooo:rsid="005c38c2" officeooo:paragraph-rsid="005c38c2"/>
    </style:style>
    <style:style style:name="P48" style:family="paragraph" style:parent-style-name="Standard">
      <style:text-properties officeooo:rsid="005dacda" officeooo:paragraph-rsid="005dacda"/>
    </style:style>
    <style:style style:name="P49" style:family="paragraph" style:parent-style-name="Standard">
      <style:text-properties officeooo:rsid="00600316" officeooo:paragraph-rsid="00600316"/>
    </style:style>
    <style:style style:name="P50" style:family="paragraph" style:parent-style-name="Standard">
      <style:text-properties officeooo:rsid="006107f8" officeooo:paragraph-rsid="006107f8"/>
    </style:style>
    <style:style style:name="P51" style:family="paragraph" style:parent-style-name="Standard">
      <style:text-properties officeooo:rsid="00619831" officeooo:paragraph-rsid="00619831"/>
    </style:style>
    <style:style style:name="P52" style:family="paragraph" style:parent-style-name="Standard">
      <style:text-properties officeooo:rsid="006344ea" officeooo:paragraph-rsid="006344ea"/>
    </style:style>
    <style:style style:name="P53" style:family="paragraph" style:parent-style-name="Standard">
      <style:text-properties officeooo:rsid="00665b4b" officeooo:paragraph-rsid="00665b4b"/>
    </style:style>
    <style:style style:name="P54" style:family="paragraph" style:parent-style-name="Standard">
      <style:text-properties officeooo:rsid="0066f222" officeooo:paragraph-rsid="0066f222"/>
    </style:style>
    <style:style style:name="P55" style:family="paragraph" style:parent-style-name="Standard">
      <style:text-properties officeooo:rsid="0067f40a" officeooo:paragraph-rsid="0067f40a"/>
    </style:style>
    <style:style style:name="P56" style:family="paragraph" style:parent-style-name="Standard">
      <style:text-properties officeooo:rsid="00686d16" officeooo:paragraph-rsid="00686d16"/>
    </style:style>
    <style:style style:name="P57" style:family="paragraph" style:parent-style-name="Standard">
      <style:text-properties officeooo:rsid="0069cba8" officeooo:paragraph-rsid="0069cba8"/>
    </style:style>
    <style:style style:name="P58" style:family="paragraph" style:parent-style-name="Standard">
      <style:text-properties officeooo:rsid="006a1105" officeooo:paragraph-rsid="006a1105"/>
    </style:style>
    <style:style style:name="P59" style:family="paragraph" style:parent-style-name="Standard">
      <style:text-properties officeooo:rsid="006a5d20" officeooo:paragraph-rsid="006a5d20"/>
    </style:style>
    <style:style style:name="P60" style:family="paragraph" style:parent-style-name="Standard">
      <style:text-properties officeooo:rsid="006a5d20" officeooo:paragraph-rsid="0073c283"/>
    </style:style>
    <style:style style:name="P61" style:family="paragraph" style:parent-style-name="Standard">
      <style:text-properties officeooo:rsid="006c3478" officeooo:paragraph-rsid="006c3478"/>
    </style:style>
    <style:style style:name="P62" style:family="paragraph" style:parent-style-name="Standard">
      <style:text-properties style:text-position="0% 100%" officeooo:rsid="0042ef27" officeooo:paragraph-rsid="0042ef27"/>
    </style:style>
    <style:style style:name="P63" style:family="paragraph" style:parent-style-name="Standard">
      <style:text-properties style:text-position="0% 100%" officeooo:rsid="0043143a" officeooo:paragraph-rsid="0043143a"/>
    </style:style>
    <style:style style:name="P64" style:family="paragraph" style:parent-style-name="Standard">
      <style:text-properties style:text-position="0% 100%" officeooo:rsid="00433146" officeooo:paragraph-rsid="00433146"/>
    </style:style>
    <style:style style:name="P65" style:family="paragraph" style:parent-style-name="Standard">
      <style:text-properties style:text-position="0% 100%" officeooo:rsid="00476ad6" officeooo:paragraph-rsid="00476ad6"/>
    </style:style>
    <style:style style:name="P66" style:family="paragraph" style:parent-style-name="Standard">
      <style:text-properties style:text-position="0% 100%" officeooo:rsid="004580e5" officeooo:paragraph-rsid="00476ad6"/>
    </style:style>
    <style:style style:name="P67" style:family="paragraph" style:parent-style-name="Standard">
      <style:text-properties style:text-position="0% 100%" officeooo:rsid="004580e5" officeooo:paragraph-rsid="004580e5"/>
    </style:style>
    <style:style style:name="P68" style:family="paragraph" style:parent-style-name="Standard">
      <style:text-properties officeooo:rsid="006de160" officeooo:paragraph-rsid="006de160"/>
    </style:style>
    <style:style style:name="P69" style:family="paragraph" style:parent-style-name="Standard">
      <style:text-properties officeooo:rsid="006f6d8d" officeooo:paragraph-rsid="006f6d8d"/>
    </style:style>
    <style:style style:name="P70" style:family="paragraph" style:parent-style-name="Standard">
      <style:text-properties officeooo:rsid="006fee0e" officeooo:paragraph-rsid="006fee0e"/>
    </style:style>
    <style:style style:name="P71" style:family="paragraph" style:parent-style-name="Standard">
      <style:text-properties officeooo:rsid="006fee0e" officeooo:paragraph-rsid="0072e4b5"/>
    </style:style>
    <style:style style:name="P72" style:family="paragraph" style:parent-style-name="Standard">
      <style:text-properties officeooo:rsid="006fee0e" officeooo:paragraph-rsid="008a5944"/>
    </style:style>
    <style:style style:name="P73" style:family="paragraph" style:parent-style-name="Standard">
      <style:text-properties officeooo:rsid="006fee0e" officeooo:paragraph-rsid="008c6e91"/>
    </style:style>
    <style:style style:name="P74" style:family="paragraph" style:parent-style-name="Standard">
      <style:text-properties officeooo:rsid="006fee0e" officeooo:paragraph-rsid="008e6374"/>
    </style:style>
    <style:style style:name="P75" style:family="paragraph" style:parent-style-name="Standard">
      <style:text-properties officeooo:rsid="006fee0e" officeooo:paragraph-rsid="0090ffd1"/>
    </style:style>
    <style:style style:name="P76" style:family="paragraph" style:parent-style-name="Standard">
      <style:text-properties officeooo:rsid="006fee0e" officeooo:paragraph-rsid="0092fb41"/>
    </style:style>
    <style:style style:name="P77" style:family="paragraph" style:parent-style-name="Standard">
      <style:text-properties officeooo:rsid="006fee0e" officeooo:paragraph-rsid="00940952"/>
    </style:style>
    <style:style style:name="P78" style:family="paragraph" style:parent-style-name="Standard">
      <style:text-properties officeooo:rsid="006fee0e" officeooo:paragraph-rsid="009591c0"/>
    </style:style>
    <style:style style:name="P79" style:family="paragraph" style:parent-style-name="Standard">
      <style:text-properties officeooo:rsid="006fee0e" officeooo:paragraph-rsid="00b58774"/>
    </style:style>
    <style:style style:name="P80" style:family="paragraph" style:parent-style-name="Standard">
      <style:text-properties officeooo:rsid="006fee0e" officeooo:paragraph-rsid="00b63c3e"/>
    </style:style>
    <style:style style:name="P81" style:family="paragraph" style:parent-style-name="Standard">
      <style:text-properties officeooo:rsid="0073c283" officeooo:paragraph-rsid="0073c283"/>
    </style:style>
    <style:style style:name="P82" style:family="paragraph" style:parent-style-name="Standard">
      <style:text-properties officeooo:rsid="0073c363" officeooo:paragraph-rsid="0073c363"/>
    </style:style>
    <style:style style:name="P83" style:family="paragraph" style:parent-style-name="Standard">
      <style:text-properties officeooo:rsid="0078f914" officeooo:paragraph-rsid="0078f914"/>
    </style:style>
    <style:style style:name="P84" style:family="paragraph" style:parent-style-name="Standard">
      <style:text-properties officeooo:rsid="0079e7c1" officeooo:paragraph-rsid="0079e7c1"/>
    </style:style>
    <style:style style:name="P85" style:family="paragraph" style:parent-style-name="Standard">
      <style:text-properties officeooo:rsid="0079e7c1" officeooo:paragraph-rsid="007be788"/>
    </style:style>
    <style:style style:name="P86" style:family="paragraph" style:parent-style-name="Standard">
      <style:text-properties officeooo:rsid="0079e7c1" officeooo:paragraph-rsid="007fb8f2"/>
    </style:style>
    <style:style style:name="P87" style:family="paragraph" style:parent-style-name="Standard">
      <style:text-properties officeooo:rsid="007eb702" officeooo:paragraph-rsid="007eb702"/>
    </style:style>
    <style:style style:name="P88" style:family="paragraph" style:parent-style-name="Standard">
      <style:text-properties officeooo:rsid="007fb8f2" officeooo:paragraph-rsid="007fb8f2"/>
    </style:style>
    <style:style style:name="P89" style:family="paragraph" style:parent-style-name="Standard">
      <style:text-properties officeooo:rsid="0081a9af" officeooo:paragraph-rsid="0081a9af"/>
    </style:style>
    <style:style style:name="P90" style:family="paragraph" style:parent-style-name="Standard">
      <style:text-properties officeooo:rsid="0083e6a4" officeooo:paragraph-rsid="0083e6a4"/>
    </style:style>
    <style:style style:name="P91" style:family="paragraph" style:parent-style-name="Standard">
      <style:text-properties officeooo:rsid="00843fc4" officeooo:paragraph-rsid="00843fc4"/>
    </style:style>
    <style:style style:name="P92" style:family="paragraph" style:parent-style-name="Standard">
      <style:text-properties officeooo:rsid="00843fc4" officeooo:paragraph-rsid="00a06cd0"/>
    </style:style>
    <style:style style:name="P93" style:family="paragraph" style:parent-style-name="Standard">
      <style:text-properties officeooo:rsid="00843fc4" officeooo:paragraph-rsid="00b9778d"/>
    </style:style>
    <style:style style:name="P94" style:family="paragraph" style:parent-style-name="Standard">
      <style:text-properties officeooo:rsid="00843fc4" officeooo:paragraph-rsid="00bb4378"/>
    </style:style>
    <style:style style:name="P95" style:family="paragraph" style:parent-style-name="Standard">
      <style:text-properties officeooo:rsid="0084b234" officeooo:paragraph-rsid="0084b234"/>
    </style:style>
    <style:style style:name="P96" style:family="paragraph" style:parent-style-name="Standard">
      <style:text-properties officeooo:rsid="0084b234" officeooo:paragraph-rsid="0085b4f9"/>
    </style:style>
    <style:style style:name="P97" style:family="paragraph" style:parent-style-name="Standard">
      <style:text-properties officeooo:rsid="0085b4f9" officeooo:paragraph-rsid="0085b4f9"/>
    </style:style>
    <style:style style:name="P98" style:family="paragraph" style:parent-style-name="Standard">
      <style:text-properties officeooo:rsid="00868a5f" officeooo:paragraph-rsid="00868a5f"/>
    </style:style>
    <style:style style:name="P99" style:family="paragraph" style:parent-style-name="Standard">
      <style:text-properties officeooo:rsid="00868a5f" officeooo:paragraph-rsid="00896f27"/>
    </style:style>
    <style:style style:name="P100" style:family="paragraph" style:parent-style-name="Standard">
      <style:text-properties officeooo:rsid="00896f27" officeooo:paragraph-rsid="00896f27"/>
    </style:style>
    <style:style style:name="P101" style:family="paragraph" style:parent-style-name="Standard">
      <style:text-properties officeooo:rsid="008a5944" officeooo:paragraph-rsid="008a5944"/>
    </style:style>
    <style:style style:name="P102" style:family="paragraph" style:parent-style-name="Standard">
      <style:text-properties officeooo:rsid="008a6fbf" officeooo:paragraph-rsid="008a6fbf"/>
    </style:style>
    <style:style style:name="P103" style:family="paragraph" style:parent-style-name="Standard">
      <style:text-properties officeooo:rsid="008a6fbf" officeooo:paragraph-rsid="008c2269"/>
    </style:style>
    <style:style style:name="P104" style:family="paragraph" style:parent-style-name="Standard">
      <style:text-properties officeooo:rsid="008c2269" officeooo:paragraph-rsid="008c2269"/>
    </style:style>
    <style:style style:name="P105" style:family="paragraph" style:parent-style-name="Standard">
      <style:text-properties officeooo:rsid="008c6e91" officeooo:paragraph-rsid="008c6e91"/>
    </style:style>
    <style:style style:name="P106" style:family="paragraph" style:parent-style-name="Standard">
      <style:text-properties officeooo:rsid="008f5ca1" officeooo:paragraph-rsid="008f5ca1"/>
    </style:style>
    <style:style style:name="P107" style:family="paragraph" style:parent-style-name="Standard">
      <style:text-properties officeooo:rsid="0090ffd1" officeooo:paragraph-rsid="0090ffd1"/>
    </style:style>
    <style:style style:name="P108" style:family="paragraph" style:parent-style-name="Standard">
      <style:text-properties officeooo:rsid="0092fb41" officeooo:paragraph-rsid="0092fb41"/>
    </style:style>
    <style:style style:name="P109" style:family="paragraph" style:parent-style-name="Standard">
      <style:text-properties officeooo:rsid="00940952" officeooo:paragraph-rsid="00940952"/>
    </style:style>
    <style:style style:name="P110" style:family="paragraph" style:parent-style-name="Standard">
      <style:text-properties officeooo:rsid="00940952" officeooo:paragraph-rsid="009aa90d"/>
    </style:style>
    <style:style style:name="P111" style:family="paragraph" style:parent-style-name="Standard">
      <style:text-properties officeooo:rsid="009591c0" officeooo:paragraph-rsid="009591c0"/>
    </style:style>
    <style:style style:name="P112" style:family="paragraph" style:parent-style-name="Standard">
      <style:text-properties officeooo:rsid="009591c0" officeooo:paragraph-rsid="0098d55c"/>
    </style:style>
    <style:style style:name="P113" style:family="paragraph" style:parent-style-name="Standard">
      <style:text-properties officeooo:rsid="009591c0" officeooo:paragraph-rsid="009c1120"/>
    </style:style>
    <style:style style:name="P114" style:family="paragraph" style:parent-style-name="Standard">
      <style:text-properties officeooo:rsid="009591c0" officeooo:paragraph-rsid="00bd336d"/>
    </style:style>
    <style:style style:name="P115" style:family="paragraph" style:parent-style-name="Standard">
      <style:text-properties officeooo:rsid="009591c0" officeooo:paragraph-rsid="00bd787a"/>
    </style:style>
    <style:style style:name="P116" style:family="paragraph" style:parent-style-name="Standard">
      <style:text-properties officeooo:rsid="009cd838" officeooo:paragraph-rsid="009cd838"/>
    </style:style>
    <style:style style:name="P117" style:family="paragraph" style:parent-style-name="Standard">
      <style:text-properties officeooo:rsid="009e913b" officeooo:paragraph-rsid="009e913b"/>
    </style:style>
    <style:style style:name="P118" style:family="paragraph" style:parent-style-name="Standard">
      <style:text-properties officeooo:rsid="009e913b" officeooo:paragraph-rsid="00a0bcd0"/>
    </style:style>
    <style:style style:name="P119" style:family="paragraph" style:parent-style-name="Standard">
      <style:text-properties officeooo:rsid="009e913b" officeooo:paragraph-rsid="00a58b9d"/>
    </style:style>
    <style:style style:name="P120" style:family="paragraph" style:parent-style-name="Standard">
      <style:text-properties officeooo:rsid="00a06cd0" officeooo:paragraph-rsid="00a06cd0"/>
    </style:style>
    <style:style style:name="P121" style:family="paragraph" style:parent-style-name="Standard">
      <style:text-properties officeooo:rsid="00a0bcd0" officeooo:paragraph-rsid="00a0bcd0"/>
    </style:style>
    <style:style style:name="P122" style:family="paragraph" style:parent-style-name="Standard">
      <style:text-properties officeooo:rsid="00a3fcd5" officeooo:paragraph-rsid="00a3fcd5"/>
    </style:style>
    <style:style style:name="P123" style:family="paragraph" style:parent-style-name="Standard">
      <style:text-properties officeooo:rsid="00a55a08" officeooo:paragraph-rsid="00a55a08"/>
    </style:style>
    <style:style style:name="P124" style:family="paragraph" style:parent-style-name="Standard">
      <style:text-properties officeooo:rsid="00a58b9d" officeooo:paragraph-rsid="00a58b9d"/>
    </style:style>
    <style:style style:name="P125" style:family="paragraph" style:parent-style-name="Standard">
      <style:text-properties officeooo:rsid="00a61df8" officeooo:paragraph-rsid="00a61df8"/>
    </style:style>
    <style:style style:name="P126" style:family="paragraph" style:parent-style-name="Standard">
      <style:text-properties officeooo:rsid="00a61df8" officeooo:paragraph-rsid="00a7114c"/>
    </style:style>
    <style:style style:name="P127" style:family="paragraph" style:parent-style-name="Standard">
      <style:text-properties officeooo:rsid="00a7114c" officeooo:paragraph-rsid="00a7114c"/>
    </style:style>
    <style:style style:name="P128" style:family="paragraph" style:parent-style-name="Standard">
      <style:text-properties officeooo:rsid="00a8c655" officeooo:paragraph-rsid="00a8c655"/>
    </style:style>
    <style:style style:name="P129" style:family="paragraph" style:parent-style-name="Standard">
      <style:text-properties officeooo:rsid="00a8c655" officeooo:paragraph-rsid="00a924a6"/>
    </style:style>
    <style:style style:name="P130" style:family="paragraph" style:parent-style-name="Standard">
      <style:text-properties officeooo:rsid="00a924a6" officeooo:paragraph-rsid="00a924a6"/>
    </style:style>
    <style:style style:name="P131" style:family="paragraph" style:parent-style-name="Standard">
      <style:text-properties officeooo:rsid="00ab1b37" officeooo:paragraph-rsid="00ab1b37"/>
    </style:style>
    <style:style style:name="P132" style:family="paragraph" style:parent-style-name="Standard">
      <style:text-properties officeooo:rsid="00abec3e" officeooo:paragraph-rsid="00abec3e"/>
    </style:style>
    <style:style style:name="P133" style:family="paragraph" style:parent-style-name="Standard">
      <style:text-properties officeooo:rsid="00ad0f67" officeooo:paragraph-rsid="00ad0f67"/>
    </style:style>
    <style:style style:name="P134" style:family="paragraph" style:parent-style-name="Standard">
      <style:text-properties officeooo:rsid="00ada8e2" officeooo:paragraph-rsid="00ada8e2"/>
    </style:style>
    <style:style style:name="P135" style:family="paragraph" style:parent-style-name="Standard">
      <style:text-properties officeooo:rsid="00af3d48" officeooo:paragraph-rsid="00af3d48"/>
    </style:style>
    <style:style style:name="P136" style:family="paragraph" style:parent-style-name="Standard">
      <style:text-properties officeooo:rsid="00b1f196" officeooo:paragraph-rsid="00b1f196"/>
    </style:style>
    <style:style style:name="P137" style:family="paragraph" style:parent-style-name="Standard">
      <style:text-properties officeooo:rsid="00b280b2" officeooo:paragraph-rsid="00b280b2"/>
    </style:style>
    <style:style style:name="P138" style:family="paragraph" style:parent-style-name="Standard">
      <style:text-properties officeooo:rsid="00b572e7" officeooo:paragraph-rsid="00b572e7"/>
    </style:style>
    <style:style style:name="P139" style:family="paragraph" style:parent-style-name="Standard">
      <style:text-properties officeooo:rsid="00b58774" officeooo:paragraph-rsid="00b58774"/>
    </style:style>
    <style:style style:name="P140" style:family="paragraph" style:parent-style-name="Standard">
      <style:text-properties officeooo:rsid="00b815f3" officeooo:paragraph-rsid="00b815f3"/>
    </style:style>
    <style:style style:name="P141" style:family="paragraph" style:parent-style-name="Standard">
      <style:text-properties officeooo:rsid="00b9778d" officeooo:paragraph-rsid="00b9778d"/>
    </style:style>
    <style:style style:name="P142" style:family="paragraph" style:parent-style-name="Standard">
      <style:text-properties officeooo:rsid="00bb4378" officeooo:paragraph-rsid="00bb4378"/>
    </style:style>
    <style:style style:name="P143" style:family="paragraph" style:parent-style-name="Standard">
      <style:text-properties officeooo:rsid="00bd336d" officeooo:paragraph-rsid="00bd336d"/>
    </style:style>
    <style:style style:name="P144" style:family="paragraph" style:parent-style-name="Standard">
      <style:text-properties officeooo:rsid="00bd787a" officeooo:paragraph-rsid="00bd787a"/>
    </style:style>
    <style:style style:name="P145" style:family="paragraph" style:parent-style-name="Standard">
      <style:text-properties officeooo:rsid="007fb8f2" officeooo:paragraph-rsid="007fb8f2"/>
    </style:style>
    <style:style style:name="P146" style:family="paragraph" style:parent-style-name="Standard">
      <style:text-properties officeooo:rsid="0085b4f9" officeooo:paragraph-rsid="0085b4f9"/>
    </style:style>
    <style:style style:name="P147" style:family="paragraph" style:parent-style-name="Standard">
      <style:text-properties officeooo:rsid="00896f27" officeooo:paragraph-rsid="00c4024d"/>
    </style:style>
    <style:style style:name="P148" style:family="paragraph" style:parent-style-name="Standard">
      <style:text-properties officeooo:rsid="008a5944" officeooo:paragraph-rsid="008a5944"/>
    </style:style>
    <style:style style:name="P149" style:family="paragraph" style:parent-style-name="Standard">
      <style:text-properties officeooo:rsid="008c2269" officeooo:paragraph-rsid="008c2269"/>
    </style:style>
    <style:style style:name="P150" style:family="paragraph" style:parent-style-name="Standard">
      <style:text-properties officeooo:rsid="008c6e91" officeooo:paragraph-rsid="00c4024d"/>
    </style:style>
    <style:style style:name="P151" style:family="paragraph" style:parent-style-name="Standard">
      <style:text-properties officeooo:rsid="0090ffd1" officeooo:paragraph-rsid="00c4024d"/>
    </style:style>
    <style:style style:name="P152" style:family="paragraph" style:parent-style-name="Standard">
      <style:text-properties officeooo:rsid="00b63c3e" officeooo:paragraph-rsid="00b63c3e"/>
    </style:style>
    <style:style style:name="P153" style:family="paragraph" style:parent-style-name="Standard">
      <style:text-properties officeooo:rsid="00b63c3e" officeooo:paragraph-rsid="00c23dc9"/>
    </style:style>
    <style:style style:name="P154" style:family="paragraph" style:parent-style-name="Standard">
      <style:text-properties officeooo:rsid="008e6374" officeooo:paragraph-rsid="008e6374"/>
    </style:style>
    <style:style style:name="P155" style:family="paragraph" style:parent-style-name="Standard">
      <style:text-properties officeooo:rsid="00bd336d" officeooo:paragraph-rsid="00bd336d"/>
    </style:style>
    <style:style style:name="P156" style:family="paragraph" style:parent-style-name="Standard">
      <style:text-properties officeooo:rsid="00bd787a" officeooo:paragraph-rsid="00bd787a"/>
    </style:style>
    <style:style style:name="P157" style:family="paragraph" style:parent-style-name="Standard">
      <style:text-properties officeooo:rsid="009591c0" officeooo:paragraph-rsid="009591c0"/>
    </style:style>
    <style:style style:name="P158" style:family="paragraph" style:parent-style-name="Standard">
      <style:text-properties officeooo:rsid="009aa90d" officeooo:paragraph-rsid="009aa90d"/>
    </style:style>
    <style:style style:name="P159" style:family="paragraph" style:parent-style-name="Standard">
      <style:text-properties officeooo:rsid="00940952" officeooo:paragraph-rsid="00940952"/>
    </style:style>
    <style:style style:name="P160" style:family="paragraph" style:parent-style-name="Standard">
      <style:text-properties officeooo:rsid="00b58774" officeooo:paragraph-rsid="00b58774"/>
    </style:style>
    <style:style style:name="P161" style:family="paragraph" style:parent-style-name="Standard">
      <style:text-properties officeooo:rsid="00a7114c" officeooo:paragraph-rsid="00a7114c"/>
    </style:style>
    <style:style style:name="P162" style:family="paragraph" style:parent-style-name="Standard">
      <style:text-properties officeooo:rsid="00a0bcd0" officeooo:paragraph-rsid="00a0bcd0"/>
    </style:style>
    <style:style style:name="P163" style:family="paragraph" style:parent-style-name="Standard">
      <style:text-properties officeooo:rsid="00a58b9d" officeooo:paragraph-rsid="00a58b9d"/>
    </style:style>
    <style:style style:name="P164" style:family="paragraph" style:parent-style-name="Standard">
      <style:text-properties officeooo:rsid="00a06cd0" officeooo:paragraph-rsid="00a06cd0"/>
    </style:style>
    <style:style style:name="P165" style:family="paragraph" style:parent-style-name="Standard">
      <style:text-properties officeooo:rsid="00b9778d" officeooo:paragraph-rsid="00c23dc9"/>
    </style:style>
    <style:style style:name="P166" style:family="paragraph" style:parent-style-name="Standard">
      <style:text-properties officeooo:rsid="00bb4378" officeooo:paragraph-rsid="00bb4378"/>
    </style:style>
    <style:style style:name="P167" style:family="paragraph" style:parent-style-name="Standard">
      <style:text-properties officeooo:rsid="00a924a6" officeooo:paragraph-rsid="00a924a6"/>
    </style:style>
    <style:style style:name="P168" style:family="paragraph" style:parent-style-name="Standard">
      <style:text-properties officeooo:rsid="00af3d48" officeooo:paragraph-rsid="00af3d48"/>
    </style:style>
    <style:style style:name="P169" style:family="paragraph" style:parent-style-name="Standard">
      <style:text-properties officeooo:rsid="00beddf6" officeooo:paragraph-rsid="00beddf6"/>
    </style:style>
    <style:style style:name="P170" style:family="paragraph" style:parent-style-name="Standard">
      <style:text-properties officeooo:rsid="00bf4801" officeooo:paragraph-rsid="00bf4801"/>
    </style:style>
    <style:style style:name="P171" style:family="paragraph" style:parent-style-name="Standard">
      <style:text-properties officeooo:rsid="00bf4801" officeooo:paragraph-rsid="00c23dc9"/>
    </style:style>
    <style:style style:name="P172" style:family="paragraph" style:parent-style-name="Standard">
      <style:text-properties officeooo:rsid="00a3fcd5" officeooo:paragraph-rsid="00bf4801"/>
    </style:style>
    <style:style style:name="P173" style:family="paragraph" style:parent-style-name="Standard">
      <style:text-properties officeooo:rsid="00a3fcd5" officeooo:paragraph-rsid="00c08374"/>
    </style:style>
    <style:style style:name="P174" style:family="paragraph" style:parent-style-name="Standard">
      <style:text-properties officeooo:rsid="00a3fcd5" officeooo:paragraph-rsid="00c23dc9"/>
    </style:style>
    <style:style style:name="P175" style:family="paragraph" style:parent-style-name="Standard">
      <style:text-properties officeooo:rsid="00a3fcd5" officeooo:paragraph-rsid="009591c0"/>
    </style:style>
    <style:style style:name="P176" style:family="paragraph" style:parent-style-name="Standard">
      <style:text-properties officeooo:rsid="00c08374" officeooo:paragraph-rsid="00c08374"/>
    </style:style>
    <style:style style:name="P177" style:family="paragraph" style:parent-style-name="Standard">
      <style:text-properties officeooo:rsid="00c23dc9" officeooo:paragraph-rsid="00c23dc9"/>
    </style:style>
    <style:style style:name="P178" style:family="paragraph" style:parent-style-name="Standard">
      <style:text-properties officeooo:rsid="00843fc4" officeooo:paragraph-rsid="00c23dc9"/>
    </style:style>
    <style:style style:name="P179" style:family="paragraph" style:parent-style-name="Standard">
      <style:text-properties officeooo:rsid="006a5d20" officeooo:paragraph-rsid="006a5d20"/>
    </style:style>
    <style:style style:name="P180" style:family="paragraph" style:parent-style-name="Standard">
      <style:text-properties officeooo:rsid="006a5d20" officeooo:paragraph-rsid="004d0d26"/>
    </style:style>
    <style:style style:name="P181" style:family="paragraph" style:parent-style-name="Standard">
      <style:text-properties officeooo:rsid="0084b234" officeooo:paragraph-rsid="0085b4f9"/>
    </style:style>
    <style:style style:name="P182" style:family="paragraph" style:parent-style-name="Standard">
      <style:text-properties officeooo:rsid="0079e7c1" officeooo:paragraph-rsid="007be788"/>
    </style:style>
    <style:style style:name="P183" style:family="paragraph" style:parent-style-name="Standard">
      <style:text-properties officeooo:rsid="0079e7c1" officeooo:paragraph-rsid="00c4024d"/>
    </style:style>
    <style:style style:name="P184" style:family="paragraph" style:parent-style-name="Standard">
      <style:text-properties officeooo:rsid="006c3478" officeooo:paragraph-rsid="006c3478"/>
    </style:style>
    <style:style style:name="P185" style:family="paragraph" style:parent-style-name="Standard">
      <style:text-properties officeooo:rsid="00686d16" officeooo:paragraph-rsid="00686d16"/>
    </style:style>
    <style:style style:name="P186" style:family="paragraph" style:parent-style-name="Standard">
      <style:text-properties officeooo:rsid="0066f222" officeooo:paragraph-rsid="0066f222"/>
    </style:style>
    <style:style style:name="P187" style:family="paragraph" style:parent-style-name="Standard">
      <style:text-properties officeooo:rsid="00619831" officeooo:paragraph-rsid="00619831"/>
    </style:style>
    <style:style style:name="P188" style:family="paragraph" style:parent-style-name="Standard">
      <style:text-properties officeooo:rsid="006107f8" officeooo:paragraph-rsid="006107f8"/>
    </style:style>
    <style:style style:name="P189" style:family="paragraph" style:parent-style-name="Standard">
      <style:text-properties officeooo:rsid="00600316" officeooo:paragraph-rsid="00600316"/>
    </style:style>
    <style:style style:name="P190" style:family="paragraph" style:parent-style-name="Standard">
      <style:text-properties officeooo:rsid="005dacda" officeooo:paragraph-rsid="005dacda"/>
    </style:style>
    <style:style style:name="P191" style:family="paragraph" style:parent-style-name="Standard">
      <style:text-properties officeooo:rsid="005c38c2" officeooo:paragraph-rsid="005c38c2"/>
    </style:style>
    <style:style style:name="P192" style:family="paragraph" style:parent-style-name="Standard">
      <style:text-properties officeooo:rsid="005a87a2" officeooo:paragraph-rsid="005a87a2"/>
    </style:style>
    <style:style style:name="P193" style:family="paragraph" style:parent-style-name="Standard">
      <style:text-properties officeooo:rsid="0058a106" officeooo:paragraph-rsid="0058a106"/>
    </style:style>
    <style:style style:name="P194" style:family="paragraph" style:parent-style-name="Standard">
      <style:text-properties officeooo:rsid="005609ed" officeooo:paragraph-rsid="005609ed"/>
    </style:style>
    <style:style style:name="P195" style:family="paragraph" style:parent-style-name="Standard">
      <style:text-properties officeooo:rsid="0055ed9e" officeooo:paragraph-rsid="0055ed9e"/>
    </style:style>
    <style:style style:name="P196" style:family="paragraph" style:parent-style-name="Standard">
      <style:text-properties officeooo:rsid="0052dd2b" officeooo:paragraph-rsid="0052dd2b"/>
    </style:style>
    <style:style style:name="P197" style:family="paragraph" style:parent-style-name="Standard">
      <style:text-properties officeooo:rsid="005157a7" officeooo:paragraph-rsid="005157a7"/>
    </style:style>
    <style:style style:name="P198" style:family="paragraph" style:parent-style-name="Standard">
      <style:text-properties officeooo:rsid="004e93ae" officeooo:paragraph-rsid="004e93ae"/>
    </style:style>
    <style:style style:name="P199" style:family="paragraph" style:parent-style-name="Standard">
      <style:text-properties officeooo:rsid="004bfbac" officeooo:paragraph-rsid="004bfbac"/>
    </style:style>
    <style:style style:name="P200" style:family="paragraph" style:parent-style-name="Standard">
      <style:text-properties officeooo:rsid="00421089" officeooo:paragraph-rsid="00421089"/>
    </style:style>
    <style:style style:name="P201" style:family="paragraph" style:parent-style-name="Standard">
      <style:text-properties officeooo:rsid="003b9347" officeooo:paragraph-rsid="003b9347"/>
    </style:style>
    <style:style style:name="P202" style:family="paragraph" style:parent-style-name="Standard">
      <style:text-properties officeooo:rsid="003a65cc" officeooo:paragraph-rsid="003a65cc"/>
    </style:style>
    <style:style style:name="P203" style:family="paragraph" style:parent-style-name="Standard">
      <style:text-properties officeooo:rsid="0042ef27" officeooo:paragraph-rsid="0042ef27"/>
    </style:style>
    <style:style style:name="P204" style:family="paragraph" style:parent-style-name="Standard">
      <style:text-properties officeooo:rsid="003a62fa" officeooo:paragraph-rsid="003a62fa"/>
    </style:style>
    <style:style style:name="P205" style:family="paragraph" style:parent-style-name="Standard">
      <style:text-properties officeooo:rsid="0039daf2" officeooo:paragraph-rsid="0039daf2"/>
    </style:style>
    <style:style style:name="P206" style:family="paragraph" style:parent-style-name="Standard">
      <style:text-properties officeooo:rsid="0038e532" officeooo:paragraph-rsid="0038e532"/>
    </style:style>
    <style:style style:name="P207" style:family="paragraph" style:parent-style-name="Standard">
      <style:text-properties officeooo:rsid="00385ddf" officeooo:paragraph-rsid="00385ddf"/>
    </style:style>
    <style:style style:name="P208" style:family="paragraph" style:parent-style-name="Standard">
      <style:text-properties officeooo:rsid="0036c2d5" officeooo:paragraph-rsid="0036c2d5"/>
    </style:style>
    <style:style style:name="P209" style:family="paragraph" style:parent-style-name="Standard">
      <style:text-properties officeooo:rsid="00334d98" officeooo:paragraph-rsid="00334d98"/>
    </style:style>
    <style:style style:name="P210" style:family="paragraph" style:parent-style-name="Standard">
      <style:text-properties officeooo:rsid="002f7042" officeooo:paragraph-rsid="002f7042"/>
    </style:style>
    <style:style style:name="P211" style:family="paragraph" style:parent-style-name="Standard">
      <style:text-properties officeooo:rsid="002f1799" officeooo:paragraph-rsid="002f1799"/>
    </style:style>
    <style:style style:name="P212" style:family="paragraph" style:parent-style-name="Standard">
      <style:text-properties officeooo:rsid="002da184" officeooo:paragraph-rsid="002da184"/>
    </style:style>
    <style:style style:name="P213" style:family="paragraph" style:parent-style-name="Standard">
      <style:text-properties officeooo:rsid="00297dce" officeooo:paragraph-rsid="00297dce"/>
    </style:style>
    <style:style style:name="P214" style:family="paragraph" style:parent-style-name="Standard">
      <style:text-properties officeooo:rsid="00268104" officeooo:paragraph-rsid="00268104"/>
    </style:style>
    <style:style style:name="P215" style:family="paragraph" style:parent-style-name="Standard">
      <style:text-properties officeooo:rsid="002418c6" officeooo:paragraph-rsid="002418c6"/>
    </style:style>
    <style:style style:name="P216" style:family="paragraph" style:parent-style-name="Standard">
      <style:text-properties officeooo:rsid="0022956d" officeooo:paragraph-rsid="0022956d"/>
    </style:style>
    <style:style style:name="P217" style:family="paragraph" style:parent-style-name="Standard">
      <style:text-properties officeooo:rsid="001ed8db" officeooo:paragraph-rsid="001ed8db"/>
    </style:style>
    <style:style style:name="P218" style:family="paragraph" style:parent-style-name="Standard">
      <style:text-properties officeooo:rsid="001c4d6d" officeooo:paragraph-rsid="00c4024d"/>
    </style:style>
    <style:style style:name="P219" style:family="paragraph" style:parent-style-name="Standard">
      <style:text-properties officeooo:rsid="001af73e" officeooo:paragraph-rsid="001af73e"/>
    </style:style>
    <style:style style:name="P220" style:family="paragraph" style:parent-style-name="Standard">
      <style:text-properties officeooo:rsid="001a59d3" officeooo:paragraph-rsid="001c4d6d"/>
    </style:style>
    <style:style style:name="T1" style:family="text">
      <style:text-properties officeooo:rsid="003d7f93"/>
    </style:style>
    <style:style style:name="T2" style:family="text">
      <style:text-properties officeooo:rsid="003d8400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7487f5" style:font-weight-asian="bold" style:font-weight-complex="bold"/>
    </style:style>
    <style:style style:name="T8" style:family="text">
      <style:text-properties officeooo:rsid="004c9186"/>
    </style:style>
    <style:style style:name="T9" style:family="text">
      <style:text-properties officeooo:rsid="0070f67c"/>
    </style:style>
    <style:style style:name="T10" style:family="text">
      <style:text-properties officeooo:rsid="0071ca2e"/>
    </style:style>
    <style:style style:name="T11" style:family="text">
      <style:text-properties officeooo:rsid="007be788"/>
    </style:style>
    <style:style style:name="T12" style:family="text">
      <style:text-properties officeooo:rsid="007c256d"/>
    </style:style>
    <style:style style:name="T13" style:family="text">
      <style:text-properties officeooo:rsid="007d270b"/>
    </style:style>
    <style:style style:name="T14" style:family="text">
      <style:text-properties officeooo:rsid="0098d55c"/>
    </style:style>
    <style:style style:name="T15" style:family="text">
      <style:text-properties officeooo:rsid="009c1120"/>
    </style:style>
    <style:style style:name="T16" style:family="text">
      <style:text-properties officeooo:rsid="00bf4801"/>
    </style:style>
    <style:style style:name="T17" style:family="text">
      <style:text-properties officeooo:rsid="00c23dc9"/>
    </style:style>
    <style:style style:name="T18" style:family="text">
      <style:text-properties officeooo:rsid="00c402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p text:style-name="P2"/>
      <text:p text:style-name="P2">select * from salespeople;</text:p>
      <text:p text:style-name="P1"/>
      <text:p text:style-name="P1">+------+---------+-----------+------+</text:p>
      <text:p text:style-name="P1">| snum | sname <text:s text:c="2"/>| city <text:s text:c="5"/>| comm |</text:p>
      <text:p text:style-name="P1">+------+---------+-----------+------+</text:p>
      <text:p text:style-name="P1">| 1001 | Peel <text:s text:c="3"/>| London <text:s text:c="3"/>| 0.12 |</text:p>
      <text:p text:style-name="P1">| 1002 | Serres <text:s/>| San Jose <text:s/>| 0.13 |</text:p>
      <text:p text:style-name="P1">| 1003 | AxelRod | New York <text:s/>| 0.10 |</text:p>
      <text:p text:style-name="P1">| 1004 | Motika <text:s/>| London <text:s text:c="3"/>| 0.11 |</text:p>
      <text:p text:style-name="P1">| 1005 | Fran <text:s text:c="3"/>| London <text:s text:c="3"/>| 0.26 |</text:p>
      <text:p text:style-name="P1">| 1007 | Rifkin <text:s/>| Barcelona | 0.15 |</text:p>
      <text:p text:style-name="P1">+------+---------+-----------+------+</text:p>
      <text:p text:style-name="P1">6 rows in set (0.00 sec)</text:p>
      <text:p text:style-name="P1"/>
      <text:p text:style-name="P3">2)</text:p>
      <text:p text:style-name="P4"/>
      <text:p text:style-name="P4">mysql&gt; select * from customer where rating=100;</text:p>
      <text:p text:style-name="P4"/>
      <text:p text:style-name="P4">+------+---------+--------+--------+------+</text:p>
      <text:p text:style-name="P4">| cnum | cname <text:s text:c="2"/>| city <text:s text:c="2"/>| rating | snum |</text:p>
      <text:p text:style-name="P4">+------+---------+--------+--------+------+</text:p>
      <text:p text:style-name="P4">| 2001 | Hoffman | London | <text:s text:c="3"/>100 | 1001 |</text:p>
      <text:p text:style-name="P4">| 2006 | Clemens | London | <text:s text:c="3"/>100 | 1001 |</text:p>
      <text:p text:style-name="P4">| 2007 | Pereira | Rome <text:s text:c="2"/>| <text:s text:c="3"/>100 | 1004 |</text:p>
      <text:p text:style-name="P4">+------+---------+--------+--------+------+</text:p>
      <text:p text:style-name="P4">3 rows in set (0.00 sec)</text:p>
      <text:p text:style-name="P4"/>
      <text:p text:style-name="P5">3)</text:p>
      <text:p text:style-name="P218">s</text:p>
      <text:p text:style-name="P218">elect * from customer where city is null;</text:p>
      <text:p text:style-name="P6">Empty set (0.00 sec)</text:p>
      <text:p text:style-name="P6"/>
      <text:p text:style-name="P7">4)</text:p>
      <text:p text:style-name="P7"/>
      <text:p text:style-name="P7">select s.snum, s.sname, o.odate, max(o.amt) as lamt from salespeople s join customer c on s.snum=c.snum join orders o on o.cnum=c.cnum group by s.snum,o.odate order by lamt desc limit 1;</text:p>
      <text:p text:style-name="P7"/>
      <text:p text:style-name="P7">+------+-------+------------+---------+</text:p>
      <text:p text:style-name="P7">| snum | sname | odate <text:s text:c="5"/>| lamt <text:s text:c="3"/>|</text:p>
      <text:p text:style-name="P7">+------+-------+------------+---------+</text:p>
      <text:p text:style-name="P7">| 1001 | Peel <text:s/>| 1996-06-10 | 9891.88 |</text:p>
      <text:p text:style-name="P7">+------+-------+------------+---------+</text:p>
      <text:p text:style-name="P7">1 row in set (0.00 sec)</text:p>
      <text:p text:style-name="P7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3">correct:</text:p>
      <text:p text:style-name="P9"/>
      <text:p text:style-name="P13">mysql&gt; select s.snum, s.sname, o.odate, max(o.amt) as lamt from salespeople s join customer c on s.snum=c.snum join orders o on o.cnum=c.cnum group by s.snum,o.odate ;</text:p>
      <text:p text:style-name="P13">+------+---------+------------+---------+</text:p>
      <text:p text:style-name="P13">| snum | sname <text:s text:c="2"/>| odate <text:s text:c="5"/>| lamt <text:s text:c="3"/>|</text:p>
      <text:p text:style-name="P13">+------+---------+------------+---------+</text:p>
      <text:p text:style-name="P13">| 1001 | Peel <text:s text:c="3"/>| 1996-03-10 | <text:s/>767.19 |</text:p>
      <text:p text:style-name="P13">| 1001 | Peel <text:s text:c="3"/>| 1996-05-10 | 4723.00 |</text:p>
      <text:p text:style-name="P13">| 1001 | Peel <text:s text:c="3"/>| 1996-06-10 | 9891.88 |</text:p>
      <text:p text:style-name="P13">| 1002 | Serres <text:s/>| 1996-03-10 | 5160.45 |</text:p>
      <text:p text:style-name="P13">| 1002 | Serres <text:s/>| 1996-06-10 | 1309.95 |</text:p>
      <text:p text:style-name="P13">| 1003 | AxelRod | 1996-04-10 | 1713.23 |</text:p>
      <text:p text:style-name="P13">| 1004 | Motika <text:s/>| 1996-03-10 | 1900.10 |</text:p>
      <text:p text:style-name="P13">| 1007 | Rifkin <text:s/>| 1996-03-10 | 1098.16 |</text:p>
      <text:p text:style-name="P13">+------+---------+------------+---------+</text:p>
      <text:p text:style-name="P13">8 rows in set (0.00 sec)</text:p>
      <text:p text:style-name="P9"/>
      <text:p text:style-name="P9">5)</text:p>
      <text:p text:style-name="P10"/>
      <text:p text:style-name="P10">select * from orders order by cnum desc;</text:p>
      <text:p text:style-name="P10"/>
      <text:p text:style-name="P10">+------+---------+------------+------+</text:p>
      <text:p text:style-name="P10">| onum | amt <text:s text:c="4"/>| odate <text:s text:c="5"/>| cnum |</text:p>
      <text:p text:style-name="P10">+------+---------+------------+------+</text:p>
      <text:p text:style-name="P10">| 3001 | <text:s text:c="2"/>18.69 | 1996-03-10 | 2008 |</text:p>
      <text:p text:style-name="P10">| 3006 | 1098.16 | 1996-03-10 | 2008 |</text:p>
      <text:p text:style-name="P10">| 3002 | 1900.10 | 1996-03-10 | 2007 |</text:p>
      <text:p text:style-name="P10">| 3008 | 4723.00 | 1996-05-10 | 2006 |</text:p>
      <text:p text:style-name="P10">| 3011 | 9891.88 | 1996-06-10 | 2006 |</text:p>
      <text:p text:style-name="P10">| 3010 | 1309.95 | 1996-06-10 | 2004 |</text:p>
      <text:p text:style-name="P10">| 3005 | 5160.45 | 1996-03-10 | 2003 |</text:p>
      <text:p text:style-name="P10">| 3007 | <text:s text:c="2"/>75.75 | 1996-04-10 | 2002 |</text:p>
      <text:p text:style-name="P10">| 3009 | 1713.23 | 1996-04-10 | 2002 |</text:p>
      <text:p text:style-name="P10">| 3003 | <text:s/>767.19 | 1996-03-10 | 2001 |</text:p>
      <text:p text:style-name="P10">+------+---------+------------+------+</text:p>
      <text:p text:style-name="P10">10 rows in set (0.00 sec)</text:p>
      <text:p text:style-name="P10"/>
      <text:p text:style-name="P8">6)</text:p>
      <text:p text:style-name="P11"/>
      <text:p text:style-name="P11">mysql&gt; select s.snum,s.sname,c.snum,c.cnum,o.cnum,o.onum from salespeople s join customer c on s.snum=c.snum join orders o on o.cnum=c.cnum;</text:p>
      <text:p text:style-name="P11"/>
      <text:p text:style-name="P11">+------+---------+------+------+------+------+</text:p>
      <text:p text:style-name="P11">| snum | sname <text:s text:c="2"/>| snum | cnum | cnum | onum |</text:p>
      <text:p text:style-name="P11"><text:soft-page-break/>+------+---------+------+------+------+------+</text:p>
      <text:p text:style-name="P11">| 1001 | Peel <text:s text:c="3"/>| 1001 | 2001 | 2001 | 3003 |</text:p>
      <text:p text:style-name="P11">| 1001 | Peel <text:s text:c="3"/>| 1001 | 2006 | 2006 | 3008 |</text:p>
      <text:p text:style-name="P11">| 1001 | Peel <text:s text:c="3"/>| 1001 | 2006 | 2006 | 3011 |</text:p>
      <text:p text:style-name="P11">| 1002 | Serres <text:s/>| 1002 | 2003 | 2003 | 3005 |</text:p>
      <text:p text:style-name="P11">| 1002 | Serres <text:s/>| 1002 | 2004 | 2004 | 3010 |</text:p>
      <text:p text:style-name="P11">| 1003 | AxelRod | 1003 | 2002 | 2002 | 3007 |</text:p>
      <text:p text:style-name="P11">| 1003 | AxelRod | 1003 | 2002 | 2002 | 3009 |</text:p>
      <text:p text:style-name="P11">| 1004 | Motika <text:s/>| 1004 | 2007 | 2007 | 3002 |</text:p>
      <text:p text:style-name="P11">| 1007 | Rifkin <text:s/>| 1007 | 2008 | 2008 | 3001 |</text:p>
      <text:p text:style-name="P11">| 1007 | Rifkin <text:s/>| 1007 | 2008 | 2008 | 3006 |</text:p>
      <text:p text:style-name="P11">+------+---------+------+------+------+------+</text:p>
      <text:p text:style-name="P11">10 rows in set (0.00 sec)</text:p>
      <text:p text:style-name="P8"/>
      <text:p text:style-name="P15">mysql&gt; select <text:s/>s.snum,s.sname <text:s/>from salespeople s join customer c on s.snum=c.snum join orders o on o.cnum=c.cnum group by s.snum having <text:s/>count(o.onum)&gt;=1;</text:p>
      <text:p text:style-name="P15"/>
      <text:p text:style-name="P15">+------+---------+</text:p>
      <text:p text:style-name="P15">| snum | sname <text:s text:c="2"/>|</text:p>
      <text:p text:style-name="P15">+------+---------+</text:p>
      <text:p text:style-name="P15">| 1001 | Peel <text:s text:c="3"/>|</text:p>
      <text:p text:style-name="P15">| 1002 | Serres <text:s/>|</text:p>
      <text:p text:style-name="P15">| 1003 | AxelRod |</text:p>
      <text:p text:style-name="P15">| 1004 | Motika <text:s/>|</text:p>
      <text:p text:style-name="P15">| 1007 | Rifkin <text:s/>|</text:p>
      <text:p text:style-name="P15">+------+---------+</text:p>
      <text:p text:style-name="P15">5 rows in set (0.00 sec)</text:p>
      <text:p text:style-name="P15"/>
      <text:p text:style-name="P16">mysql&gt; select <text:s/>s.snum,s.sname,count(o.onum) <text:s/>from salespeople s join customer c on s.snum=c.snum join orders o on o.cnum=c.cnum group by s.snum having <text:s/>count(o.onum)&gt;=1;</text:p>
      <text:p text:style-name="P16">+------+---------+---------------+</text:p>
      <text:p text:style-name="P16">| snum | sname <text:s text:c="2"/>| count(o.onum) |</text:p>
      <text:p text:style-name="P16">+------+---------+---------------+</text:p>
      <text:p text:style-name="P16">| 1001 | Peel <text:s text:c="3"/>| <text:s text:c="12"/>3 |</text:p>
      <text:p text:style-name="P16">| 1002 | Serres <text:s/>| <text:s text:c="12"/>2 |</text:p>
      <text:p text:style-name="P16">| 1003 | AxelRod | <text:s text:c="12"/>2 |</text:p>
      <text:p text:style-name="P16">| 1004 | Motika <text:s/>| <text:s text:c="12"/>1 |</text:p>
      <text:p text:style-name="P16">| 1007 | Rifkin <text:s/>| <text:s text:c="12"/>2 |</text:p>
      <text:p text:style-name="P16">+------+---------+---------------+</text:p>
      <text:p text:style-name="P16">5 rows in set (0.00 sec)</text:p>
      <text:p text:style-name="P8"/>
      <text:p text:style-name="P8">7)</text:p>
      <text:p text:style-name="P12"/>
      <text:p text:style-name="P12">mysql&gt; select c.cname, s.sname from salespeople s, customer c where s.snum=c.snum;</text:p>
      <text:p text:style-name="P12"/>
      <text:p text:style-name="P12">+----------+---------+</text:p>
      <text:p text:style-name="P12">| cname <text:s text:c="3"/>| sname <text:s text:c="2"/>|</text:p>
      <text:p text:style-name="P12">+----------+---------+</text:p>
      <text:p text:style-name="P12">| Hoffman <text:s/>| Peel <text:s text:c="3"/>|</text:p>
      <text:p text:style-name="P12"><text:soft-page-break/>| Giovanni | AxelRod |</text:p>
      <text:p text:style-name="P12">| Liu <text:s text:c="5"/>| Serres <text:s/>|</text:p>
      <text:p text:style-name="P12">| Grass <text:s text:c="3"/>| Serres <text:s/>|</text:p>
      <text:p text:style-name="P12">| Clemens <text:s/>| Peel <text:s text:c="3"/>|</text:p>
      <text:p text:style-name="P12">| Pereira <text:s/>| Motika <text:s/>|</text:p>
      <text:p text:style-name="P12">| Cisneros | Rifkin <text:s/>|</text:p>
      <text:p text:style-name="P12">+----------+---------+</text:p>
      <text:p text:style-name="P12">7 rows in set (0.00 sec)</text:p>
      <text:p text:style-name="P8"/>
      <text:p text:style-name="P8">8)</text:p>
      <text:p text:style-name="P14"/>
      <text:p text:style-name="P14">mysql&gt; select <text:s/>s.snum,s.sname,count(c.snum) as cn from salespeople s join customer c where s.snum=c.snum group by s.snum having <text:s/>cn&gt;1;</text:p>
      <text:p text:style-name="P14"/>
      <text:p text:style-name="P14">+------+--------+----+</text:p>
      <text:p text:style-name="P14">| snum | sname <text:s/>| cn |</text:p>
      <text:p text:style-name="P14">+------+--------+----+</text:p>
      <text:p text:style-name="P14">| 1001 | Peel <text:s text:c="2"/>| <text:s/>2 |</text:p>
      <text:p text:style-name="P14">| 1002 | Serres | <text:s/>2 |</text:p>
      <text:p text:style-name="P14">+------+--------+----+</text:p>
      <text:p text:style-name="P14">2 rows in set (0.01 sec)</text:p>
      <text:p text:style-name="P8"/>
      <text:p text:style-name="P8">9)</text:p>
      <text:p text:style-name="P17"/>
      <text:p text:style-name="P17">mysql&gt; select <text:s/>s.snum,s.sname,count(o.onum) <text:s/>from salespeople s join customer c on s.snum=c.snum join orders o on o.cnum=c.cnum group by s.snum having <text:s/>count(o.onum)&gt;=1 order by count(o.onum) desc;</text:p>
      <text:p text:style-name="P17">+------+---------+---------------+</text:p>
      <text:p text:style-name="P17">| snum | sname <text:s text:c="2"/>| count(o.onum) |</text:p>
      <text:p text:style-name="P17">+------+---------+---------------+</text:p>
      <text:p text:style-name="P17">| 1001 | Peel <text:s text:c="3"/>| <text:s text:c="12"/>3 |</text:p>
      <text:p text:style-name="P17">| 1003 | AxelRod | <text:s text:c="12"/>2 |</text:p>
      <text:p text:style-name="P17">| 1007 | Rifkin <text:s/>| <text:s text:c="12"/>2 |</text:p>
      <text:p text:style-name="P17">| 1002 | Serres <text:s/>| <text:s text:c="12"/>2 |</text:p>
      <text:p text:style-name="P17">| 1004 | Motika <text:s/>| <text:s text:c="12"/>1 |</text:p>
      <text:p text:style-name="P17">+------+---------+---------------+</text:p>
      <text:p text:style-name="P17">5 rows in set (0.01 sec)</text:p>
      <text:p text:style-name="P17"/>
      <text:p text:style-name="P8">10)</text:p>
      <text:p text:style-name="P18"/>
      <text:p text:style-name="P18">mysql&gt; select * from customer where city="San Jose";</text:p>
      <text:p text:style-name="P18"/>
      <text:p text:style-name="P18">+------+----------+----------+--------+------+</text:p>
      <text:p text:style-name="P18">| cnum | cname <text:s text:c="3"/>| city <text:s text:c="4"/>| rating | snum |</text:p>
      <text:p text:style-name="P18">+------+----------+----------+--------+------+</text:p>
      <text:p text:style-name="P18">| 2003 | Liu <text:s text:c="5"/>| San Jose | <text:s text:c="3"/>200 | 1002 |</text:p>
      <text:p text:style-name="P18">| 2008 | Cisneros | San Jose | <text:s text:c="3"/>300 | 1007 |</text:p>
      <text:p text:style-name="P18">+------+----------+----------+--------+------+</text:p>
      <text:p text:style-name="P18">2 rows in set (0.01 sec)</text:p>
      <text:p text:style-name="P18"><text:soft-page-break/></text:p>
      <text:p text:style-name="P35">mysql&gt; select * from customer where <text:span text:style-name="T6">exists</text:span>(select city,count(*) from customer where city="San Jose" group by city having count(*)&gt;=1);</text:p>
      <text:p text:style-name="P35">+------+----------+----------+--------+------+</text:p>
      <text:p text:style-name="P35">| cnum | cname <text:s text:c="3"/>| city <text:s text:c="4"/>| rating | snum |</text:p>
      <text:p text:style-name="P35">+------+----------+----------+--------+------+</text:p>
      <text:p text:style-name="P35">| 2001 | Hoffman <text:s/>| London <text:s text:c="2"/>| <text:s text:c="3"/>100 | 1001 |</text:p>
      <text:p text:style-name="P35">| 2002 | Giovanni | Rome <text:s text:c="4"/>| <text:s text:c="3"/>200 | 1003 |</text:p>
      <text:p text:style-name="P35">| 2003 | Liu <text:s text:c="5"/>| San Jose | <text:s text:c="3"/>200 | 1002 |</text:p>
      <text:p text:style-name="P35">| 2004 | Grass <text:s text:c="3"/>| Berlin <text:s text:c="2"/>| <text:s text:c="3"/>300 | 1002 |</text:p>
      <text:p text:style-name="P35">| 2006 | Clemens <text:s/>| London <text:s text:c="2"/>| <text:s text:c="3"/>100 | 1001 |</text:p>
      <text:p text:style-name="P35">| 2007 | Pereira <text:s/>| Rome <text:s text:c="4"/>| <text:s text:c="3"/>100 | 1004 |</text:p>
      <text:p text:style-name="P35">| 2008 | Cisneros | San Jose | <text:s text:c="3"/>300 | 1007 |</text:p>
      <text:p text:style-name="P35">+------+----------+----------+--------+------+</text:p>
      <text:p text:style-name="P35">7 rows in set (0.00 sec)</text:p>
      <text:p text:style-name="P18"/>
      <text:p text:style-name="P18">11)</text:p>
      <text:p text:style-name="P19"/>
      <text:p text:style-name="P19">mysql&gt; select s.sname, c.cname,c.city,s.city from salespeople s , customer c where <text:s/>s.snum=c.snum ;</text:p>
      <text:p text:style-name="P19">+---------+----------+----------+-----------+</text:p>
      <text:p text:style-name="P19">| sname <text:s text:c="2"/>| cname <text:s text:c="3"/>| city <text:s text:c="4"/>| city <text:s text:c="5"/>|</text:p>
      <text:p text:style-name="P19">+---------+----------+----------+-----------+</text:p>
      <text:p text:style-name="P19">| Peel <text:s text:c="3"/>| Hoffman <text:s/>| London <text:s text:c="2"/>| London <text:s text:c="3"/>|</text:p>
      <text:p text:style-name="P19">| AxelRod | Giovanni | Rome <text:s text:c="4"/>| New York <text:s/>|</text:p>
      <text:p text:style-name="P19">| Serres <text:s/>| Liu <text:s text:c="5"/>| San Jose | San Jose <text:s/>|</text:p>
      <text:p text:style-name="P19">| Serres <text:s/>| Grass <text:s text:c="3"/>| Berlin <text:s text:c="2"/>| San Jose <text:s/>|</text:p>
      <text:p text:style-name="P19">| Peel <text:s text:c="3"/>| Clemens <text:s/>| London <text:s text:c="2"/>| London <text:s text:c="3"/>|</text:p>
      <text:p text:style-name="P19">| Motika <text:s/>| Pereira <text:s/>| Rome <text:s text:c="4"/>| London <text:s text:c="3"/>|</text:p>
      <text:p text:style-name="P19">| Rifkin <text:s/>| Cisneros | San Jose | Barcelona |</text:p>
      <text:p text:style-name="P19">+---------+----------+----------+-----------+</text:p>
      <text:p text:style-name="P19">7 rows in set (0.00 sec)</text:p>
      <text:p text:style-name="P19"/>
      <text:p text:style-name="P19">mysql&gt; select s.sname, c.cname,c.city from salespeople s , customer c where <text:s/>s.snum=c.snum and s.city=c.city;</text:p>
      <text:p text:style-name="P19">+--------+---------+----------+</text:p>
      <text:p text:style-name="P19">| sname <text:s/>| cname <text:s text:c="2"/>| city <text:s text:c="4"/>|</text:p>
      <text:p text:style-name="P19">+--------+---------+----------+</text:p>
      <text:p text:style-name="P19">| Peel <text:s text:c="2"/>| Hoffman | London <text:s text:c="2"/>|</text:p>
      <text:p text:style-name="P19">| Serres | Liu <text:s text:c="4"/>| San Jose |</text:p>
      <text:p text:style-name="P19">| Peel <text:s text:c="2"/>| Clemens | London <text:s text:c="2"/>|</text:p>
      <text:p text:style-name="P19">+--------+---------+----------+</text:p>
      <text:p text:style-name="P19">3 rows in set (0.00 sec)</text:p>
      <text:p text:style-name="P19"/>
      <text:p text:style-name="P20">12)</text:p>
      <text:p text:style-name="P21"/>
      <text:p text:style-name="P21">mysql&gt; select s.snum, s.sname , max(o.amt) as lamt from salespeople s , customer c, orders o where s.snum=c.snum and c.cnum=o.cnum group by s.snum;</text:p>
      <text:p text:style-name="P21"/>
      <text:p text:style-name="P21">+------+---------+---------+</text:p>
      <text:p text:style-name="P21"><text:soft-page-break/>| snum | sname <text:s text:c="2"/>| lamt <text:s text:c="3"/>|</text:p>
      <text:p text:style-name="P21">+------+---------+---------+</text:p>
      <text:p text:style-name="P21">| 1001 | Peel <text:s text:c="3"/>| 9891.88 |</text:p>
      <text:p text:style-name="P21">| 1002 | Serres <text:s/>| 5160.45 |</text:p>
      <text:p text:style-name="P21">| 1003 | AxelRod | 1713.23 |</text:p>
      <text:p text:style-name="P21">| 1004 | Motika <text:s/>| 1900.10 |</text:p>
      <text:p text:style-name="P21">| 1007 | Rifkin <text:s/>| 1098.16 |</text:p>
      <text:p text:style-name="P21">+------+---------+---------+</text:p>
      <text:p text:style-name="P21">5 rows in set (0.00 sec)</text:p>
      <text:p text:style-name="P21"/>
      <text:p text:style-name="P22">13)</text:p>
      <text:p text:style-name="P24"/>
      <text:p text:style-name="P24">mysql&gt; select cname from customer where city="San Jose" and rating&gt;200;</text:p>
      <text:p text:style-name="P24"/>
      <text:p text:style-name="P24">+----------+</text:p>
      <text:p text:style-name="P24">| cname <text:s text:c="3"/>|</text:p>
      <text:p text:style-name="P24">+----------+</text:p>
      <text:p text:style-name="P24">| Cisneros |</text:p>
      <text:p text:style-name="P24">+----------+</text:p>
      <text:p text:style-name="P24">1 row in set (0.00 sec)</text:p>
      <text:p text:style-name="P24"/>
      <text:p text:style-name="P22">14)</text:p>
      <text:p text:style-name="P25"/>
      <text:p text:style-name="P25">mysql&gt; select sname, comm from salespeople where city="London";</text:p>
      <text:p text:style-name="P25"/>
      <text:p text:style-name="P25">+--------+------+</text:p>
      <text:p text:style-name="P25">| sname <text:s/>| comm |</text:p>
      <text:p text:style-name="P25">+--------+------+</text:p>
      <text:p text:style-name="P25">| Peel <text:s text:c="2"/>| 0.12 |</text:p>
      <text:p text:style-name="P25">| Motika | 0.11 |</text:p>
      <text:p text:style-name="P25">| Fran <text:s text:c="2"/>| 0.26 |</text:p>
      <text:p text:style-name="P25">+--------+------+</text:p>
      <text:p text:style-name="P25">3 rows in set (0.00 sec)</text:p>
      <text:p text:style-name="P22"/>
      <text:p text:style-name="P22">15)</text:p>
      <text:p text:style-name="P26"/>
      <text:p text:style-name="P26">mysql&gt; select s.snum, s.sname , c.cnum, o.onum, o.amt, o.odate <text:s/>from salespeople s , customer c, orders o where s.snum=c.snum and c.cnum=o.cnum and s.sname="Motika";</text:p>
      <text:p text:style-name="P26"/>
      <text:p text:style-name="P26">+------+--------+------+------+---------+------------+</text:p>
      <text:p text:style-name="P26">| snum | sname <text:s/>| cnum | onum | amt <text:s text:c="4"/>| odate <text:s text:c="5"/>|</text:p>
      <text:p text:style-name="P26">+------+--------+------+------+---------+------------+</text:p>
      <text:p text:style-name="P26">| 1004 | Motika | 2007 | 3002 | 1900.10 | 1996-03-10 |</text:p>
      <text:p text:style-name="P26">+------+--------+------+------+---------+------------+</text:p>
      <text:p text:style-name="P26">1 row in set (0.01 sec)</text:p>
      <text:p text:style-name="P22"/>
      <text:p text:style-name="P22">16)</text:p>
      <text:p text:style-name="P27"/>
      <text:p text:style-name="P27"><text:soft-page-break/>mysql&gt; select c.cnum,c.cname , o.odate from customer c, orders o where c.cnum=o.cnum and o.odate="1996-03-10";</text:p>
      <text:p text:style-name="P27"/>
      <text:p text:style-name="P27">+------+----------+------------+</text:p>
      <text:p text:style-name="P27">| cnum | cname <text:s text:c="3"/>| odate <text:s text:c="5"/>|</text:p>
      <text:p text:style-name="P27">+------+----------+------------+</text:p>
      <text:p text:style-name="P27">| 2008 | Cisneros | 1996-03-10 |</text:p>
      <text:p text:style-name="P27">| 2007 | Pereira <text:s/>| 1996-03-10 |</text:p>
      <text:p text:style-name="P27">| 2001 | Hoffman <text:s/>| 1996-03-10 |</text:p>
      <text:p text:style-name="P27">| 2003 | Liu <text:s text:c="5"/>| 1996-03-10 |</text:p>
      <text:p text:style-name="P27">| 2008 | Cisneros | 1996-03-10 |</text:p>
      <text:p text:style-name="P27">+------+----------+------------+</text:p>
      <text:p text:style-name="P27">5 rows in set (0.00 sec)</text:p>
      <text:p text:style-name="P22"/>
      <text:p text:style-name="P22">17)</text:p>
      <text:p text:style-name="P28"/>
      <text:p text:style-name="P28">mysql&gt; select <text:s/>sum(amt), odate,max(amt) from orders <text:s/>group by odate;</text:p>
      <text:p text:style-name="P28"/>
      <text:p text:style-name="P28">+----------+------------+----------+</text:p>
      <text:p text:style-name="P28">| sum(amt) | odate <text:s text:c="5"/>| max(amt) |</text:p>
      <text:p text:style-name="P28">+----------+------------+----------+</text:p>
      <text:p text:style-name="P28">| <text:s/>8944.59 | 1996-03-10 | <text:s/>5160.45 |</text:p>
      <text:p text:style-name="P28">| <text:s/>1788.98 | 1996-04-10 | <text:s/>1713.23 |</text:p>
      <text:p text:style-name="P28">| <text:s/>4723.00 | 1996-05-10 | <text:s/>4723.00 |</text:p>
      <text:p text:style-name="P28">| 11201.83 | 1996-06-10 | <text:s/>9891.88 |</text:p>
      <text:p text:style-name="P28">+----------+------------+----------+</text:p>
      <text:p text:style-name="P28">4 rows in set (0.00 sec)</text:p>
      <text:p text:style-name="P28"/>
      <text:p text:style-name="P28">mysql&gt; select <text:s/>sum(amt), odate,max(amt) from orders <text:s/>group by odate having sum(amt)&gt;(max(amt)+2000);</text:p>
      <text:p text:style-name="P28">+----------+------------+----------+</text:p>
      <text:p text:style-name="P28">| sum(amt) | odate <text:s text:c="5"/>| max(amt) |</text:p>
      <text:p text:style-name="P28">+----------+------------+----------+</text:p>
      <text:p text:style-name="P28">| <text:s/>8944.59 | 1996-03-10 | <text:s/>5160.45 |</text:p>
      <text:p text:style-name="P28">+----------+------------+----------+</text:p>
      <text:p text:style-name="P28">1 row in set (0.00 sec)</text:p>
      <text:p text:style-name="P22"/>
      <text:p text:style-name="P22">18)</text:p>
      <text:p text:style-name="P33"/>
      <text:p text:style-name="P33">mysql&gt; select amt from orders where amt&gt;(select max(amt) from orders where odate="1996-06-10");</text:p>
      <text:p text:style-name="P33"/>
      <text:p text:style-name="P33">Empty set (0.00 sec) // because there is no amt&gt;9891 on oct 6<text:span text:style-name="T3">th</text:span></text:p>
      <text:p text:style-name="P62"/>
      <text:p text:style-name="P63">mysql&gt; select amt from orders where amt&gt;(select max(amt) from orders where odate="1996-05-10");</text:p>
      <text:p text:style-name="P63">+---------+</text:p>
      <text:p text:style-name="P63">| amt <text:s text:c="4"/>|</text:p>
      <text:p text:style-name="P63">+---------+</text:p>
      <text:p text:style-name="P63">| 5160.45 |</text:p>
      <text:p text:style-name="P63">| 9891.88 |</text:p>
      <text:p text:style-name="P63"><text:soft-page-break/>+---------+</text:p>
      <text:p text:style-name="P63">2 rows in set (0.00 sec)</text:p>
      <text:p text:style-name="P63"/>
      <text:p text:style-name="P34"><text:span text:style-name="T4">mysql&gt; select amt from orders where amt&gt;</text:span><text:span text:style-name="T5">all</text:span><text:span text:style-name="T4">(select amt from orders where odate="1996-06-10");</text:span></text:p>
      <text:p text:style-name="P64">Empty set (0.00 sec)</text:p>
      <text:p text:style-name="P64"/>
      <text:p text:style-name="P34"><text:span text:style-name="T4">mysql&gt; select amt from orders where amt&gt;</text:span><text:span text:style-name="T5">any</text:span><text:span text:style-name="T4">(select amt from orders where odate="1996-06-10");</text:span></text:p>
      <text:p text:style-name="P64"/>
      <text:p text:style-name="P64">+---------+</text:p>
      <text:p text:style-name="P64">| amt <text:s text:c="4"/>|</text:p>
      <text:p text:style-name="P64">+---------+</text:p>
      <text:p text:style-name="P64">| 1900.10 |</text:p>
      <text:p text:style-name="P64">| 5160.45 |</text:p>
      <text:p text:style-name="P64">| 4723.00 |</text:p>
      <text:p text:style-name="P64">| 1713.23 |</text:p>
      <text:p text:style-name="P64">| 9891.88 |</text:p>
      <text:p text:style-name="P64">+---------+</text:p>
      <text:p text:style-name="P64">5 rows in set (0.00 sec)</text:p>
      <text:p text:style-name="P64"/>
      <text:p text:style-name="P65">mysql&gt; select amt from orders where amt=any(select amt from orders where odate="1996-06-10");</text:p>
      <text:p text:style-name="P65">+---------+</text:p>
      <text:p text:style-name="P65">| amt <text:s text:c="4"/>|</text:p>
      <text:p text:style-name="P65">+---------+</text:p>
      <text:p text:style-name="P65">| 1309.95 |</text:p>
      <text:p text:style-name="P65">| 9891.88 |</text:p>
      <text:p text:style-name="P65">+---------+</text:p>
      <text:p text:style-name="P65">2 rows in set (0.00 sec)</text:p>
      <text:p text:style-name="P65"/>
      <text:p text:style-name="P65">mysql&gt; select amt from orders where amt=all(select amt from orders where odate="1996-06-10");</text:p>
      <text:p text:style-name="P65">Empty set (0.00 sec)</text:p>
      <text:p text:style-name="P65"/>
      <text:p text:style-name="P66">mysql&gt; select amt from orders where amt&lt;&gt;all(select amt from orders where odate="1996-06-10");</text:p>
      <text:p text:style-name="P67">+---------+</text:p>
      <text:p text:style-name="P67">| amt <text:s text:c="4"/>|</text:p>
      <text:p text:style-name="P67">+---------+</text:p>
      <text:p text:style-name="P67">| <text:s text:c="2"/>18.69 |</text:p>
      <text:p text:style-name="P67">| 1900.10 |</text:p>
      <text:p text:style-name="P67">| <text:s/>767.19 |</text:p>
      <text:p text:style-name="P67">| 5160.45 |</text:p>
      <text:p text:style-name="P67">| 1098.16 |</text:p>
      <text:p text:style-name="P67">| <text:s text:c="2"/>75.75 |</text:p>
      <text:p text:style-name="P67">| 4723.00 |</text:p>
      <text:p text:style-name="P67">| 1713.23 |</text:p>
      <text:p text:style-name="P67">+---------+</text:p>
      <text:p text:style-name="P67">8 rows in set (0.14 sec)</text:p>
      <text:p text:style-name="P67"/>
      <text:p text:style-name="P67">mysql&gt; select amt from orders where amt&lt;&gt;any(select amt from orders where odate="1996-06-10");</text:p>
      <text:p text:style-name="P67">+---------+</text:p>
      <text:p text:style-name="P67">| amt <text:s text:c="4"/>|</text:p>
      <text:p text:style-name="P67"><text:soft-page-break/>+---------+</text:p>
      <text:p text:style-name="P67">| <text:s text:c="2"/>18.69 |</text:p>
      <text:p text:style-name="P67">| 1900.10 |</text:p>
      <text:p text:style-name="P67">| <text:s/>767.19 |</text:p>
      <text:p text:style-name="P67">| 5160.45 |</text:p>
      <text:p text:style-name="P67">| 1098.16 |</text:p>
      <text:p text:style-name="P67">| <text:s text:c="2"/>75.75 |</text:p>
      <text:p text:style-name="P67">| 4723.00 |</text:p>
      <text:p text:style-name="P67">| 1713.23 |</text:p>
      <text:p text:style-name="P67">| 1309.95 |</text:p>
      <text:p text:style-name="P67">| 9891.88 |</text:p>
      <text:p text:style-name="P67">+---------+</text:p>
      <text:p text:style-name="P67">10 rows in set (0.00 sec)</text:p>
      <text:p text:style-name="P67"/>
      <text:p text:style-name="P23"/>
      <text:p text:style-name="P22"/>
      <text:p text:style-name="P22"/>
      <text:p text:style-name="P22">19)</text:p>
      <text:p text:style-name="P22"/>
      <text:p text:style-name="P36">mysql&gt; select s.sname,c.cname,c.rating from salespeople s, customer c where s.snum=c.snum and exists(select c.rating from customer where c.rating=300);</text:p>
      <text:p text:style-name="P36"/>
      <text:p text:style-name="P36">+--------+----------+--------+</text:p>
      <text:p text:style-name="P36">| sname <text:s/>| cname <text:s text:c="3"/>| rating |</text:p>
      <text:p text:style-name="P36">+--------+----------+--------+</text:p>
      <text:p text:style-name="P36">| Serres | Grass <text:s text:c="3"/>| <text:s text:c="3"/>300 |</text:p>
      <text:p text:style-name="P36">| Rifkin | Cisneros | <text:s text:c="3"/>300 |</text:p>
      <text:p text:style-name="P36">+--------+----------+--------+</text:p>
      <text:p text:style-name="P36">2 rows in set (0.00 sec)</text:p>
      <text:p text:style-name="P36"/>
      <text:p text:style-name="P22">20)</text:p>
      <text:p text:style-name="P29"/>
      <text:p text:style-name="P29"><text:span text:style-name="T1">not accurate -</text:span>mysql&gt; select * from customer c1, customer c2 where c1.rating=c2.rating;<text:span text:style-name="T2">(self join concept)</text:span></text:p>
      <text:p text:style-name="P29"/>
      <text:p text:style-name="P29">+------+----------+----------+--------+------+------+----------+----------+--------+------+</text:p>
      <text:p text:style-name="P29">| cnum | cname <text:s text:c="3"/>| city <text:s text:c="4"/>| rating | snum | cnum | cname <text:s text:c="3"/>| city <text:s text:c="4"/>| rating | snum |</text:p>
      <text:p text:style-name="P29">+------+----------+----------+--------+------+------+----------+----------+--------+------+</text:p>
      <text:p text:style-name="P29">| 2001 | Hoffman <text:s/>| London <text:s text:c="2"/>| <text:s text:c="3"/>100 | 1001 | 2001 | Hoffman <text:s/>| London <text:s text:c="2"/>| <text:s text:c="3"/>100 | 1001 |</text:p>
      <text:p text:style-name="P29">| 2006 | Clemens <text:s/>| London <text:s text:c="2"/>| <text:s text:c="3"/>100 | 1001 | 2001 | Hoffman <text:s/>| London <text:s text:c="2"/>| <text:s text:c="3"/>100 | 1001 |</text:p>
      <text:p text:style-name="P29">| 2007 | Pereira <text:s/>| Rome <text:s text:c="4"/>| <text:s text:c="3"/>100 | 1004 | 2001 | Hoffman <text:s/>| London <text:s text:c="2"/>| <text:s text:c="3"/>100 | 1001 |</text:p>
      <text:p text:style-name="P29">| 2002 | Giovanni | Rome <text:s text:c="4"/>| <text:s text:c="3"/>200 | 1003 | 2002 | Giovanni | Rome <text:s text:c="4"/>| <text:s text:c="3"/>200 | 1003 |</text:p>
      <text:p text:style-name="P29">| 2003 | Liu <text:s text:c="5"/>| San Jose | <text:s text:c="3"/>200 | 1002 | 2002 | Giovanni | Rome <text:s text:c="4"/>| <text:s text:c="3"/>200 | 1003 |</text:p>
      <text:p text:style-name="P29">| 2002 | Giovanni | Rome <text:s text:c="4"/>| <text:s text:c="3"/>200 | 1003 | 2003 | Liu <text:s text:c="5"/>| San Jose | <text:s text:c="3"/>200 | 1002 |</text:p>
      <text:p text:style-name="P29">| 2003 | Liu <text:s text:c="5"/>| San Jose | <text:s text:c="3"/>200 | 1002 | 2003 | Liu <text:s text:c="5"/>| San Jose | <text:s text:c="3"/>200 | 1002 |</text:p>
      <text:p text:style-name="P29">| 2004 | Grass <text:s text:c="3"/>| Berlin <text:s text:c="2"/>| <text:s text:c="3"/>300 | 1002 | 2004 | Grass <text:s text:c="3"/>| Berlin <text:s text:c="2"/>| <text:s text:c="3"/>300 | 1002 |</text:p>
      <text:p text:style-name="P29">| 2008 | Cisneros | San Jose | <text:s text:c="3"/>300 | 1007 | 2004 | Grass <text:s text:c="3"/>| Berlin <text:s text:c="2"/>| <text:s text:c="3"/>300 | 1002 |</text:p>
      <text:p text:style-name="P29">| 2001 | Hoffman <text:s/>| London <text:s text:c="2"/>| <text:s text:c="3"/>100 | 1001 | 2006 | Clemens <text:s/>| London <text:s text:c="2"/>| <text:s text:c="3"/>100 | 1001 |</text:p>
      <text:p text:style-name="P29">| 2006 | Clemens <text:s/>| London <text:s text:c="2"/>| <text:s text:c="3"/>100 | 1001 | 2006 | Clemens <text:s/>| London <text:s text:c="2"/>| <text:s text:c="3"/>100 | 1001 |</text:p>
      <text:p text:style-name="P29"><text:soft-page-break/>| 2007 | Pereira <text:s/>| Rome <text:s text:c="4"/>| <text:s text:c="3"/>100 | 1004 | 2006 | Clemens <text:s/>| London <text:s text:c="2"/>| <text:s text:c="3"/>100 | 1001 |</text:p>
      <text:p text:style-name="P29">| 2001 | Hoffman <text:s/>| London <text:s text:c="2"/>| <text:s text:c="3"/>100 | 1001 | 2007 | Pereira <text:s/>| Rome <text:s text:c="4"/>| <text:s text:c="3"/>100 | 1004 |</text:p>
      <text:p text:style-name="P29">| 2006 | Clemens <text:s/>| London <text:s text:c="2"/>| <text:s text:c="3"/>100 | 1001 | 2007 | Pereira <text:s/>| Rome <text:s text:c="4"/>| <text:s text:c="3"/>100 | 1004 |</text:p>
      <text:p text:style-name="P29">| 2007 | Pereira <text:s/>| Rome <text:s text:c="4"/>| <text:s text:c="3"/>100 | 1004 | 2007 | Pereira <text:s/>| Rome <text:s text:c="4"/>| <text:s text:c="3"/>100 | 1004 |</text:p>
      <text:p text:style-name="P29">| 2004 | Grass <text:s text:c="3"/>| Berlin <text:s text:c="2"/>| <text:s text:c="3"/>300 | 1002 | 2008 | Cisneros | San Jose | <text:s text:c="3"/>300 | 1007 |</text:p>
      <text:p text:style-name="P29">| 2008 | Cisneros | San Jose | <text:s text:c="3"/>300 | 1007 | 2008 | Cisneros | San Jose | <text:s text:c="3"/>300 | 1007 |</text:p>
      <text:p text:style-name="P29">+------+----------+----------+--------+------+------+----------+----------+--------+------+</text:p>
      <text:p text:style-name="P29">17 rows in set (0.02 sec)</text:p>
      <text:p text:style-name="P29"/>
      <text:p text:style-name="P31"><text:span text:style-name="T6">correct </text:span>answer: mysql&gt; select rating,count(*) from customer where rating =100 or rating=200 or rating=300 group by rating having count(*)&gt;1;</text:p>
      <text:p text:style-name="P31"/>
      <text:p text:style-name="P31">+--------+----------+</text:p>
      <text:p text:style-name="P31">| rating | count(*) |</text:p>
      <text:p text:style-name="P31">+--------+----------+</text:p>
      <text:p text:style-name="P31">| <text:s text:c="3"/>100 | <text:s text:c="7"/>3 |</text:p>
      <text:p text:style-name="P31">| <text:s text:c="3"/>200 | <text:s text:c="7"/>2 |</text:p>
      <text:p text:style-name="P31">| <text:s text:c="3"/>300 | <text:s text:c="7"/>2 |</text:p>
      <text:p text:style-name="P31">+--------+----------+</text:p>
      <text:p text:style-name="P31">3 rows in set (0.00 sec)</text:p>
      <text:p text:style-name="P31"/>
      <text:p text:style-name="P22">21)</text:p>
      <text:p text:style-name="P30"/>
      <text:p text:style-name="P30">mysql&gt; select c.cnum, c.cname from customer c,salespeople s where <text:s/>s.snum=1002 and c.cnum&gt;s.snum+1000;</text:p>
      <text:p text:style-name="P30"/>
      <text:p text:style-name="P30">+------+----------+</text:p>
      <text:p text:style-name="P30">| cnum | cname <text:s text:c="3"/>|</text:p>
      <text:p text:style-name="P30">+------+----------+</text:p>
      <text:p text:style-name="P30">| 2003 | Liu <text:s text:c="5"/>|</text:p>
      <text:p text:style-name="P30">| 2004 | Grass <text:s text:c="3"/>|</text:p>
      <text:p text:style-name="P30">| 2006 | Clemens <text:s/>|</text:p>
      <text:p text:style-name="P30">| 2007 | Pereira <text:s/>|</text:p>
      <text:p text:style-name="P30">| 2008 | Cisneros |</text:p>
      <text:p text:style-name="P30">+------+----------+</text:p>
      <text:p text:style-name="P30">5 rows in set (0.00 sec)</text:p>
      <text:p text:style-name="P30"/>
      <text:p text:style-name="P22">22)</text:p>
      <text:p text:style-name="P32"/>
      <text:p text:style-name="P32">mysql&gt; select concat(comm*100,"%") from salespeople;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Contents"/>
            </table:table-cell>
          </table:table-row>
        </table:table-header-rows>
      </table:table>
      <text:p text:style-name="P32"/>
      <text:p text:style-name="P32">| concat(comm*100,"%") |</text:p>
      <text:p text:style-name="P32">+----------------------+</text:p>
      <text:p text:style-name="P32">| 12.00% <text:s text:c="14"/>|</text:p>
      <text:p text:style-name="P32">| 13.00% <text:s text:c="14"/>|</text:p>
      <text:p text:style-name="P32">| 10.00% <text:s text:c="14"/>|</text:p>
      <text:p text:style-name="P32">| 11.00% <text:s text:c="14"/>|</text:p>
      <text:p text:style-name="P32"><text:soft-page-break/>| 26.00% <text:s text:c="14"/>|</text:p>
      <text:p text:style-name="P32">| 15.00% <text:s text:c="14"/>|</text:p>
      <text:p text:style-name="P32">+----------------------+</text:p>
      <text:p text:style-name="P32">6 rows in set (0.00 sec)</text:p>
      <text:p text:style-name="P32"/>
      <text:p text:style-name="P37">23)</text:p>
      <text:p text:style-name="P37"/>
      <text:p text:style-name="P37">mysql&gt; select s.snum, s.sname, o.odate, max(o.amt) as lamt from salespeople s join customer c on s.snum=c.snum join orders o on o.cnum=c.cnum group by s.snum,o.odate ;</text:p>
      <text:p text:style-name="P37">+------+---------+------------+---------+</text:p>
      <text:p text:style-name="P37">| snum | sname <text:s text:c="2"/>| odate <text:s text:c="5"/>| lamt <text:s text:c="3"/>|</text:p>
      <text:p text:style-name="P37">+------+---------+------------+---------+</text:p>
      <text:p text:style-name="P37">| 1001 | Peel <text:s text:c="3"/>| 1996-03-10 | <text:s/>767.19 |</text:p>
      <text:p text:style-name="P37">| 1001 | Peel <text:s text:c="3"/>| 1996-05-10 | 4723.00 |</text:p>
      <text:p text:style-name="P37">| 1001 | Peel <text:s text:c="3"/>| 1996-06-10 | 9891.88 |</text:p>
      <text:p text:style-name="P37">| 1002 | Serres <text:s/>| 1996-03-10 | 5160.45 |</text:p>
      <text:p text:style-name="P37">| 1002 | Serres <text:s/>| 1996-06-10 | 1309.95 |</text:p>
      <text:p text:style-name="P37">| 1003 | AxelRod | 1996-04-10 | 1713.23 |</text:p>
      <text:p text:style-name="P37">| 1004 | Motika <text:s/>| 1996-03-10 | 1900.10 |</text:p>
      <text:p text:style-name="P37">| 1007 | Rifkin <text:s/>| 1996-03-10 | 1098.16 |</text:p>
      <text:p text:style-name="P37">+------+---------+------------+---------+</text:p>
      <text:p text:style-name="P37">8 rows in set (0.10 sec)</text:p>
      <text:p text:style-name="P37"/>
      <text:p text:style-name="P37"><text:span text:style-name="T8">correct: </text:span>mysql&gt; select s.snum, s.sname, o.odate, max(o.amt) as lamt from salespeople s join customer c on s.snum=c.snum join orders o on o.cnum=c.cnum group by s.snum,o.odate having max(amt)&gt;3000;</text:p>
      <text:p text:style-name="P37">+------+--------+------------+---------+</text:p>
      <text:p text:style-name="P37">| snum | sname <text:s/>| odate <text:s text:c="5"/>| lamt <text:s text:c="3"/>|</text:p>
      <text:p text:style-name="P37">+------+--------+------------+---------+</text:p>
      <text:p text:style-name="P37">| 1001 | Peel <text:s text:c="2"/>| 1996-05-10 | 4723.00 |</text:p>
      <text:p text:style-name="P37">| 1001 | Peel <text:s text:c="2"/>| 1996-06-10 | 9891.88 |</text:p>
      <text:p text:style-name="P37">| 1002 | Serres | 1996-03-10 | 5160.45 |</text:p>
      <text:p text:style-name="P37">+------+--------+------------+---------+</text:p>
      <text:p text:style-name="P37">3 rows in set (0.00 sec)</text:p>
      <text:p text:style-name="P37"/>
      <text:p text:style-name="P38">24)</text:p>
      <text:p text:style-name="P40"/>
      <text:p text:style-name="P40">mysql&gt; select s.snum, s.sname, o.odate, max(o.amt) as lamt from salespeople s join customer c on s.snum=c.snum join orders o on o.cnum=c.cnum group by s.snum,o.odate having o.odate="1996-03-10";</text:p>
      <text:p text:style-name="P40"/>
      <text:p text:style-name="P40">+------+--------+------------+---------+</text:p>
      <text:p text:style-name="P40">| snum | sname <text:s/>| odate <text:s text:c="5"/>| lamt <text:s text:c="3"/>|</text:p>
      <text:p text:style-name="P40">+------+--------+------------+---------+</text:p>
      <text:p text:style-name="P40">| 1001 | Peel <text:s text:c="2"/>| 1996-03-10 | <text:s/>767.19 |</text:p>
      <text:p text:style-name="P40">| 1002 | Serres | 1996-03-10 | 5160.45 |</text:p>
      <text:p text:style-name="P40">| 1004 | Motika | 1996-03-10 | 1900.10 |</text:p>
      <text:p text:style-name="P40">| 1007 | Rifkin | 1996-03-10 | 1098.16 |</text:p>
      <text:p text:style-name="P40">+------+--------+------------+---------+</text:p>
      <text:p text:style-name="P40">4 rows in set (0.01 sec)</text:p>
      <text:p text:style-name="P39"><text:soft-page-break/></text:p>
      <text:p text:style-name="P38">25)</text:p>
      <text:p text:style-name="P41"/>
      <text:p text:style-name="P41">mysql&gt; select * from customer c where c.city in (select city from customer where snum=1002);</text:p>
      <text:p text:style-name="P41">+------+----------+----------+--------+------+</text:p>
      <text:p text:style-name="P41">| cnum | cname <text:s text:c="3"/>| city <text:s text:c="4"/>| rating | snum |</text:p>
      <text:p text:style-name="P41">+------+----------+----------+--------+------+</text:p>
      <text:p text:style-name="P41">| 2003 | Liu <text:s text:c="5"/>| San Jose | <text:s text:c="3"/>200 | 1002 |</text:p>
      <text:p text:style-name="P41">| 2004 | Grass <text:s text:c="3"/>| Berlin <text:s text:c="2"/>| <text:s text:c="3"/>300 | 1002 |</text:p>
      <text:p text:style-name="P41">| 2008 | Cisneros | San Jose | <text:s text:c="3"/>300 | 1007 |</text:p>
      <text:p text:style-name="P41">+------+----------+----------+--------+------+</text:p>
      <text:p text:style-name="P41">3 rows in set (0.02 sec)</text:p>
      <text:p text:style-name="P38"/>
      <text:p text:style-name="P38">26)</text:p>
      <text:p text:style-name="P42"/>
      <text:p text:style-name="P42">mysql&gt; select * from customer where rating&gt;200;</text:p>
      <text:p text:style-name="P42"/>
      <text:p text:style-name="P42">+------+----------+----------+--------+------+</text:p>
      <text:p text:style-name="P42">| cnum | cname <text:s text:c="3"/>| city <text:s text:c="4"/>| rating | snum |</text:p>
      <text:p text:style-name="P42">+------+----------+----------+--------+------+</text:p>
      <text:p text:style-name="P42">| 2004 | Grass <text:s text:c="3"/>| Berlin <text:s text:c="2"/>| <text:s text:c="3"/>300 | 1002 |</text:p>
      <text:p text:style-name="P42">| 2008 | Cisneros | San Jose | <text:s text:c="3"/>300 | 1007 |</text:p>
      <text:p text:style-name="P42">+------+----------+----------+--------+------+</text:p>
      <text:p text:style-name="P42">2 rows in set (0.00 sec)</text:p>
      <text:p text:style-name="P38"/>
      <text:p text:style-name="P38"/>
      <text:p text:style-name="P38">27)</text:p>
      <text:p text:style-name="P43"/>
      <text:p text:style-name="P43">mysql&gt; select distinct(sname) from customer c, salespeople s, orders o where s.snum=c.snum and c.cnum=o.cnum;</text:p>
      <text:p text:style-name="P43">+---------+</text:p>
      <text:p text:style-name="P43">| sname <text:s text:c="2"/>|</text:p>
      <text:p text:style-name="P43">+---------+</text:p>
      <text:p text:style-name="P43">| Peel <text:s text:c="3"/>|</text:p>
      <text:p text:style-name="P43">| Serres <text:s/>|</text:p>
      <text:p text:style-name="P43">| AxelRod |</text:p>
      <text:p text:style-name="P43">| Motika <text:s/>|</text:p>
      <text:p text:style-name="P43">| Rifkin <text:s/>|</text:p>
      <text:p text:style-name="P43">+---------+</text:p>
      <text:p text:style-name="P43">5 rows in set (0.00 sec)</text:p>
      <text:p text:style-name="P43"/>
      <text:p text:style-name="P43">mysql&gt; select count(distinct(sname)) from customer c, salespeople s, orders o where s.snum=c.snum and c.cnum=o.cnum;</text:p>
      <text:p text:style-name="P43"/>
      <text:p text:style-name="P43">+------------------------+</text:p>
      <text:p text:style-name="P43">| count(distinct(sname)) |</text:p>
      <text:p text:style-name="P43">+------------------------+</text:p>
      <text:p text:style-name="P43">| <text:s text:c="21"/>5 |</text:p>
      <text:p text:style-name="P43">+------------------------+</text:p>
      <text:p text:style-name="P43"><text:soft-page-break/>1 row in set (0.04 sec)</text:p>
      <text:p text:style-name="P38"/>
      <text:p text:style-name="P38">28)</text:p>
      <text:p text:style-name="P44"/>
      <text:p text:style-name="P44">mysql&gt; select c.cname,s.comm from salespeople s,customer c where s.snum=c.snum;</text:p>
      <text:p text:style-name="P44">+----------+------+</text:p>
      <text:p text:style-name="P44">| cname <text:s text:c="3"/>| comm |</text:p>
      <text:p text:style-name="P44">+----------+------+</text:p>
      <text:p text:style-name="P44">| Hoffman <text:s/>| 0.12 |</text:p>
      <text:p text:style-name="P44">| Giovanni | 0.10 |</text:p>
      <text:p text:style-name="P44">| Liu <text:s text:c="5"/>| 0.13 |</text:p>
      <text:p text:style-name="P44">| Grass <text:s text:c="3"/>| 0.13 |</text:p>
      <text:p text:style-name="P44">| Clemens <text:s/>| 0.12 |</text:p>
      <text:p text:style-name="P44">| Pereira <text:s/>| 0.11 |</text:p>
      <text:p text:style-name="P44">| Cisneros | 0.15 |</text:p>
      <text:p text:style-name="P44">+----------+------+</text:p>
      <text:p text:style-name="P44">7 rows in set (0.00 sec)</text:p>
      <text:p text:style-name="P44"/>
      <text:p text:style-name="P44">mysql&gt; select c.cname,s.comm from salespeople s,customer c where s.snum=c.snum and s.comm&gt;0.12;</text:p>
      <text:p text:style-name="P44">+----------+------+</text:p>
      <text:p text:style-name="P44">| cname <text:s text:c="3"/>| comm |</text:p>
      <text:p text:style-name="P44">+----------+------+</text:p>
      <text:p text:style-name="P44">| Liu <text:s text:c="5"/>| 0.13 |</text:p>
      <text:p text:style-name="P44">| Grass <text:s text:c="3"/>| 0.13 |</text:p>
      <text:p text:style-name="P44">| Cisneros | 0.15 |</text:p>
      <text:p text:style-name="P44">+----------+------+</text:p>
      <text:p text:style-name="P44">3 rows in set (0.00 sec)</text:p>
      <text:p text:style-name="P38">29)</text:p>
      <text:p text:style-name="P45"/>
      <text:p text:style-name="P45">mysql&gt; select <text:s/>s.sname, count(s.snum) from salespeople s, customer c where s.snum=c.snum group by sname having count(s.snum)&gt;=1;</text:p>
      <text:p text:style-name="P45"/>
      <text:p text:style-name="P45">+---------+---------------+</text:p>
      <text:p text:style-name="P45">| sname <text:s text:c="2"/>| count(s.snum) |</text:p>
      <text:p text:style-name="P45">+---------+---------------+</text:p>
      <text:p text:style-name="P45">| AxelRod | <text:s text:c="12"/>1 |</text:p>
      <text:p text:style-name="P45">| Motika <text:s/>| <text:s text:c="12"/>1 |</text:p>
      <text:p text:style-name="P45">| Peel <text:s text:c="3"/>| <text:s text:c="12"/>2 |</text:p>
      <text:p text:style-name="P45">| Rifkin <text:s/>| <text:s text:c="12"/>1 |</text:p>
      <text:p text:style-name="P45">| Serres <text:s/>| <text:s text:c="12"/>2 |</text:p>
      <text:p text:style-name="P45">+---------+---------------+</text:p>
      <text:p text:style-name="P45">5 rows in set (0.02 sec)</text:p>
      <text:p text:style-name="P38"/>
      <text:p text:style-name="P38">30)</text:p>
      <text:p text:style-name="P46"/>
      <text:p text:style-name="P46">mysql&gt; select s.sname,c.cname,s.city from salespeople s,customer c where s.snum=c.snum and s.city=c.city order by sname;</text:p>
      <text:p text:style-name="P46"/>
      <text:p text:style-name="P46"><text:soft-page-break/>+--------+---------+----------+</text:p>
      <text:p text:style-name="P46">| sname <text:s/>| cname <text:s text:c="2"/>| city <text:s text:c="4"/>|</text:p>
      <text:p text:style-name="P46">+--------+---------+----------+</text:p>
      <text:p text:style-name="P46">| Peel <text:s text:c="2"/>| Clemens | London <text:s text:c="2"/>|</text:p>
      <text:p text:style-name="P46">| Peel <text:s text:c="2"/>| Hoffman | London <text:s text:c="2"/>|</text:p>
      <text:p text:style-name="P46">| Serres | Liu <text:s text:c="4"/>| San Jose |</text:p>
      <text:p text:style-name="P46">+--------+---------+----------+</text:p>
      <text:p text:style-name="P46">3 rows in set (0.01 sec)</text:p>
      <text:p text:style-name="P38"/>
      <text:p text:style-name="P38">31)</text:p>
      <text:p text:style-name="P47"/>
      <text:p text:style-name="P47">mysql&gt; select * from salespeople where sname like "p__l%";</text:p>
      <text:p text:style-name="P47"/>
      <text:p text:style-name="P47">+------+-------+--------+------+</text:p>
      <text:p text:style-name="P47">| snum | sname | city <text:s text:c="2"/>| comm |</text:p>
      <text:p text:style-name="P47">+------+-------+--------+------+</text:p>
      <text:p text:style-name="P47">| 1001 | Peel <text:s/>| London | 0.12 |</text:p>
      <text:p text:style-name="P47">+------+-------+--------+------+</text:p>
      <text:p text:style-name="P47">1 row in set (0.00 sec)</text:p>
      <text:p text:style-name="P38"/>
      <text:p text:style-name="P38">32)</text:p>
      <text:p text:style-name="P48"/>
      <text:p text:style-name="P48">mysql&gt; select * from orders o where o.cnum=(select c.cnum from customer c where c.cname="cisneros");</text:p>
      <text:p text:style-name="P48"/>
      <text:p text:style-name="P48">+------+---------+------------+------+</text:p>
      <text:p text:style-name="P48">| onum | amt <text:s text:c="4"/>| odate <text:s text:c="5"/>| cnum |</text:p>
      <text:p text:style-name="P48">+------+---------+------------+------+</text:p>
      <text:p text:style-name="P48">| 3001 | <text:s text:c="2"/>18.69 | 1996-03-10 | 2008 |</text:p>
      <text:p text:style-name="P48">| 3006 | 1098.16 | 1996-03-10 | 2008 |</text:p>
      <text:p text:style-name="P48">+------+---------+------------+------+</text:p>
      <text:p text:style-name="P48">2 rows in set (0.00 sec)</text:p>
      <text:p text:style-name="P38">33)</text:p>
      <text:p text:style-name="P49"/>
      <text:p text:style-name="P49">mysql&gt; select s.snum, s.sname , max(o.amt) as lamt from salespeople s , customer c, orders o where s.snum=c.snum and c.cnum=o.cnum <text:s text:c="2"/>group by s.snum having s.sname="rifkin" or s.sname="serres";</text:p>
      <text:p text:style-name="P49"/>
      <text:p text:style-name="P49">+------+--------+---------+</text:p>
      <text:p text:style-name="P49">| snum | sname <text:s/>| lamt <text:s text:c="3"/>|</text:p>
      <text:p text:style-name="P49">+------+--------+---------+</text:p>
      <text:p text:style-name="P49">| 1002 | Serres | 5160.45 |</text:p>
      <text:p text:style-name="P49">| 1007 | Rifkin | 1098.16 |</text:p>
      <text:p text:style-name="P49">+------+--------+---------+</text:p>
      <text:p text:style-name="P49">2 rows in set (0.00 sec)</text:p>
      <text:p text:style-name="P38"/>
      <text:p text:style-name="P38">34)</text:p>
      <text:p text:style-name="P50"/>
      <text:p text:style-name="P50">mysql&gt; select snum,sname,comm,city from salespeople;</text:p>
      <text:p text:style-name="P50"/>
      <text:p text:style-name="P50"><text:soft-page-break/>+------+---------+------+-----------+</text:p>
      <text:p text:style-name="P50">| snum | sname <text:s text:c="2"/>| comm | city <text:s text:c="5"/>|</text:p>
      <text:p text:style-name="P50">+------+---------+------+-----------+</text:p>
      <text:p text:style-name="P50">| 1001 | Peel <text:s text:c="3"/>| 0.12 | London <text:s text:c="3"/>|</text:p>
      <text:p text:style-name="P50">| 1002 | Serres <text:s/>| 0.13 | San Jose <text:s/>|</text:p>
      <text:p text:style-name="P50">| 1003 | AxelRod | 0.10 | New York <text:s/>|</text:p>
      <text:p text:style-name="P50">| 1004 | Motika <text:s/>| 0.11 | London <text:s text:c="3"/>|</text:p>
      <text:p text:style-name="P50">| 1005 | Fran <text:s text:c="3"/>| 0.26 | London <text:s text:c="3"/>|</text:p>
      <text:p text:style-name="P50">| 1007 | Rifkin <text:s/>| 0.15 | Barcelona |</text:p>
      <text:p text:style-name="P50">+------+---------+------+-----------+</text:p>
      <text:p text:style-name="P50">6 rows in set (0.00 sec)</text:p>
      <text:p text:style-name="P38"/>
      <text:p text:style-name="P38">35)</text:p>
      <text:p text:style-name="P51"/>
      <text:p text:style-name="P51">mysql&gt; select * from customer where cname like "[a-g]%";</text:p>
      <text:p text:style-name="P51">Empty set (0.02 sec)</text:p>
      <text:p text:style-name="P51"/>
      <text:p text:style-name="P51">mysql&gt; select * from customer where cname like "a%" or cname like "b%" or cname like "c%" or cname like "d%" or cname like "e%" or cname like "f%" or cname like "g%";</text:p>
      <text:p text:style-name="P51">+------+----------+----------+--------+------+</text:p>
      <text:p text:style-name="P51">| cnum | cname <text:s text:c="3"/>| city <text:s text:c="4"/>| rating | snum |</text:p>
      <text:p text:style-name="P51">+------+----------+----------+--------+------+</text:p>
      <text:p text:style-name="P51">| 2002 | Giovanni | Rome <text:s text:c="4"/>| <text:s text:c="3"/>200 | 1003 |</text:p>
      <text:p text:style-name="P51">| 2004 | Grass <text:s text:c="3"/>| Berlin <text:s text:c="2"/>| <text:s text:c="3"/>300 | 1002 |</text:p>
      <text:p text:style-name="P51">| 2006 | Clemens <text:s/>| London <text:s text:c="2"/>| <text:s text:c="3"/>100 | 1001 |</text:p>
      <text:p text:style-name="P51">| 2008 | Cisneros | San Jose | <text:s text:c="3"/>300 | 1007 |</text:p>
      <text:p text:style-name="P51">+------+----------+----------+--------+------+</text:p>
      <text:p text:style-name="P51">4 rows in set (0.00 sec)</text:p>
      <text:p text:style-name="P38"/>
      <text:p text:style-name="P38">36)</text:p>
      <text:p text:style-name="P38"/>
      <text:p text:style-name="P38"/>
      <text:p text:style-name="P38">37)</text:p>
      <text:p text:style-name="P52">mysql&gt; select avg(amt) from orders where odate="1996-04-10";</text:p>
      <text:p text:style-name="P52">+------------+</text:p>
      <text:p text:style-name="P52">| avg(amt) <text:s text:c="2"/>|</text:p>
      <text:p text:style-name="P52">+------------+</text:p>
      <text:p text:style-name="P52">| 894.490000 |</text:p>
      <text:p text:style-name="P52">+------------+</text:p>
      <text:p text:style-name="P52">1 row in set (0.00 sec)</text:p>
      <text:p text:style-name="P52"/>
      <text:p text:style-name="P52">mysql&gt; select * from orders;</text:p>
      <text:p text:style-name="P52">+------+---------+------------+------+</text:p>
      <text:p text:style-name="P52">| onum | amt <text:s text:c="4"/>| odate <text:s text:c="5"/>| cnum |</text:p>
      <text:p text:style-name="P52">+------+---------+------------+------+</text:p>
      <text:p text:style-name="P52">| 3001 | <text:s text:c="2"/>18.69 | 1996-03-10 | 2008 |</text:p>
      <text:p text:style-name="P52">| 3002 | 1900.10 | 1996-03-10 | 2007 |</text:p>
      <text:p text:style-name="P52">| 3003 | <text:s/>767.19 | 1996-03-10 | 2001 |</text:p>
      <text:p text:style-name="P52">| 3005 | 5160.45 | 1996-03-10 | 2003 |</text:p>
      <text:p text:style-name="P52"><text:soft-page-break/>| 3006 | 1098.16 | 1996-03-10 | 2008 |</text:p>
      <text:p text:style-name="P52">| 3007 | <text:s text:c="2"/>75.75 | 1996-04-10 | 2002 |</text:p>
      <text:p text:style-name="P52">| 3008 | 4723.00 | 1996-05-10 | 2006 |</text:p>
      <text:p text:style-name="P52">| 3009 | 1713.23 | 1996-04-10 | 2002 |</text:p>
      <text:p text:style-name="P52">| 3010 | 1309.95 | 1996-06-10 | 2004 |</text:p>
      <text:p text:style-name="P52">| 3011 | 9891.88 | 1996-06-10 | 2006 |</text:p>
      <text:p text:style-name="P52">+------+---------+------------+------+</text:p>
      <text:p text:style-name="P52">10 rows in set (0.01 sec)</text:p>
      <text:p text:style-name="P38"/>
      <text:p text:style-name="P53">mysql&gt; select * from orders where amt&gt;(select avg(amt) from orders where odate="1996-04-10");</text:p>
      <text:p text:style-name="P53">+------+---------+------------+------+</text:p>
      <text:p text:style-name="P53">| onum | amt <text:s text:c="4"/>| odate <text:s text:c="5"/>| cnum |</text:p>
      <text:p text:style-name="P53">+------+---------+------------+------+</text:p>
      <text:p text:style-name="P53">| 3002 | 1900.10 | 1996-03-10 | 2007 |</text:p>
      <text:p text:style-name="P53">| 3005 | 5160.45 | 1996-03-10 | 2003 |</text:p>
      <text:p text:style-name="P53">| 3006 | 1098.16 | 1996-03-10 | 2008 |</text:p>
      <text:p text:style-name="P53">| 3008 | 4723.00 | 1996-05-10 | 2006 |</text:p>
      <text:p text:style-name="P53">| 3009 | 1713.23 | 1996-04-10 | 2002 |</text:p>
      <text:p text:style-name="P53">| 3010 | 1309.95 | 1996-06-10 | 2004 |</text:p>
      <text:p text:style-name="P53">| 3011 | 9891.88 | 1996-06-10 | 2006 |</text:p>
      <text:p text:style-name="P53">+------+---------+------------+------+</text:p>
      <text:p text:style-name="P53">7 rows in set (0.13 sec)</text:p>
      <text:p text:style-name="P53"/>
      <text:p text:style-name="P132">correct: select c.cname,o.amt from customer c, orders o where c.cnum=o.cnum and o.amt&gt;( select avg(o.amt) from orders o where o.odate='1996-04-10');</text:p>
      <text:p text:style-name="P132">+----------+---------+</text:p>
      <text:p text:style-name="P132">| cname <text:s text:c="3"/>| amt <text:s text:c="4"/>|</text:p>
      <text:p text:style-name="P132">+----------+---------+</text:p>
      <text:p text:style-name="P132">| Pereira <text:s/>| 1900.10 |</text:p>
      <text:p text:style-name="P132">| Liu <text:s text:c="5"/>| 5160.45 |</text:p>
      <text:p text:style-name="P132">| Cisneros | 1098.16 |</text:p>
      <text:p text:style-name="P132">| Clemens <text:s/>| 4723.00 |</text:p>
      <text:p text:style-name="P132">| Giovanni | 1713.23 |</text:p>
      <text:p text:style-name="P132">| Grass <text:s text:c="3"/>| 1309.95 |</text:p>
      <text:p text:style-name="P132">| Clemens <text:s/>| 9891.88 |</text:p>
      <text:p text:style-name="P132">+----------+---------+</text:p>
      <text:p text:style-name="P53"/>
      <text:p text:style-name="P38">38)</text:p>
      <text:p text:style-name="P54"/>
      <text:p text:style-name="P54">mysql&gt; <text:s/>(select city, max(rating) from customer group by city);</text:p>
      <text:p text:style-name="P54"/>
      <text:p text:style-name="P54">+----------+-------------+</text:p>
      <text:p text:style-name="P54">| city <text:s text:c="4"/>| max(rating) |</text:p>
      <text:p text:style-name="P54">+----------+-------------+</text:p>
      <text:p text:style-name="P54">| Berlin <text:s text:c="2"/>| <text:s text:c="8"/>300 |</text:p>
      <text:p text:style-name="P54">| London <text:s text:c="2"/>| <text:s text:c="8"/>100 |</text:p>
      <text:p text:style-name="P54">| Rome <text:s text:c="4"/>| <text:s text:c="8"/>200 |</text:p>
      <text:p text:style-name="P54">| San Jose | <text:s text:c="8"/>300 |</text:p>
      <text:p text:style-name="P54">+----------+-------------+</text:p>
      <text:p text:style-name="P54"><text:soft-page-break/>4 rows in set (0.00 sec)</text:p>
      <text:p text:style-name="P55">mysql&gt; select cnum,cname,rating from customer where rating = (select <text:s/>max(rating) from customer group by city);</text:p>
      <text:p text:style-name="P55"/>
      <text:p text:style-name="P55">ERROR 1242 (21000): Subquery returns more than 1 row</text:p>
      <text:p text:style-name="P38"/>
      <text:p text:style-name="P58">mysql&gt; select cnum,cname,rating,city from customer where rating = <text:span text:style-name="T6">any</text:span>(select <text:s/>max(rating) from customer group by city);</text:p>
      <text:p text:style-name="P58"/>
      <text:p text:style-name="P58">+------+----------+--------+----------+</text:p>
      <text:p text:style-name="P58">| cnum | cname <text:s text:c="3"/>| rating | city <text:s text:c="4"/>|</text:p>
      <text:p text:style-name="P58">+------+----------+--------+----------+</text:p>
      <text:p text:style-name="P58">| 2001 | Hoffman <text:s/>| <text:s text:c="3"/>100 | London <text:s text:c="2"/>|</text:p>
      <text:p text:style-name="P58">| 2002 | Giovanni | <text:s text:c="3"/>200 | Rome <text:s text:c="4"/>|</text:p>
      <text:p text:style-name="P58">| 2003 | Liu <text:s text:c="5"/>| <text:s text:c="3"/>200 | San Jose |</text:p>
      <text:p text:style-name="P58">| 2004 | Grass <text:s text:c="3"/>| <text:s text:c="3"/>300 | Berlin <text:s text:c="2"/>|</text:p>
      <text:p text:style-name="P58">| 2006 | Clemens <text:s/>| <text:s text:c="3"/>100 | London <text:s text:c="2"/>|</text:p>
      <text:p text:style-name="P58">| 2007 | Pereira <text:s/>| <text:s text:c="3"/>100 | Rome <text:s text:c="4"/>|</text:p>
      <text:p text:style-name="P58">| 2008 | Cisneros | <text:s text:c="3"/>300 | San Jose |</text:p>
      <text:p text:style-name="P58">+------+----------+--------+----------+</text:p>
      <text:p text:style-name="P58">7 rows in set (0.01 sec)</text:p>
      <text:p text:style-name="P58"/>
      <text:p text:style-name="P38">39)</text:p>
      <text:p text:style-name="P56"/>
      <text:p text:style-name="P56">mysql&gt; select odate,sum(amt) as tamt from orders group by odate order by tamt desc ;</text:p>
      <text:p text:style-name="P56"/>
      <text:p text:style-name="P56">+------------+----------+</text:p>
      <text:p text:style-name="P56">| odate <text:s text:c="5"/>| tamt <text:s text:c="4"/>|</text:p>
      <text:p text:style-name="P56">+------------+----------+</text:p>
      <text:p text:style-name="P56">| 1996-06-10 | 11201.83 |</text:p>
      <text:p text:style-name="P56">| 1996-03-10 | <text:s/>8944.59 |</text:p>
      <text:p text:style-name="P56">| 1996-05-10 | <text:s/>4723.00 |</text:p>
      <text:p text:style-name="P56">| 1996-04-10 | <text:s/>1788.98 |</text:p>
      <text:p text:style-name="P56">+------------+----------+</text:p>
      <text:p text:style-name="P56">4 rows in set (0.01 sec)</text:p>
      <text:p text:style-name="P38"/>
      <text:p text:style-name="P38">40)</text:p>
      <text:p text:style-name="P57"/>
      <text:p text:style-name="P57">mysql&gt; select rating,cname from customer where city="San Jose";</text:p>
      <text:p text:style-name="P57"/>
      <text:p text:style-name="P57">+--------+----------+</text:p>
      <text:p text:style-name="P57">| rating | cname <text:s text:c="3"/>|</text:p>
      <text:p text:style-name="P57">+--------+----------+</text:p>
      <text:p text:style-name="P57">| <text:s text:c="3"/>200 | Liu <text:s text:c="5"/>|</text:p>
      <text:p text:style-name="P57">| <text:s text:c="3"/>300 | Cisneros |</text:p>
      <text:p text:style-name="P57">+--------+----------+</text:p>
      <text:p text:style-name="P57">2 rows in set (0.00 sec)</text:p>
      <text:p text:style-name="P180"/>
      <text:p text:style-name="P59">41)</text:p>
      <text:p text:style-name="P61"><text:soft-page-break/></text:p>
      <text:p text:style-name="P61">mysql&gt; select o.amt from customer c, orders o <text:s/>where c.cnum=o.cnum and c.city="San Jose";</text:p>
      <text:p text:style-name="P61"/>
      <text:p text:style-name="P61">+---------+</text:p>
      <text:p text:style-name="P61">| amt <text:s text:c="4"/>|</text:p>
      <text:p text:style-name="P61">+---------+</text:p>
      <text:p text:style-name="P61">| 5160.45 |</text:p>
      <text:p text:style-name="P61">| <text:s text:c="2"/>18.69 |</text:p>
      <text:p text:style-name="P61">| 1098.16 |</text:p>
      <text:p text:style-name="P61">+---------+</text:p>
      <text:p text:style-name="P61">3 rows in set (0.01 sec)</text:p>
      <text:p text:style-name="P61"/>
      <text:p text:style-name="P61">mysql&gt; select * from orders where amt=any(select o.amt from customer c, orders o <text:s/>where c.cnum=o.cnum and c.city="San Jose");</text:p>
      <text:p text:style-name="P61"/>
      <text:p text:style-name="P61">+------+---------+------------+------+</text:p>
      <text:p text:style-name="P61">| onum | amt <text:s text:c="4"/>| odate <text:s text:c="5"/>| cnum |</text:p>
      <text:p text:style-name="P61">+------+---------+------------+------+</text:p>
      <text:p text:style-name="P61">| 3001 | <text:s text:c="2"/>18.69 | 1996-03-10 | 2008 |</text:p>
      <text:p text:style-name="P61">| 3005 | 5160.45 | 1996-03-10 | 2003 |</text:p>
      <text:p text:style-name="P61">| 3006 | 1098.16 | 1996-03-10 | 2008 |</text:p>
      <text:p text:style-name="P61">+------+---------+------------+------+</text:p>
      <text:p text:style-name="P61">3 rows in set (0.01 sec)</text:p>
      <text:p text:style-name="P61"/>
      <text:p text:style-name="P61">mysql&gt; select * from orders where amt&lt;any(select o.amt from customer c, orders o <text:s/>where c.cnum=o.cnum and c.city="San Jose");</text:p>
      <text:p text:style-name="P61"/>
      <text:p text:style-name="P61">+------+---------+------------+------+</text:p>
      <text:p text:style-name="P61">| onum | amt <text:s text:c="4"/>| odate <text:s text:c="5"/>| cnum |</text:p>
      <text:p text:style-name="P61">+------+---------+------------+------+</text:p>
      <text:p text:style-name="P61">| 3001 | <text:s text:c="2"/>18.69 | 1996-03-10 | 2008 |</text:p>
      <text:p text:style-name="P61">| 3002 | 1900.10 | 1996-03-10 | 2007 |</text:p>
      <text:p text:style-name="P61">| 3003 | <text:s/>767.19 | 1996-03-10 | 2001 |</text:p>
      <text:p text:style-name="P61">| 3006 | 1098.16 | 1996-03-10 | 2008 |</text:p>
      <text:p text:style-name="P61">| 3007 | <text:s text:c="2"/>75.75 | 1996-04-10 | 2002 |</text:p>
      <text:p text:style-name="P61">| 3008 | 4723.00 | 1996-05-10 | 2006 |</text:p>
      <text:p text:style-name="P61">| 3009 | 1713.23 | 1996-04-10 | 2002 |</text:p>
      <text:p text:style-name="P61">| 3010 | 1309.95 | 1996-06-10 | 2004 |</text:p>
      <text:p text:style-name="P61">+------+---------+------------+------+</text:p>
      <text:p text:style-name="P61">8 rows in set (0.00 sec)</text:p>
      <text:p text:style-name="P61"/>
      <text:p text:style-name="P61">mysql&gt; select * from orders where amt&lt;all(select o.amt from customer c, orders o <text:s/>where c.cnum=o.cnum and c.city="San Jose");</text:p>
      <text:p text:style-name="P61"/>
      <text:p text:style-name="P61">Empty set (0.00 sec)</text:p>
      <text:p text:style-name="P60"><text:s/></text:p>
      <text:p text:style-name="P81"><text:span text:style-name="T7">41)</text:span><text:span text:style-name="T6">correct </text:span>: mysql&gt;select * <text:s/>from orders where amt &lt;any(select cnum from customer where city='san jose');</text:p>
      <text:p text:style-name="P81">+------+---------+------------+------+</text:p>
      <text:p text:style-name="P81"><text:soft-page-break/>| onum | amt <text:s text:c="4"/>| odate <text:s text:c="5"/>| cnum |</text:p>
      <text:p text:style-name="P81">+------+---------+------------+------+</text:p>
      <text:p text:style-name="P81">| 3001 | <text:s text:c="2"/>18.69 | 1996-03-10 | 2008 |</text:p>
      <text:p text:style-name="P81">| 3002 | 1900.10 | 1996-03-10 | 2007 |</text:p>
      <text:p text:style-name="P81">| 3003 | <text:s/>767.19 | 1996-03-10 | 2001 |</text:p>
      <text:p text:style-name="P81">| 3006 | 1098.16 | 1996-03-10 | 2008 |</text:p>
      <text:p text:style-name="P81">| 3007 | <text:s text:c="2"/>75.75 | 1996-04-10 | 2002 |</text:p>
      <text:p text:style-name="P81">| 3009 | 1713.23 | 1996-04-10 | 2002 |</text:p>
      <text:p text:style-name="P81">| 3010 | 1309.95 | 1996-06-10 | 2004 |</text:p>
      <text:p text:style-name="P81">+------+---------+------------+------</text:p>
      <text:p text:style-name="P59"/>
      <text:p text:style-name="P59">42)</text:p>
      <text:p text:style-name="P82"/>
      <text:p text:style-name="P82">select * from orders where amt&gt;(select avg(amt) from orders);</text:p>
      <text:p text:style-name="P82"/>
      <text:p text:style-name="P82">+------+---------+------------+------+</text:p>
      <text:p text:style-name="P82">| onum | amt <text:s text:c="4"/>| odate <text:s text:c="5"/>| cnum |</text:p>
      <text:p text:style-name="P82">+------+---------+------------+------+</text:p>
      <text:p text:style-name="P82">| 3005 | 5160.45 | 1996-03-10 | 2003 |</text:p>
      <text:p text:style-name="P82">| 3008 | 4723.00 | 1996-05-10 | 2006 |</text:p>
      <text:p text:style-name="P82">| 3011 | 9891.88 | 1996-06-10 | 2006 |</text:p>
      <text:p text:style-name="P82">+------+---------+------------+------+</text:p>
      <text:p text:style-name="P82"/>
      <text:p text:style-name="P82">43)</text:p>
      <text:p text:style-name="P82"/>
      <text:p text:style-name="P82">select max(rating),city from customer group by city;</text:p>
      <text:p text:style-name="P82"/>
      <text:p text:style-name="P82">+-------------+----------+</text:p>
      <text:p text:style-name="P82">| max(rating) | city <text:s text:c="4"/>|</text:p>
      <text:p text:style-name="P82">+-------------+----------+</text:p>
      <text:p text:style-name="P82">| <text:s text:c="8"/>300 | Berlin <text:s text:c="2"/>|</text:p>
      <text:p text:style-name="P82">| <text:s text:c="8"/>100 | London <text:s text:c="2"/>|</text:p>
      <text:p text:style-name="P82">| <text:s text:c="8"/>200 | Rome <text:s text:c="4"/>|</text:p>
      <text:p text:style-name="P82">| <text:s text:c="8"/>300 | San Jose |</text:p>
      <text:p text:style-name="P82">+-------------+----------</text:p>
      <text:p text:style-name="P82"/>
      <text:p text:style-name="P82">44)</text:p>
      <text:p text:style-name="P82"/>
      <text:p text:style-name="P82">select s.sname,c.rating,s.comm*o.amt from salespeople s,customer c,orders o where s.snum=c.snum and c.cnum=o.cnum group by o.onum having c.rating&gt;100;</text:p>
      <text:p text:style-name="P82"/>
      <text:p text:style-name="P82">+---------+--------+--------------+</text:p>
      <text:p text:style-name="P82">| sname <text:s text:c="2"/>| rating | s.comm*o.amt |</text:p>
      <text:p text:style-name="P82">+---------+--------+--------------+</text:p>
      <text:p text:style-name="P82">| Rifkin <text:s/>| <text:s text:c="3"/>300 | <text:s text:c="6"/>2.8035 |</text:p>
      <text:p text:style-name="P82">| Serres <text:s/>| <text:s text:c="3"/>200 | <text:s text:c="4"/>670.8585 |</text:p>
      <text:p text:style-name="P82">| Rifkin <text:s/>| <text:s text:c="3"/>300 | <text:s text:c="4"/>164.7240 |</text:p>
      <text:p text:style-name="P82">| AxleRod | <text:s text:c="3"/>200 | <text:s text:c="6"/>7.5750 |</text:p>
      <text:p text:style-name="P82">| AxleRod | <text:s text:c="3"/>200 | <text:s text:c="4"/>171.3230 |</text:p>
      <text:p text:style-name="P82"><text:soft-page-break/>| Serres <text:s/>| <text:s text:c="3"/>300 | <text:s text:c="4"/>170.2935 |</text:p>
      <text:p text:style-name="P82">+---------+--------+--------------</text:p>
      <text:p text:style-name="P59"/>
      <text:p text:style-name="P59">45)</text:p>
      <text:p text:style-name="P59"/>
      <text:p text:style-name="P116">select avg(rating) from customer where city='san jose';</text:p>
      <text:p text:style-name="P116"/>
      <text:p text:style-name="P116">+-------------+</text:p>
      <text:p text:style-name="P116">| avg(rating) |</text:p>
      <text:p text:style-name="P116">+-------------+</text:p>
      <text:p text:style-name="P116">| <text:s text:c="3"/>250.0000 |</text:p>
      <text:p text:style-name="P116">+-------------</text:p>
      <text:p text:style-name="P59"/>
      <text:p text:style-name="P59">46)</text:p>
      <text:p text:style-name="P59"/>
      <text:p text:style-name="P59"/>
      <text:p text:style-name="P59"/>
      <text:p text:style-name="P59">47)</text:p>
      <text:p text:style-name="P68"/>
      <text:p text:style-name="P68">select * from salespeople where city='london'or 'Barcelona';</text:p>
      <text:p text:style-name="P68"/>
      <text:p text:style-name="P68">+------+--------+------+--------+</text:p>
      <text:p text:style-name="P68">| snum | sname <text:s/>| comm | city <text:s text:c="2"/>|</text:p>
      <text:p text:style-name="P68">+------+--------+------+--------+</text:p>
      <text:p text:style-name="P68">| 1001 | Peel <text:s text:c="2"/>| 0.12 | London |</text:p>
      <text:p text:style-name="P68">| 1004 | Motika | 0.11 | London |</text:p>
      <text:p text:style-name="P68">| 1005 | Fran <text:s text:c="2"/>| 0.26 | London |</text:p>
      <text:p text:style-name="P68"/>
      <text:p text:style-name="P59">48)</text:p>
      <text:p text:style-name="P83"/>
      <text:p text:style-name="P83">select <text:s/>s.sname from salespeople s,customer c <text:s/>where s.snum=c.snum <text:s/>group by s.sname having count(c.cname)=1;</text:p>
      <text:p text:style-name="P83"/>
      <text:p text:style-name="P83">+---------+</text:p>
      <text:p text:style-name="P83">| sname <text:s text:c="2"/>|</text:p>
      <text:p text:style-name="P83">+---------+</text:p>
      <text:p text:style-name="P83">| AxleRod |</text:p>
      <text:p text:style-name="P83">| Motika <text:s/>|</text:p>
      <text:p text:style-name="P83">| Rifkin <text:s/>|</text:p>
      <text:p text:style-name="P83">+---------</text:p>
      <text:p text:style-name="P59"/>
      <text:p text:style-name="P59">49)</text:p>
      <text:p text:style-name="P59"/>
      <text:p text:style-name="P59"/>
      <text:p text:style-name="P59"/>
      <text:p text:style-name="P59">50)</text:p>
      <text:p text:style-name="P84"/>
      <text:p text:style-name="P84"><text:span text:style-name="T12">mysql&gt;</text:span>select * from orders having amt&gt;1000;</text:p>
      <text:p text:style-name="P84"/>
      <text:p text:style-name="P84"><text:soft-page-break/>+------+---------+------------+------+</text:p>
      <text:p text:style-name="P84">| onum | amt <text:s text:c="4"/>| odate <text:s text:c="5"/>| cnum |</text:p>
      <text:p text:style-name="P84">+------+---------+------------+------+</text:p>
      <text:p text:style-name="P84">| 3002 | 1900.10 | 1996-03-10 | 2007 |</text:p>
      <text:p text:style-name="P84">| 3005 | 5160.45 | 1996-03-10 | 2003 |</text:p>
      <text:p text:style-name="P84">| 3006 | 1098.16 | 1996-03-10 | 2008 |</text:p>
      <text:p text:style-name="P84">| 3008 | 4723.00 | 1996-05-10 | 2006 |</text:p>
      <text:p text:style-name="P84">| 3009 | 1713.23 | 1996-04-10 | 2002 |</text:p>
      <text:p text:style-name="P84">| 3010 | 1309.95 | 1996-06-10 | 2004 |</text:p>
      <text:p text:style-name="P84">| 3011 | 9891.88 | 1996-06-10 | 2006 |</text:p>
      <text:p text:style-name="P84">+------+---------+------------+------</text:p>
      <text:p text:style-name="P84"/>
      <text:p text:style-name="P84"/>
      <text:p text:style-name="P85">51<text:span text:style-name="T11">)</text:span></text:p>
      <text:p text:style-name="P85"/>
      <text:p text:style-name="P85"><text:span text:style-name="T12">mysql&gt;</text:span>select o.onum,c.cname from salespeople s,customer c,orders o where s.snum=c.snum and c.cnum=o.cnum group by o.onum;</text:p>
      <text:p text:style-name="P84"/>
      <text:p text:style-name="P84">+------+----------+</text:p>
      <text:p text:style-name="P84">| onum | cname <text:s text:c="3"/>|</text:p>
      <text:p text:style-name="P84">+------+----------+</text:p>
      <text:p text:style-name="P84">| 3001 | Cisneros |</text:p>
      <text:p text:style-name="P84">| 3002 | Pereira <text:s/>|</text:p>
      <text:p text:style-name="P84">| 3003 | Hoffman <text:s/>|</text:p>
      <text:p text:style-name="P84">| 3005 | Liu <text:s text:c="5"/>|</text:p>
      <text:p text:style-name="P84">| 3006 | Cisneros |</text:p>
      <text:p text:style-name="P84">| 3007 | Giovanni |</text:p>
      <text:p text:style-name="P84">| 3008 | Clemens <text:s/>|</text:p>
      <text:p text:style-name="P84">| 3009 | Giovanni |</text:p>
      <text:p text:style-name="P84">| 3010 | Grass <text:s text:c="3"/>|</text:p>
      <text:p text:style-name="P84">| 3011 | Clemens <text:s/>|</text:p>
      <text:p text:style-name="P84">+------+----------</text:p>
      <text:p text:style-name="P84"/>
      <text:p text:style-name="P183"><text:span text:style-name="T18">52)</text:span></text:p>
      <text:p text:style-name="P183"/>
      <text:p text:style-name="P183"/>
      <text:p text:style-name="P183"/>
      <text:p text:style-name="P183"/>
      <text:p text:style-name="P183">53<text:span text:style-name="T11">)</text:span></text:p>
      <text:p text:style-name="P85"/>
      <text:p text:style-name="P85">select * from customer where rating&gt;=any(select c.rating from salespeople s,customer c <text:s/>where s.snum=c.snum and s.sname='serres');</text:p>
      <text:p text:style-name="P84"/>
      <text:p text:style-name="P84">+------+----------+----------+--------+------+</text:p>
      <text:p text:style-name="P84">| cnum | cname <text:s text:c="3"/>| city <text:s text:c="4"/>| rating | snum |</text:p>
      <text:p text:style-name="P84">+------+----------+----------+--------+------+</text:p>
      <text:p text:style-name="P84">| 2002 | Giovanni | Rome <text:s text:c="4"/>| <text:s text:c="3"/>200 | 1003 |</text:p>
      <text:p text:style-name="P84">| 2003 | Liu <text:s text:c="5"/>| San Jose | <text:s text:c="3"/>200 | 1002 |</text:p>
      <text:p text:style-name="P84">| 2004 | Grass <text:s text:c="3"/>| Berlin <text:s text:c="2"/>| <text:s text:c="3"/>300 | 1002 |</text:p>
      <text:p text:style-name="P84"><text:soft-page-break/>| 2008 | Cisneros | San Jose | <text:s text:c="3"/>300 | 1007 |</text:p>
      <text:p text:style-name="P84">+------+----------+----------+--------+------</text:p>
      <text:p text:style-name="P84"/>
      <text:p text:style-name="P88">54)</text:p>
      <text:p text:style-name="P88"/>
      <text:p text:style-name="P88">select * from orders where odate="1996-03-10" or <text:s/>odate="1996-04-10";</text:p>
      <text:p text:style-name="P88"/>
      <text:p text:style-name="P88">+------+---------+------------+------+</text:p>
      <text:p text:style-name="P88">| onum | amt <text:s text:c="4"/>| odate <text:s text:c="5"/>| cnum |</text:p>
      <text:p text:style-name="P88">+------+---------+------------+------+</text:p>
      <text:p text:style-name="P88">| 3001 | <text:s text:c="2"/>18.69 | 1996-03-10 | 2008 |</text:p>
      <text:p text:style-name="P88">| 3002 | 1900.10 | 1996-03-10 | 2007 |</text:p>
      <text:p text:style-name="P88">| 3003 | <text:s/>767.19 | 1996-03-10 | 2001 |</text:p>
      <text:p text:style-name="P88">| 3005 | 5160.45 | 1996-03-10 | 2003 |</text:p>
      <text:p text:style-name="P88">| 3006 | 1098.16 | 1996-03-10 | 2008 |</text:p>
      <text:p text:style-name="P88">| 3007 | <text:s text:c="2"/>75.75 | 1996-04-10 | 2002 |</text:p>
      <text:p text:style-name="P88">| 3009 | 1713.23 | 1996-04-10 | 2002 |</text:p>
      <text:p text:style-name="P88">+------+---------+------------+------</text:p>
      <text:p text:style-name="P86"/>
      <text:p text:style-name="P86">55)</text:p>
      <text:p text:style-name="P84"/>
      <text:p text:style-name="P84">mysql&gt;select o.onum,c.cname from customer c,orders o where c.cnum=o.cnum;</text:p>
      <text:p text:style-name="P84"/>
      <text:p text:style-name="P84">+------+----------+</text:p>
      <text:p text:style-name="P84">| onum | cname <text:s text:c="3"/>|</text:p>
      <text:p text:style-name="P84">+------+----------+</text:p>
      <text:p text:style-name="P84">| 3003 | Hoffman <text:s/>|</text:p>
      <text:p text:style-name="P84">| 3007 | Giovanni |</text:p>
      <text:p text:style-name="P84">| 3009 | Giovanni |</text:p>
      <text:p text:style-name="P84">| 3005 | Liu <text:s text:c="5"/>|</text:p>
      <text:p text:style-name="P84">| 3010 | Grass <text:s text:c="3"/>|</text:p>
      <text:p text:style-name="P84">| 3008 | Clemens <text:s/>|</text:p>
      <text:p text:style-name="P84">| 3011 | Clemens <text:s/>|</text:p>
      <text:p text:style-name="P84">| 3002 | Pereira <text:s/>|</text:p>
      <text:p text:style-name="P84">| 3001 | Cisneros |</text:p>
      <text:p text:style-name="P84">| 3006 | Cisneros |</text:p>
      <text:p text:style-name="P84"/>
      <text:p text:style-name="P84">56)</text:p>
      <text:p text:style-name="P84"/>
      <text:p text:style-name="P84">select c.city,c.rating from customer c where c.rating&gt;all(select c.rating from customer c where c.city='rome');</text:p>
      <text:p text:style-name="P84"/>
      <text:p text:style-name="P84">+----------+--------+</text:p>
      <text:p text:style-name="P84">| city <text:s text:c="4"/>| rating |</text:p>
      <text:p text:style-name="P84">+----------+--------+</text:p>
      <text:p text:style-name="P84">| Berlin <text:s text:c="2"/>| <text:s text:c="3"/>300 |</text:p>
      <text:p text:style-name="P84">| San Jose | <text:s text:c="3"/>300 |</text:p>
      <text:p text:style-name="P59"/>
      <text:p text:style-name="P59">5<text:span text:style-name="T13">7)</text:span></text:p>
      <text:p text:style-name="P87"><text:soft-page-break/>mysql&gt; select * from customer where rating&lt;=100 and city="Rome" or rating&gt;100;</text:p>
      <text:p text:style-name="P87"/>
      <text:p text:style-name="P87">+------+----------+----------+--------+------+</text:p>
      <text:p text:style-name="P87">| cnum | cname <text:s text:c="3"/>| city <text:s text:c="4"/>| rating | snum |</text:p>
      <text:p text:style-name="P87">+------+----------+----------+--------+------+</text:p>
      <text:p text:style-name="P87">| 2002 | Giovanni | Rome <text:s text:c="4"/>| <text:s text:c="3"/>200 | 1003 |</text:p>
      <text:p text:style-name="P87">| 2003 | Liu <text:s text:c="5"/>| San Jose | <text:s text:c="3"/>200 | 1002 |</text:p>
      <text:p text:style-name="P87">| 2004 | Grass <text:s text:c="3"/>| Berlin <text:s text:c="2"/>| <text:s text:c="3"/>300 | 1002 |</text:p>
      <text:p text:style-name="P87">| 2007 | Pereira <text:s/>| Rome <text:s text:c="4"/>| <text:s text:c="3"/>100 | 1004 |</text:p>
      <text:p text:style-name="P87">| 2008 | Cisneros | San Jose | <text:s text:c="3"/>300 | 1007 |</text:p>
      <text:p text:style-name="P87"/>
      <text:p text:style-name="P59">5<text:span text:style-name="T13">8</text:span>)</text:p>
      <text:p text:style-name="P106"/>
      <text:p text:style-name="P106">select s.snum,s.sname,c.cnum,c.cname,c.city,c.rating from salespeople s,customer c where s.snum=c.snum and s.snum=1001;</text:p>
      <text:p text:style-name="P106"/>
      <text:p text:style-name="P106">+------+-------+------+---------+--------+--------+</text:p>
      <text:p text:style-name="P106">| snum | sname | cnum | cname <text:s text:c="2"/>| city <text:s text:c="2"/>| rating |</text:p>
      <text:p text:style-name="P106">+------+-------+------+---------+--------+--------+</text:p>
      <text:p text:style-name="P106">| 1001 | Peel <text:s/>| 2001 | Hoffman | London | <text:s text:c="3"/>100 |</text:p>
      <text:p text:style-name="P106">| 1001 | Peel <text:s/>| 2006 | Clemens | London | <text:s text:c="3"/>100 |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F1" office:value-type="string">
              <text:p text:style-name="Table_20_Contents"/>
            </table:table-cell>
          </table:table-row>
        </table:table-header-rows>
      </table:table>
      <text:p text:style-name="P59"/>
      <text:p text:style-name="P59">5<text:span text:style-name="T13">9</text:span>)</text:p>
      <text:p text:style-name="P59"/>
      <text:p text:style-name="P90"/>
      <text:p text:style-name="P90"/>
      <text:p text:style-name="P90"/>
      <text:p text:style-name="P97">60)</text:p>
      <text:p text:style-name="P97">select amt <text:s/>from orders where amt is null;</text:p>
      <text:p text:style-name="P97"/>
      <text:p text:style-name="P97">Empty set (0.00 sec)</text:p>
      <text:p text:style-name="P95"/>
      <text:p text:style-name="P97">61)</text:p>
      <text:p text:style-name="P96"/>
      <text:p text:style-name="P96"/>
      <text:p text:style-name="P96"/>
      <text:p text:style-name="P96">62)</text:p>
      <text:p text:style-name="P95">select sname,comm from salespeople;</text:p>
      <text:p text:style-name="P95"/>
      <text:p text:style-name="P95">+---------+------+</text:p>
      <text:p text:style-name="P95">| sname <text:s text:c="2"/>| comm |</text:p>
      <text:p text:style-name="P95">+---------+------+</text:p>
      <text:p text:style-name="P95">| Peel <text:s text:c="3"/>| 0.12 |</text:p>
      <text:p text:style-name="P95">| Serres <text:s/>| 0.13 |</text:p>
      <text:p text:style-name="P95">| AxleRod | 0.10 |</text:p>
      <text:p text:style-name="P95">| Motika <text:s/>| 0.11 |</text:p>
      <text:p text:style-name="P95">| Fran <text:s text:c="3"/>| 0.26 |</text:p>
      <text:p text:style-name="P95"><text:soft-page-break/>| Rifkin <text:s/>| 0.15 |</text:p>
      <text:p text:style-name="P95">+---------+------</text:p>
      <text:p text:style-name="P95"/>
      <text:p text:style-name="P95"/>
      <text:p text:style-name="P90">63) didnt get</text:p>
      <text:p text:style-name="P90"/>
      <text:p text:style-name="P90">mysql&gt; select c.cname,c.city,c.cnum from customer c where rating=(select rating from customer where cnum=1002);</text:p>
      <text:p text:style-name="P90"/>
      <text:p text:style-name="P90">Empty set (0.00 sec)</text:p>
      <text:p text:style-name="P90"/>
      <text:p text:style-name="P59"><text:span text:style-name="T13">64</text:span>)</text:p>
      <text:p text:style-name="P59"/>
      <text:p text:style-name="P89">mysql&gt; select s.sname,c.cname from salespeople s,customer c where s.snum=c.snum order by sname,cname asc;</text:p>
      <text:p text:style-name="P89"/>
      <text:p text:style-name="P89">+---------+----------+</text:p>
      <text:p text:style-name="P89">| sname <text:s text:c="2"/>| cname <text:s text:c="3"/>|</text:p>
      <text:p text:style-name="P89">+---------+----------+</text:p>
      <text:p text:style-name="P89">| AxelRod | Giovanni |</text:p>
      <text:p text:style-name="P89">| Motika <text:s/>| Pereira <text:s/>|</text:p>
      <text:p text:style-name="P89">| Peel <text:s text:c="3"/>| Clemens <text:s/>|</text:p>
      <text:p text:style-name="P89">| Peel <text:s text:c="3"/>| Hoffman <text:s/>|</text:p>
      <text:p text:style-name="P89">| Rifkin <text:s/>| Cisneros |</text:p>
      <text:p text:style-name="P89">| Serres <text:s/>| Grass <text:s text:c="3"/>|</text:p>
      <text:p text:style-name="P89">| Serres <text:s/>| Liu <text:s text:c="5"/>|</text:p>
      <text:p text:style-name="P89"/>
      <text:p text:style-name="P147"><text:span text:style-name="T18">65)</text:span></text:p>
      <text:p text:style-name="P147"/>
      <text:p text:style-name="P147"/>
      <text:p text:style-name="P147"/>
      <text:p text:style-name="P147">66)</text:p>
      <text:p text:style-name="P99"/>
      <text:p text:style-name="P100">select sum(amt) from orders;</text:p>
      <text:p text:style-name="P100">+----------+</text:p>
      <text:p text:style-name="P100">| sum(amt) |</text:p>
      <text:p text:style-name="P100">+----------+</text:p>
      <text:p text:style-name="P100">| 26658.40 |</text:p>
      <text:p text:style-name="P100">+----------</text:p>
      <text:p text:style-name="P100"/>
      <text:p text:style-name="P99">67)</text:p>
      <text:p text:style-name="P98"/>
      <text:p text:style-name="P98">select onum,amt,odate from orders ;</text:p>
      <text:p text:style-name="P98"/>
      <text:p text:style-name="P98">+------+---------+------------+</text:p>
      <text:p text:style-name="P98">| onum | amt <text:s text:c="4"/>| odate <text:s text:c="5"/>|</text:p>
      <text:p text:style-name="P98">+------+---------+------------+</text:p>
      <text:p text:style-name="P98">| 3001 | <text:s text:c="2"/>18.69 | 1996-03-10 |</text:p>
      <text:p text:style-name="P98">| 3002 | 1900.10 | 1996-03-10 |</text:p>
      <text:p text:style-name="P98"><text:soft-page-break/>| 3003 | <text:s/>767.19 | 1996-03-10 |</text:p>
      <text:p text:style-name="P98">| 3005 | 5160.45 | 1996-03-10 |</text:p>
      <text:p text:style-name="P98">| 3006 | 1098.16 | 1996-03-10 |</text:p>
      <text:p text:style-name="P98">| 3007 | <text:s text:c="2"/>75.75 | 1996-04-10 |</text:p>
      <text:p text:style-name="P98">| 3008 | 4723.00 | 1996-05-10 |</text:p>
      <text:p text:style-name="P98">| 3009 | 1713.23 | 1996-04-10 |</text:p>
      <text:p text:style-name="P98">| 3010 | 1309.95 | 1996-06-10 |</text:p>
      <text:p text:style-name="P98">| 3011 | 9891.88 | 1996-06-10 |</text:p>
      <text:p text:style-name="P98">+------+---------+------------</text:p>
      <text:p text:style-name="P95"/>
      <text:p text:style-name="P95">68)</text:p>
      <text:p text:style-name="P95"/>
      <text:p text:style-name="P95"><text:s/>select count(*) from customer where rating is not null ;</text:p>
      <text:p text:style-name="P95"/>
      <text:p text:style-name="P95">+----------+</text:p>
      <text:p text:style-name="P95">| count(*) |</text:p>
      <text:p text:style-name="P95">+----------+</text:p>
      <text:p text:style-name="P95">| <text:s text:c="7"/>7 |</text:p>
      <text:p text:style-name="P95">+----------</text:p>
      <text:p text:style-name="P95"/>
      <text:p text:style-name="P101">69)</text:p>
      <text:p text:style-name="P72"/>
      <text:p text:style-name="P101">select o.onum,s.sname,c.cname from salespeople s,customer c,orders o where s.snum=c.snum and c.cnum=o.cnum group by o.onum;</text:p>
      <text:p text:style-name="P101"/>
      <text:p text:style-name="P101">+------+---------+----------+</text:p>
      <text:p text:style-name="P101">| onum | sname <text:s text:c="2"/>| cname <text:s text:c="3"/>|</text:p>
      <text:p text:style-name="P101">+------+---------+----------+</text:p>
      <text:p text:style-name="P101">| 3001 | Rifkin <text:s/>| Cisneros |</text:p>
      <text:p text:style-name="P101">| 3002 | Motika <text:s/>| Pereira <text:s/>|</text:p>
      <text:p text:style-name="P101">| 3003 | Peel <text:s text:c="3"/>| Hoffman <text:s/>|</text:p>
      <text:p text:style-name="P101">| 3005 | Serres <text:s/>| Liu <text:s text:c="5"/>|</text:p>
      <text:p text:style-name="P101">| 3006 | Rifkin <text:s/>| Cisneros |</text:p>
      <text:p text:style-name="P101">| 3007 | AxleRod | Giovanni |</text:p>
      <text:p text:style-name="P101">| 3008 | Peel <text:s text:c="3"/>| Clemens <text:s/>|</text:p>
      <text:p text:style-name="P101">| 3009 | AxleRod | Giovanni |</text:p>
      <text:p text:style-name="P101">| 3010 | Serres <text:s/>| Grass <text:s text:c="3"/>|</text:p>
      <text:p text:style-name="P101">| 3011 | Peel <text:s text:c="3"/>| Clemens <text:s/>|</text:p>
      <text:p text:style-name="P101">+------+---------+----------</text:p>
      <text:p text:style-name="P101"/>
      <text:p text:style-name="P104">70)</text:p>
      <text:p text:style-name="P103"/>
      <text:p text:style-name="P104">select s.sname,s.comm,c.city from salespeople s,customer c where c.city='london';</text:p>
      <text:p text:style-name="P104"/>
      <text:p text:style-name="P104">+---------+------+--------+</text:p>
      <text:p text:style-name="P104">| sname <text:s text:c="2"/>| comm | city <text:s text:c="2"/>|</text:p>
      <text:p text:style-name="P104">+---------+------+--------+</text:p>
      <text:p text:style-name="P104">| Peel <text:s text:c="3"/>| 0.12 | London |</text:p>
      <text:p text:style-name="P104">| Peel <text:s text:c="3"/>| 0.12 | London |</text:p>
      <text:p text:style-name="P104"><text:soft-page-break/>| Serres <text:s/>| 0.13 | London |</text:p>
      <text:p text:style-name="P104">| Serres <text:s/>| 0.13 | London |</text:p>
      <text:p text:style-name="P104">| AxleRod | 0.10 | London |</text:p>
      <text:p text:style-name="P104">| AxleRod | 0.10 | London |</text:p>
      <text:p text:style-name="P104">| Motika <text:s/>| 0.11 | London |</text:p>
      <text:p text:style-name="P104">| Motika <text:s/>| 0.11 | London |</text:p>
      <text:p text:style-name="P104">| Fran <text:s text:c="3"/>| 0.26 | London |</text:p>
      <text:p text:style-name="P104">| Fran <text:s text:c="3"/>| 0.26 | London |</text:p>
      <text:p text:style-name="P104">| Rifkin <text:s/>| 0.15 | London |</text:p>
      <text:p text:style-name="P104">| Rifkin <text:s/>| 0.15 | London |</text:p>
      <text:p text:style-name="P104">+---------+------+--------</text:p>
      <text:p text:style-name="P103"/>
      <text:p text:style-name="P103">71)</text:p>
      <text:p text:style-name="P102">select s.sname from salespeople s where not s.sname=any(select s.sname from salespeople s,customer c <text:s/>where s.snum=c.snum and s.city=c.city);</text:p>
      <text:p text:style-name="P102"/>
      <text:p text:style-name="P102">+---------+</text:p>
      <text:p text:style-name="P102">| sname <text:s text:c="2"/>|</text:p>
      <text:p text:style-name="P102">+---------+</text:p>
      <text:p text:style-name="P102">| AxleRod |</text:p>
      <text:p text:style-name="P102">| Motika <text:s/>|</text:p>
      <text:p text:style-name="P102">| Fran <text:s text:c="3"/>|</text:p>
      <text:p text:style-name="P102">| Rifkin <text:s/>|</text:p>
      <text:p text:style-name="P102">+---------</text:p>
      <text:p text:style-name="P72"/>
      <text:p text:style-name="P150"><text:span text:style-name="T18">72)</text:span></text:p>
      <text:p text:style-name="P150"/>
      <text:p text:style-name="P150"/>
      <text:p text:style-name="P150"/>
      <text:p text:style-name="P150">73)</text:p>
      <text:p text:style-name="P73"/>
      <text:p text:style-name="P105">select c.cnum,c.cname,s.snum,s.sname from customer c,salespeople s where c.snum=s.snum and s.sname in('peel','motika');</text:p>
      <text:p text:style-name="P105">+------+---------+------+--------+</text:p>
      <text:p text:style-name="P105">| cnum | cname <text:s text:c="2"/>| snum | sname <text:s/>|</text:p>
      <text:p text:style-name="P105">+------+---------+------+--------+</text:p>
      <text:p text:style-name="P105">| 2001 | Hoffman | 1001 | Peel <text:s text:c="2"/>|</text:p>
      <text:p text:style-name="P105">| 2006 | Clemens | 1001 | Peel <text:s text:c="2"/>|</text:p>
      <text:p text:style-name="P105">| 2007 | Pereira | 1004 | Motika |</text:p>
      <text:p text:style-name="P105">+------+---------+------+--------+</text:p>
      <text:p text:style-name="P73"/>
      <text:p text:style-name="P151"><text:span text:style-name="T18">74)</text:span></text:p>
      <text:p text:style-name="P151"/>
      <text:p text:style-name="P151"/>
      <text:p text:style-name="P151"/>
      <text:p text:style-name="P151">75)</text:p>
      <text:p text:style-name="P75"/>
      <text:p text:style-name="P107">select * from orders o, customer c where o.cnum=c.cnum and c.city='london';</text:p>
      <text:p text:style-name="P107"/>
      <text:p text:style-name="P107"><text:soft-page-break/>+------+---------+------------+------+------+---------+--------+--------+------+</text:p>
      <text:p text:style-name="P107">| onum | amt <text:s text:c="4"/>| odate <text:s text:c="5"/>| cnum | cnum | cname <text:s text:c="2"/>| city <text:s text:c="2"/>| rating | snum |</text:p>
      <text:p text:style-name="P107">+------+---------+------------+------+------+---------+--------+--------+------+</text:p>
      <text:p text:style-name="P107">| 3003 | <text:s/>767.19 | 1996-03-10 | 2001 | 2001 | Hoffman | London | <text:s text:c="3"/>100 | 1001 |</text:p>
      <text:p text:style-name="P107">| 3008 | 4723.00 | 1996-05-10 | 2006 | 2006 | Clemens | London | <text:s text:c="3"/>100 | 1001 |</text:p>
      <text:p text:style-name="P107">| 3011 | 9891.88 | 1996-06-10 | 2006 | 2006 | Clemens | London | <text:s text:c="3"/>100 | 1001 |</text:p>
      <text:p text:style-name="P107">+------+---------+------------+------+------+---------+--------+--------+------+</text:p>
      <text:p text:style-name="P75"/>
      <text:p text:style-name="P153"><text:span text:style-name="T17">76)</text:span></text:p>
      <text:p text:style-name="P153"/>
      <text:p text:style-name="P153"/>
      <text:p text:style-name="P153"/>
      <text:p text:style-name="P153"><text:span text:style-name="T17">77)</text:span></text:p>
      <text:p text:style-name="P153"/>
      <text:p text:style-name="P153"/>
      <text:p text:style-name="P153"/>
      <text:p text:style-name="P153">78)</text:p>
      <text:p text:style-name="P80"/>
      <text:p text:style-name="P152"/>
      <text:p text:style-name="P152"/>
      <text:p text:style-name="P152">79)</text:p>
      <text:p text:style-name="P74"/>
      <text:p text:style-name="P154">select cname from customer where cname like 'c%';</text:p>
      <text:p text:style-name="P74"/>
      <text:p text:style-name="P154">+----------+</text:p>
      <text:p text:style-name="P154">| cname <text:s text:c="3"/>|</text:p>
      <text:p text:style-name="P154">+----------+</text:p>
      <text:p text:style-name="P154">| Clemens <text:s/>|</text:p>
      <text:p text:style-name="P154">| Cisneros |</text:p>
      <text:p text:style-name="P154">+----------</text:p>
      <text:p text:style-name="P111"/>
      <text:p text:style-name="P143">80)</text:p>
      <text:p text:style-name="P114"/>
      <text:p text:style-name="P143">select city, max(rating) from customer group <text:s/>by city;</text:p>
      <text:p text:style-name="P143"/>
      <text:p text:style-name="P143">+----------+-------------+</text:p>
      <text:p text:style-name="P143">| city <text:s text:c="4"/>| max(rating) |</text:p>
      <text:p text:style-name="P143">+----------+-------------+</text:p>
      <text:p text:style-name="P143">| Berlin <text:s text:c="2"/>| <text:s text:c="8"/>300 |</text:p>
      <text:p text:style-name="P143">| London <text:s text:c="2"/>| <text:s text:c="8"/>100 |</text:p>
      <text:p text:style-name="P143">| Rome <text:s text:c="4"/>| <text:s text:c="8"/>200 |</text:p>
      <text:p text:style-name="P143">| San Jose | <text:s text:c="8"/>300 |</text:p>
      <text:p text:style-name="P143">+----------+-------------+</text:p>
      <text:p text:style-name="P114"/>
      <text:p text:style-name="P144">81)</text:p>
      <text:p text:style-name="P115"/>
      <text:p text:style-name="P144">select distinct s.snum,s.sname <text:s/>from salespeople s, orders o, customer c where s.snum=c.snum and c.cnum=o.cnum;</text:p>
      <text:p text:style-name="P144"/>
      <text:p text:style-name="P144"><text:soft-page-break/>+------+---------+</text:p>
      <text:p text:style-name="P144">| snum | sname <text:s text:c="2"/>|</text:p>
      <text:p text:style-name="P144">+------+---------+</text:p>
      <text:p text:style-name="P144">| 1001 | Peel <text:s text:c="3"/>|</text:p>
      <text:p text:style-name="P144">| 1002 | Serres <text:s/>|</text:p>
      <text:p text:style-name="P144">| 1003 | AxelRod |</text:p>
      <text:p text:style-name="P144">| 1004 | Motika <text:s/>|</text:p>
      <text:p text:style-name="P144">| 1007 | Rifkin <text:s/>|</text:p>
      <text:p text:style-name="P144">+------+---------+</text:p>
      <text:p text:style-name="P115"/>
      <text:p text:style-name="P115">82)</text:p>
      <text:p text:style-name="P111"/>
      <text:p text:style-name="P111">select rating,cname,cnum from customer order by rating desc;</text:p>
      <text:p text:style-name="P111"/>
      <text:p text:style-name="P111">+--------+----------+------+</text:p>
      <text:p text:style-name="P111">| rating | cname <text:s text:c="3"/>| cnum |</text:p>
      <text:p text:style-name="P111">+--------+----------+------+</text:p>
      <text:p text:style-name="P111">| <text:s text:c="3"/>300 | Grass <text:s text:c="3"/>| 2004 |</text:p>
      <text:p text:style-name="P111">| <text:s text:c="3"/>300 | Cisneros | 2008 |</text:p>
      <text:p text:style-name="P111">| <text:s text:c="3"/>200 | Giovanni | 2002 |</text:p>
      <text:p text:style-name="P111">| <text:s text:c="3"/>200 | Liu <text:s text:c="5"/>| 2003 |</text:p>
      <text:p text:style-name="P111">| <text:s text:c="3"/>100 | Hoffman <text:s/>| 2001 |</text:p>
      <text:p text:style-name="P111">| <text:s text:c="3"/>100 | Clemens <text:s/>| 2006 |</text:p>
      <text:p text:style-name="P111">| <text:s text:c="3"/>100 | Pereira <text:s/>| 2007 |</text:p>
      <text:p text:style-name="P111">+--------+----------+------</text:p>
      <text:p text:style-name="P111"/>
      <text:p text:style-name="P111">83)</text:p>
      <text:p text:style-name="P111"/>
      <text:p text:style-name="P111">select avg(comm) from salespeople where city='London';</text:p>
      <text:p text:style-name="P111">+-----------+</text:p>
      <text:p text:style-name="P111">| avg(comm) |</text:p>
      <text:p text:style-name="P111">+-----------+</text:p>
      <text:p text:style-name="P111">| <text:s/>0.163333 |</text:p>
      <text:p text:style-name="P111">+-----------</text:p>
      <text:p text:style-name="P78"/>
      <text:p text:style-name="P111">84)</text:p>
      <text:p text:style-name="P77"/>
      <text:p text:style-name="P158">select * from orders where cnum='2001';</text:p>
      <text:p text:style-name="P158">+------+--------+------------+------+</text:p>
      <text:p text:style-name="P158">| onum | amt <text:s text:c="3"/>| odate <text:s text:c="5"/>| cnum |</text:p>
      <text:p text:style-name="P158">+------+--------+------------+------+</text:p>
      <text:p text:style-name="P158">| 3003 | 767.19 | 1996-03-10 | 2001 |</text:p>
      <text:p text:style-name="P158">+------+--------+------------+-----</text:p>
      <text:p text:style-name="P110"/>
      <text:p text:style-name="P110">(select s.sname <text:s/>from salespeople s, customer c <text:s/>where s.snum=c.snum and c.cnum=2001);</text:p>
      <text:p text:style-name="P109">+-------+</text:p>
      <text:p text:style-name="P109">| sname |</text:p>
      <text:p text:style-name="P109">+-------+</text:p>
      <text:p text:style-name="P109">| Peel <text:s/>|</text:p>
      <text:p text:style-name="P109"><text:soft-page-break/>+-------+</text:p>
      <text:p text:style-name="P109"/>
      <text:p text:style-name="P109">mysql&gt; select o.onum from orders o, salespeople s where s.sname=any (select s.sname <text:s/>from salespeople s, customer c <text:s/>where s.snum=c.snum and c.cnum=2001);</text:p>
      <text:p text:style-name="P109"/>
      <text:p text:style-name="P109">+------+</text:p>
      <text:p text:style-name="P109">| onum |</text:p>
      <text:p text:style-name="P109">+------+</text:p>
      <text:p text:style-name="P109">| 3003 |</text:p>
      <text:p text:style-name="P109">| 3007 |</text:p>
      <text:p text:style-name="P109">| 3009 |</text:p>
      <text:p text:style-name="P109">| 3005 |</text:p>
      <text:p text:style-name="P109">| 3010 |</text:p>
      <text:p text:style-name="P109">| 3008 |</text:p>
      <text:p text:style-name="P109">| 3011 |</text:p>
      <text:p text:style-name="P109">| 3002 |</text:p>
      <text:p text:style-name="P109">| 3001 |</text:p>
      <text:p text:style-name="P109">| 3006 |</text:p>
      <text:p text:style-name="P109">+------+</text:p>
      <text:p text:style-name="P77"/>
      <text:p text:style-name="P109">85)</text:p>
      <text:p text:style-name="P76"/>
      <text:p text:style-name="P108">select * from salespeople where comm between 0.10 and 0.12;</text:p>
      <text:p text:style-name="P108"/>
      <text:p text:style-name="P108">+------+---------+----------+------+</text:p>
      <text:p text:style-name="P108">| snum | sname <text:s text:c="2"/>| city <text:s text:c="4"/>| comm |</text:p>
      <text:p text:style-name="P108">+------+---------+----------+------+</text:p>
      <text:p text:style-name="P108">| 1001 | Peel <text:s text:c="3"/>| London <text:s text:c="2"/>| 0.12 |</text:p>
      <text:p text:style-name="P108">| 1003 | AxelRod | New York | 0.10 |</text:p>
      <text:p text:style-name="P108">| 1004 | Motika <text:s/>| London <text:s text:c="2"/>| 0.11 |</text:p>
      <text:p text:style-name="P108">+------+---------+----------+------+</text:p>
      <text:p text:style-name="P76"/>
      <text:p text:style-name="P113">87<text:span text:style-name="T15">)</text:span></text:p>
      <text:p text:style-name="P113"/>
      <text:p text:style-name="P113">select * from orders where(amt&lt;1000 or not(odate="1996-03-10" and cnum&gt;2003));</text:p>
      <text:p text:style-name="P111">+------+---------+------------+------+</text:p>
      <text:p text:style-name="P111">| onum | amt <text:s text:c="4"/>| odate <text:s text:c="5"/>| cnum |</text:p>
      <text:p text:style-name="P111">+------+---------+------------+------+</text:p>
      <text:p text:style-name="P111">| 3001 | <text:s text:c="2"/>18.69 | 1996-03-10 | 2008 |</text:p>
      <text:p text:style-name="P111">| 3003 | <text:s/>767.19 | 1996-03-10 | 2001 |</text:p>
      <text:p text:style-name="P111">| 3005 | 5160.45 | 1996-03-10 | 2003 |</text:p>
      <text:p text:style-name="P111">| 3007 | <text:s text:c="2"/>75.75 | 1996-04-10 | 2002 |</text:p>
      <text:p text:style-name="P111">| 3008 | 4723.00 | 1996-05-10 | 2006 |</text:p>
      <text:p text:style-name="P111">| 3009 | 1713.23 | 1996-04-10 | 2002 |</text:p>
      <text:p text:style-name="P111">| 3010 | 1309.95 | 1996-06-10 | 2004 |</text:p>
      <text:p text:style-name="P111">| 3011 | 9891.88 | 1996-06-10 | 2006 |</text:p>
      <text:p text:style-name="P111">+------+---------+------------+------</text:p>
      <text:p text:style-name="P111"/>
      <text:p text:style-name="P112">86<text:span text:style-name="T14">)</text:span></text:p>
      <text:p text:style-name="P112"><text:soft-page-break/></text:p>
      <text:p text:style-name="P112">select sname,city from salespeople <text:s/>where comm&gt;0.10 having city='London'; </text:p>
      <text:p text:style-name="P111"/>
      <text:p text:style-name="P111">+--------+--------+</text:p>
      <text:p text:style-name="P111">| sname <text:s/>| city <text:s text:c="2"/>|</text:p>
      <text:p text:style-name="P111">+--------+--------+</text:p>
      <text:p text:style-name="P111">| Peel <text:s text:c="2"/>| London |</text:p>
      <text:p text:style-name="P111">| Motika | London |</text:p>
      <text:p text:style-name="P111">| Fran <text:s text:c="2"/>| London |</text:p>
      <text:p text:style-name="P111">+--------+-------</text:p>
      <text:p text:style-name="P175"/>
      <text:p text:style-name="P174">88)</text:p>
      <text:p text:style-name="P122"/>
      <text:p text:style-name="P122">select min(o.amt),c.cname from orders o, customer c where o.cnum=c.cnum group by cname ;</text:p>
      <text:p text:style-name="P122">+------------+----------+</text:p>
      <text:p text:style-name="P122">| min(o.amt) | cname <text:s text:c="3"/>|</text:p>
      <text:p text:style-name="P122">+------------+----------+</text:p>
      <text:p text:style-name="P122">| <text:s text:c="5"/>18.69 | Cisneros |</text:p>
      <text:p text:style-name="P122">| <text:s text:c="3"/>4723.00 | Clemens <text:s/>|</text:p>
      <text:p text:style-name="P122">| <text:s text:c="5"/>75.75 | Giovanni |</text:p>
      <text:p text:style-name="P122">| <text:s text:c="3"/>1309.95 | Grass <text:s text:c="3"/>|</text:p>
      <text:p text:style-name="P122">| <text:s text:c="4"/>767.19 | Hoffman <text:s/>|</text:p>
      <text:p text:style-name="P122">| <text:s text:c="3"/>5160.45 | Liu <text:s text:c="5"/>|</text:p>
      <text:p text:style-name="P122">| <text:s text:c="3"/>1900.10 | Pereira <text:s/>|</text:p>
      <text:p text:style-name="P122">+------------+----------+</text:p>
      <text:p text:style-name="P122"/>
      <text:p text:style-name="P139">89)</text:p>
      <text:p text:style-name="P79"/>
      <text:p text:style-name="P139">select cname from customer c where cname like 'g%'order by cname limit 1;</text:p>
      <text:p text:style-name="P139"/>
      <text:p text:style-name="P139">+----------+</text:p>
      <text:p text:style-name="P139">| cname <text:s text:c="3"/>|</text:p>
      <text:p text:style-name="P139">+----------+</text:p>
      <text:p text:style-name="P139">| Giovanni |</text:p>
      <text:p text:style-name="P139">+----------+</text:p>
      <text:p text:style-name="P79"/>
      <text:p text:style-name="P79">90<text:span text:style-name="T10">)</text:span></text:p>
      <text:p text:style-name="P76"/>
      <text:p text:style-name="P123">select count(*) from customer where city is not null;</text:p>
      <text:p text:style-name="P123">+----------+</text:p>
      <text:p text:style-name="P123">| count(*) |</text:p>
      <text:p text:style-name="P123">+----------+</text:p>
      <text:p text:style-name="P123">| <text:s text:c="7"/>7 |</text:p>
      <text:p text:style-name="P123">+----------+</text:p>
      <text:p text:style-name="P76"/>
      <text:p text:style-name="P71">select city, count(*) from customer where city is not null group by city having count(*)&gt;1;</text:p>
      <text:p text:style-name="P71"/>
      <text:p text:style-name="P71">+----------+----------+</text:p>
      <text:p text:style-name="P71">| city <text:s text:c="4"/>| count(*) |</text:p>
      <text:p text:style-name="P71"><text:soft-page-break/>+----------+----------+</text:p>
      <text:p text:style-name="P71">| London <text:s text:c="2"/>| <text:s text:c="7"/>2 |</text:p>
      <text:p text:style-name="P71">| Rome <text:s text:c="4"/>| <text:s text:c="7"/>2 |</text:p>
      <text:p text:style-name="P71">| San Jose | <text:s text:c="7"/>2 |</text:p>
      <text:p text:style-name="P71"/>
      <text:p text:style-name="P71">91<text:span text:style-name="T10">)</text:span></text:p>
      <text:p text:style-name="P71">select avg(amt) from orders;</text:p>
      <text:p text:style-name="P71"/>
      <text:p text:style-name="P71">+-------------+</text:p>
      <text:p text:style-name="P71">| avg(amt) <text:s text:c="3"/>|</text:p>
      <text:p text:style-name="P71">+-------------+</text:p>
      <text:p text:style-name="P71">| 2665.840000 |</text:p>
      <text:p text:style-name="P71"/>
      <text:p text:style-name="P71">92<text:span text:style-name="T9">)</text:span></text:p>
      <text:p text:style-name="P71">select * from orders o,salespeople s <text:s/>where not((odate="1996-03-10" and snum&gt;1006) and <text:s/>amt&gt;=1500);</text:p>
      <text:p text:style-name="P71"/>
      <text:p text:style-name="P71">+------+---------+------------+------+------+---------+------+-----------+</text:p>
      <text:p text:style-name="P71">| onum | amt <text:s text:c="4"/>| odate <text:s text:c="5"/>| cnum | snum | sname <text:s text:c="2"/>| comm | city <text:s text:c="5"/>|</text:p>
      <text:p text:style-name="P71">+------+---------+------------+------+------+---------+------+-----------+</text:p>
      <text:p text:style-name="P71">| 3001 | <text:s text:c="2"/>18.69 | 1996-03-10 | 2008 | 1001 | Peel <text:s text:c="3"/>| 0.12 | London <text:s text:c="3"/>|</text:p>
      <text:p text:style-name="P71">| 3001 | <text:s text:c="2"/>18.69 | 1996-03-10 | 2008 | 1002 | Serres <text:s/>| 0.13 | San Jose <text:s/>|</text:p>
      <text:p text:style-name="P71">| 3001 | <text:s text:c="2"/>18.69 | 1996-03-10 | 2008 | 1003 | AxleRod | 0.10 | NewYork <text:s text:c="2"/>|</text:p>
      <text:p text:style-name="P71">| 3001 | <text:s text:c="2"/>18.69 | 1996-03-10 | 2008 | 1004 | Motika <text:s/>| 0.11 | London <text:s text:c="3"/>|</text:p>
      <text:p text:style-name="P71">| 3001 | <text:s text:c="2"/>18.69 | 1996-03-10 | 2008 | 1005 | Fran <text:s text:c="3"/>| 0.26 | London <text:s text:c="3"/>|</text:p>
      <text:p text:style-name="P71">| 3001 | <text:s text:c="2"/>18.69 | 1996-03-10 | 2008 | 1007 | Rifkin <text:s/>| 0.15 | Barcelona |</text:p>
      <text:p text:style-name="P71">| 3002 | 1900.10 | 1996-03-10 | 2007 | 1001 | Peel <text:s text:c="3"/>| 0.12 | London <text:s text:c="3"/>|</text:p>
      <text:p text:style-name="P71">| 3002 | 1900.10 | 1996-03-10 | 2007 | 1002 | Serres <text:s/>| 0.13 | San Jose <text:s/>|</text:p>
      <text:p text:style-name="P71">| 3002 | 1900.10 | 1996-03-10 | 2007 | 1003 | AxleRod | 0.10 | NewYork <text:s text:c="2"/>|</text:p>
      <text:p text:style-name="P71">| 3002 | 1900.10 | 1996-03-10 | 2007 | 1004 | Motika <text:s/>| 0.11 | London <text:s text:c="3"/>|</text:p>
      <text:p text:style-name="P71">| 3002 | 1900.10 | 1996-03-10 | 2007 | 1005 | Fran <text:s text:c="3"/>| 0.26 | London <text:s text:c="3"/>|</text:p>
      <text:p text:style-name="P71">| 3003 | <text:s/>767.19 | 1996-03-10 | 2001 | 1001 | Peel <text:s text:c="3"/>| 0.12 | London <text:s text:c="3"/>|</text:p>
      <text:p text:style-name="P71">| 3003 | <text:s/>767.19 | 1996-03-10 | 2001 | 1002 | Serres <text:s/>| 0.13 | San Jose <text:s/>|</text:p>
      <text:p text:style-name="P71">| 3003 | <text:s/>767.19 | 1996-03-10 | 2001 | 1003 | AxleRod | 0.10 | NewYork <text:s text:c="2"/>|</text:p>
      <text:p text:style-name="P71">| 3003 | <text:s/>767.19 | 1996-03-10 | 2001 | 1004 | Motika <text:s/>| 0.11 | London <text:s text:c="3"/>|</text:p>
      <text:p text:style-name="P71">| 3003 | <text:s/>767.19 | 1996-03-10 | 2001 | 1005 | Fran <text:s text:c="3"/>| 0.26 | London <text:s text:c="3"/>|</text:p>
      <text:p text:style-name="P71">| 3003 | <text:s/>767.19 | 1996-03-10 | 2001 | 1007 | Rifkin <text:s/>| 0.15 | Barcelona |</text:p>
      <text:p text:style-name="P71">| 3005 | 5160.45 | 1996-03-10 | 2003 | 1001 | Peel <text:s text:c="3"/>| 0.12 | London <text:s text:c="3"/>|</text:p>
      <text:p text:style-name="P71">| 3005 | 5160.45 | 1996-03-10 | 2003 | 1002 | Serres <text:s/>| 0.13 | San Jose <text:s/>|</text:p>
      <text:p text:style-name="P71">| 3005 | 5160.45 | 1996-03-10 | 2003 | 1003 | AxleRod | 0.10 | NewYork <text:s text:c="2"/>|</text:p>
      <text:p text:style-name="P71">| 3005 | 5160.45 | 1996-03-10 | 2003 | 1004 | Motika <text:s/>| 0.11 | London <text:s text:c="3"/>|</text:p>
      <text:p text:style-name="P71">| 3005 | 5160.45 | 1996-03-10 | 2003 | 1005 | Fran <text:s text:c="3"/>| 0.26 | London <text:s text:c="3"/>|</text:p>
      <text:p text:style-name="P71">| 3006 | 1098.16 | 1996-03-10 | 2008 | 1001 | Peel <text:s text:c="3"/>| 0.12 | London <text:s text:c="3"/>|</text:p>
      <text:p text:style-name="P71">| 3006 | 1098.16 | 1996-03-10 | 2008 | 1002 | Serres <text:s/>| 0.13 | San Jose <text:s/>|</text:p>
      <text:p text:style-name="P71">| 3006 | 1098.16 | 1996-03-10 | 2008 | 1003 | AxleRod | 0.10 | NewYork <text:s text:c="2"/>|</text:p>
      <text:p text:style-name="P71">| 3006 | 1098.16 | 1996-03-10 | 2008 | 1004 | Motika <text:s/>| 0.11 | London <text:s text:c="3"/>|</text:p>
      <text:p text:style-name="P71">| 3006 | 1098.16 | 1996-03-10 | 2008 | 1005 | Fran <text:s text:c="3"/>| 0.26 | London <text:s text:c="3"/>|</text:p>
      <text:p text:style-name="P71">| 3006 | 1098.16 | 1996-03-10 | 2008 | 1007 | Rifkin <text:s/>| 0.15 | Barcelona |</text:p>
      <text:p text:style-name="P71">| 3007 | <text:s text:c="2"/>75.75 | 1996-04-10 | 2002 | 1001 | Peel <text:s text:c="3"/>| 0.12 | London <text:s text:c="3"/>|</text:p>
      <text:p text:style-name="P71"><text:soft-page-break/>| 3007 | <text:s text:c="2"/>75.75 | 1996-04-10 | 2002 | 1002 | Serres <text:s/>| 0.13 | San Jose <text:s/>|</text:p>
      <text:p text:style-name="P71">| 3007 | <text:s text:c="2"/>75.75 | 1996-04-10 | 2002 | 1003 | AxleRod | 0.10 | NewYork <text:s text:c="2"/>|</text:p>
      <text:p text:style-name="P71">| 3007 | <text:s text:c="2"/>75.75 | 1996-04-10 | 2002 | 1004 | Motika <text:s/>| 0.11 | London <text:s text:c="3"/>|</text:p>
      <text:p text:style-name="P71">| 3007 | <text:s text:c="2"/>75.75 | 1996-04-10 | 2002 | 1005 | Fran <text:s text:c="3"/>| 0.26 | London <text:s text:c="3"/>|</text:p>
      <text:p text:style-name="P71">| 3007 | <text:s text:c="2"/>75.75 | 1996-04-10 | 2002 | 1007 | Rifkin <text:s/>| 0.15 | Barcelona |</text:p>
      <text:p text:style-name="P71">| 3008 | 4723.00 | 1996-05-10 | 2006 | 1001 | Peel <text:s text:c="3"/>| 0.12 | London <text:s text:c="3"/>|</text:p>
      <text:p text:style-name="P71">| 3008 | 4723.00 | 1996-05-10 | 2006 | 1002 | Serres <text:s/>| 0.13 | San Jose <text:s/>|</text:p>
      <text:p text:style-name="P71">| 3008 | 4723.00 | 1996-05-10 | 2006 | 1003 | AxleRod | 0.10 | NewYork <text:s text:c="2"/>|</text:p>
      <text:p text:style-name="P71">| 3008 | 4723.00 | 1996-05-10 | 2006 | 1004 | Motika <text:s/>| 0.11 | London <text:s text:c="3"/>|</text:p>
      <text:p text:style-name="P71">| 3008 | 4723.00 | 1996-05-10 | 2006 | 1005 | Fran <text:s text:c="3"/>| 0.26 | London <text:s text:c="3"/>|</text:p>
      <text:p text:style-name="P71">| 3008 | 4723.00 | 1996-05-10 | 2006 | 1007 | Rifkin <text:s/>| 0.15 | Barcelona |</text:p>
      <text:p text:style-name="P71">| 3009 | 1713.23 | 1996-04-10 | 2002 | 1001 | Peel <text:s text:c="3"/>| 0.12 | London <text:s text:c="3"/>|</text:p>
      <text:p text:style-name="P71">| 3009 | 1713.23 | 1996-04-10 | 2002 | 1002 | Serres <text:s/>| 0.13 | San Jose <text:s/>|</text:p>
      <text:p text:style-name="P71">| 3009 | 1713.23 | 1996-04-10 | 2002 | 1003 | AxleRod | 0.10 | NewYork <text:s text:c="2"/>|</text:p>
      <text:p text:style-name="P71">| 3009 | 1713.23 | 1996-04-10 | 2002 | 1004 | Motika <text:s/>| 0.11 | London <text:s text:c="3"/>|</text:p>
      <text:p text:style-name="P71">| 3009 | 1713.23 | 1996-04-10 | 2002 | 1005 | Fran <text:s text:c="3"/>| 0.26 | London <text:s text:c="3"/>|</text:p>
      <text:p text:style-name="P71">| 3009 | 1713.23 | 1996-04-10 | 2002 | 1007 | Rifkin <text:s/>| 0.15 | Barcelona |</text:p>
      <text:p text:style-name="P71">| 3010 | 1309.95 | 1996-06-10 | 2004 | 1001 | Peel <text:s text:c="3"/>| 0.12 | London <text:s text:c="3"/>|</text:p>
      <text:p text:style-name="P71">| 3010 | 1309.95 | 1996-06-10 | 2004 | 1002 | Serres <text:s/>| 0.13 | San Jose <text:s/>|</text:p>
      <text:p text:style-name="P71">| 3010 | 1309.95 | 1996-06-10 | 2004 | 1003 | AxleRod | 0.10 | NewYork <text:s text:c="2"/>|</text:p>
      <text:p text:style-name="P71">| 3010 | 1309.95 | 1996-06-10 | 2004 | 1004 | Motika <text:s/>| 0.11 | London <text:s text:c="3"/>|</text:p>
      <text:p text:style-name="P71">| 3010 | 1309.95 | 1996-06-10 | 2004 | 1005 | Fran <text:s text:c="3"/>| 0.26 | London <text:s text:c="3"/>|</text:p>
      <text:p text:style-name="P71">| 3010 | 1309.95 | 1996-06-10 | 2004 | 1007 | Rifkin <text:s/>| 0.15 | Barcelona |</text:p>
      <text:p text:style-name="P71">| 3011 | 9891.88 | 1996-06-10 | 2006 | 1001 | Peel <text:s text:c="3"/>| 0.12 | London <text:s text:c="3"/>|</text:p>
      <text:p text:style-name="P71">| 3011 | 9891.88 | 1996-06-10 | 2006 | 1002 | Serres <text:s/>| 0.13 | San Jose <text:s/>|</text:p>
      <text:p text:style-name="P71">| 3011 | 9891.88 | 1996-06-10 | 2006 | 1003 | AxleRod | 0.10 | NewYork <text:s text:c="2"/>|</text:p>
      <text:p text:style-name="P71">| 3011 | 9891.88 | 1996-06-10 | 2006 | 1004 | Motika <text:s/>| 0.11 | London <text:s text:c="3"/>|</text:p>
      <text:p text:style-name="P71">| 3011 | 9891.88 | 1996-06-10 | 2006 | 1005 | Fran <text:s text:c="3"/>| 0.26 | London <text:s text:c="3"/>|</text:p>
      <text:p text:style-name="P71">| 3011 | 9891.88 | 1996-06-10 | 2006 | 1007 | Rifkin <text:s/>| 0.15 | Barcelona |</text:p>
      <text:p text:style-name="P71">+------+---------+------------+------+------+---------+------+-----------+ </text:p>
      <text:p text:style-name="P71"/>
      <text:p text:style-name="P70">93)</text:p>
      <text:p text:style-name="P70"/>
      <text:p text:style-name="P70">select * from customer where city not in ('san jose') and (rating&gt;200);</text:p>
      <text:p text:style-name="P70"/>
      <text:p text:style-name="P70">+------+-------+--------+--------+------+</text:p>
      <text:p text:style-name="P70">| cnum | cname | city <text:s text:c="2"/>| rating | snum |</text:p>
      <text:p text:style-name="P70">+------+-------+--------+--------+------+</text:p>
      <text:p text:style-name="P70">| 2004 | Grass | Berlin | <text:s text:c="3"/>300 | 1002 |</text:p>
      <text:p text:style-name="P70">+------+-------+--------+--------+------+ <text:s text:c="103"/></text:p>
      <text:p text:style-name="P70"/>
      <text:p text:style-name="P71">94<text:span text:style-name="T9">)</text:span></text:p>
      <text:p text:style-name="P71">select * from salespeople where comm between 0.12 and 0.14;</text:p>
      <text:p text:style-name="P71"/>
      <text:p text:style-name="P71">+------+--------+------+----------+</text:p>
      <text:p text:style-name="P71">| snum | sname <text:s/>| comm | city <text:s text:c="4"/>|</text:p>
      <text:p text:style-name="P71">+------+--------+------+----------+</text:p>
      <text:p text:style-name="P71">| 1001 | Peel <text:s text:c="2"/>| 0.12 | London <text:s text:c="2"/>|</text:p>
      <text:p text:style-name="P71">| 1002 | Serres | 0.13 | San Jose |</text:p>
      <text:p text:style-name="P71"><text:soft-page-break/></text:p>
      <text:p text:style-name="P70">95)</text:p>
      <text:p text:style-name="P70">select * from orders o,salespeople s <text:s/>where not((odate="1996-03-10" and snum&gt;1002) or amt&gt;2000);</text:p>
      <text:p text:style-name="P70"/>
      <text:p text:style-name="P70">------+---------+------------+------+------+---------+------+-----------+</text:p>
      <text:p text:style-name="P70">| onum | amt <text:s text:c="4"/>| odate <text:s text:c="5"/>| cnum | snum | sname <text:s text:c="2"/>| comm | city <text:s text:c="5"/>|</text:p>
      <text:p text:style-name="P70">+------+---------+------------+------+------+---------+------+-----------+</text:p>
      <text:p text:style-name="P70">| 3001 | <text:s text:c="2"/>18.69 | 1996-03-10 | 2008 | 1001 | Peel <text:s text:c="3"/>| 0.12 | London <text:s text:c="3"/>|</text:p>
      <text:p text:style-name="P70">| 3002 | 1900.10 | 1996-03-10 | 2007 | 1001 | Peel <text:s text:c="3"/>| 0.12 | London <text:s text:c="3"/>|</text:p>
      <text:p text:style-name="P70">| 3003 | <text:s/>767.19 | 1996-03-10 | 2001 | 1001 | Peel <text:s text:c="3"/>| 0.12 | London <text:s text:c="3"/>|</text:p>
      <text:p text:style-name="P70">| 3006 | 1098.16 | 1996-03-10 | 2008 | 1001 | Peel <text:s text:c="3"/>| 0.12 | London <text:s text:c="3"/>|</text:p>
      <text:p text:style-name="P70">| 3007 | <text:s text:c="2"/>75.75 | 1996-04-10 | 2002 | 1001 | Peel <text:s text:c="3"/>| 0.12 | London <text:s text:c="3"/>|</text:p>
      <text:p text:style-name="P70">| 3009 | 1713.23 | 1996-04-10 | 2002 | 1001 | Peel <text:s text:c="3"/>| 0.12 | London <text:s text:c="3"/>|</text:p>
      <text:p text:style-name="P70">| 3010 | 1309.95 | 1996-06-10 | 2004 | 1001 | Peel <text:s text:c="3"/>| 0.12 | London <text:s text:c="3"/>|</text:p>
      <text:p text:style-name="P70">| 3001 | <text:s text:c="2"/>18.69 | 1996-03-10 | 2008 | 1002 | Serres <text:s/>| 0.13 | San Jose <text:s/>|</text:p>
      <text:p text:style-name="P70">| 3002 | 1900.10 | 1996-03-10 | 2007 | 1002 | Serres <text:s/>| 0.13 | San Jose <text:s/>|</text:p>
      <text:p text:style-name="P70">| 3003 | <text:s/>767.19 | 1996-03-10 | 2001 | 1002 | Serres <text:s/>| 0.13 | San Jose <text:s/>|</text:p>
      <text:p text:style-name="P70">| 3006 | 1098.16 | 1996-03-10 | 2008 | 1002 | Serres <text:s/>| 0.13 | San Jose <text:s/>|</text:p>
      <text:p text:style-name="P70">| 3007 | <text:s text:c="2"/>75.75 | 1996-04-10 | 2002 | 1002 | Serres <text:s/>| 0.13 | San Jose <text:s/>|</text:p>
      <text:p text:style-name="P70">| 3009 | 1713.23 | 1996-04-10 | 2002 | 1002 | Serres <text:s/>| 0.13 | San Jose <text:s/>|</text:p>
      <text:p text:style-name="P70">| 3010 | 1309.95 | 1996-06-10 | 2004 | 1002 | Serres <text:s/>| 0.13 | San Jose <text:s/>|</text:p>
      <text:p text:style-name="P70">| 3007 | <text:s text:c="2"/>75.75 | 1996-04-10 | 2002 | 1003 | AxleRod | 0.10 | NewYork <text:s text:c="2"/>|</text:p>
      <text:p text:style-name="P70">| 3009 | 1713.23 | 1996-04-10 | 2002 | 1003 | AxleRod | 0.10 | NewYork <text:s text:c="2"/>|</text:p>
      <text:p text:style-name="P70">| 3010 | 1309.95 | 1996-06-10 | 2004 | 1003 | AxleRod | 0.10 | NewYork <text:s text:c="2"/>|</text:p>
      <text:p text:style-name="P70">| 3007 | <text:s text:c="2"/>75.75 | 1996-04-10 | 2002 | 1004 | Motika <text:s/>| 0.11 | London <text:s text:c="3"/>|</text:p>
      <text:p text:style-name="P70">| 3009 | 1713.23 | 1996-04-10 | 2002 | 1004 | Motika <text:s/>| 0.11 | London <text:s text:c="3"/>|</text:p>
      <text:p text:style-name="P70">| 3010 | 1309.95 | 1996-06-10 | 2004 | 1004 | Motika <text:s/>| 0.11 | London <text:s text:c="3"/>|</text:p>
      <text:p text:style-name="P70">| 3007 | <text:s text:c="2"/>75.75 | 1996-04-10 | 2002 | 1005 | Fran <text:s text:c="3"/>| 0.26 | London <text:s text:c="3"/>|</text:p>
      <text:p text:style-name="P70">| 3009 | 1713.23 | 1996-04-10 | 2002 | 1005 | Fran <text:s text:c="3"/>| 0.26 | London <text:s text:c="3"/>|</text:p>
      <text:p text:style-name="P70">| 3010 | 1309.95 | 1996-06-10 | 2004 | 1005 | Fran <text:s text:c="3"/>| 0.26 | London <text:s text:c="3"/>|</text:p>
      <text:p text:style-name="P70">| 3007 | <text:s text:c="2"/>75.75 | 1996-04-10 | 2002 | 1007 | Rifkin <text:s/>| 0.15 | Barcelona |</text:p>
      <text:p text:style-name="P70">| 3009 | 1713.23 | 1996-04-10 | 2002 | 1007 | Rifkin <text:s/>| 0.15 | Barcelona |</text:p>
      <text:p text:style-name="P70">| 3010 | 1309.95 | 1996-06-10 | 2004 | 1007 | Rifkin <text:s/>| 0.15 | Barcelona |</text:p>
      <text:p text:style-name="P70">+------+---------+------------+------+------+---------+------+-----------+</text:p>
      <text:p text:style-name="P70"/>
      <text:p text:style-name="P177">96)</text:p>
      <text:p text:style-name="P177"/>
      <text:p text:style-name="P177"/>
      <text:p text:style-name="P177"/>
      <text:p text:style-name="P177">97)</text:p>
      <text:p text:style-name="P177"/>
      <text:p text:style-name="P177"/>
      <text:p text:style-name="P177"/>
      <text:p text:style-name="P177">98)</text:p>
      <text:p text:style-name="P177"/>
      <text:p text:style-name="P177"/>
      <text:p text:style-name="P177"/>
      <text:p text:style-name="P69">99)</text:p>
      <text:p text:style-name="P69">mysql&gt; select * from salespeople s where comm=(select max(comm) from salespeople );</text:p>
      <text:p text:style-name="P69"><text:soft-page-break/></text:p>
      <text:p text:style-name="P69">+------+-------+--------+------+</text:p>
      <text:p text:style-name="P69">| snum | sname | city <text:s text:c="2"/>| comm |</text:p>
      <text:p text:style-name="P69">+------+-------+--------+------+</text:p>
      <text:p text:style-name="P69">| 1005 | Fran <text:s/>| London | 0.26 |</text:p>
      <text:p text:style-name="P69">+------+-------+--------+------+</text:p>
      <text:p text:style-name="P69">1 row in set (0.00 sec)</text:p>
      <text:p text:style-name="P69"/>
      <text:p text:style-name="P140">correct:</text:p>
      <text:p text:style-name="P140">select s.sname , sum(o.amt*s.comm) as total from salespeople s, orders o, customer c where s.snum=c.snum and c.cnum=o.cnum group by s.sname order by total desc limit 1;</text:p>
      <text:p text:style-name="P140">+-------+-----------+</text:p>
      <text:p text:style-name="P140">| sname | total <text:s text:c="4"/>|</text:p>
      <text:p text:style-name="P140">+-------+-----------+</text:p>
      <text:p text:style-name="P140">| Peel <text:s/>| 1845.8484 |</text:p>
      <text:p text:style-name="P140">+-------+-----------+</text:p>
      <text:p text:style-name="P69"/>
      <text:p text:style-name="P177">100)</text:p>
      <text:p text:style-name="P177"/>
      <text:p text:style-name="P177"/>
      <text:p text:style-name="P177"/>
      <text:p text:style-name="P177">101)</text:p>
      <text:p text:style-name="P177"/>
      <text:p text:style-name="P177"/>
      <text:p text:style-name="P177"/>
      <text:p text:style-name="P127">102)</text:p>
      <text:p text:style-name="P126"/>
      <text:p text:style-name="P127">select * from customer order by rating desc;</text:p>
      <text:p text:style-name="P127"/>
      <text:p text:style-name="P127">+------+----------+----------+--------+------+</text:p>
      <text:p text:style-name="P127">| cnum | cname <text:s text:c="3"/>| city <text:s text:c="4"/>| rating | snum |</text:p>
      <text:p text:style-name="P127">+------+----------+----------+--------+------+</text:p>
      <text:p text:style-name="P127">| 2004 | Grass <text:s text:c="3"/>| Berlin <text:s text:c="2"/>| <text:s text:c="3"/>300 | 1002 |</text:p>
      <text:p text:style-name="P127">| 2008 | Cisneros | San Jose | <text:s text:c="3"/>300 | 1007 |</text:p>
      <text:p text:style-name="P127">| 2002 | Giovanni | Rome <text:s text:c="4"/>| <text:s text:c="3"/>200 | 1003 |</text:p>
      <text:p text:style-name="P127">| 2003 | Liu <text:s text:c="5"/>| San Jose | <text:s text:c="3"/>200 | 1002 |</text:p>
      <text:p text:style-name="P127">| 2001 | Hoffman <text:s/>| London <text:s text:c="2"/>| <text:s text:c="3"/>100 | 1001 |</text:p>
      <text:p text:style-name="P127">| 2006 | Clemens <text:s/>| London <text:s text:c="2"/>| <text:s text:c="3"/>100 | 1001 |</text:p>
      <text:p text:style-name="P127">| 2007 | Pereira <text:s/>| Rome <text:s text:c="4"/>| <text:s text:c="3"/>100 | 1004 |</text:p>
      <text:p text:style-name="P127">+------+----------+----------+--------+------+</text:p>
      <text:p text:style-name="P126"/>
      <text:p text:style-name="P126">103)</text:p>
      <text:p text:style-name="P125"/>
      <text:p text:style-name="P125">select c.cname,o.odate from orders o, customer c where c.cnum=o.cnum and c.cname='hoffman';</text:p>
      <text:p text:style-name="P125"/>
      <text:p text:style-name="P125">+---------+------------+</text:p>
      <text:p text:style-name="P125">| cname <text:s text:c="2"/>| odate <text:s text:c="5"/>|</text:p>
      <text:p text:style-name="P125">+---------+------------+</text:p>
      <text:p text:style-name="P125">| Hoffman | 1996-03-10 |</text:p>
      <text:p text:style-name="P125"><text:soft-page-break/>+---------+------------+</text:p>
      <text:p text:style-name="P117"/>
      <text:p text:style-name="P121">104)</text:p>
      <text:p text:style-name="P118"/>
      <text:p text:style-name="P121">select sname,comm from salespeople;</text:p>
      <text:p text:style-name="P121"/>
      <text:p text:style-name="P121">+---------+------+</text:p>
      <text:p text:style-name="P121">| sname <text:s text:c="2"/>| comm |</text:p>
      <text:p text:style-name="P121">+---------+------+</text:p>
      <text:p text:style-name="P121">| Peel <text:s text:c="3"/>| 0.12 |</text:p>
      <text:p text:style-name="P121">| Serres <text:s/>| 0.13 |</text:p>
      <text:p text:style-name="P121">| AxleRod | 0.10 |</text:p>
      <text:p text:style-name="P121">| Motika <text:s/>| 0.11 |</text:p>
      <text:p text:style-name="P121">| Fran <text:s text:c="3"/>| 0.26 |</text:p>
      <text:p text:style-name="P121">| Rifkin <text:s/>| 0.15 |</text:p>
      <text:p text:style-name="P121">+---------+------</text:p>
      <text:p text:style-name="P118"/>
      <text:p text:style-name="P124">105)</text:p>
      <text:p text:style-name="P119"/>
      <text:p text:style-name="P124">select s.snum,s.sname,o.odate from salespeople s,customer c, orders o where s.snum=c.snum and c.cnum=o.cnum and <text:s/>odate not between '1996-03-10' and '1996-05-10';</text:p>
      <text:p text:style-name="P124"/>
      <text:p text:style-name="P124">+------+--------+------------+</text:p>
      <text:p text:style-name="P124">| snum | sname <text:s/>| odate <text:s text:c="5"/>|</text:p>
      <text:p text:style-name="P124">+------+--------+------------+</text:p>
      <text:p text:style-name="P124">| 1001 | Peel <text:s text:c="2"/>| 1996-06-10 |</text:p>
      <text:p text:style-name="P124">| 1002 | Serres | 1996-06-10 |</text:p>
      <text:p text:style-name="P124">+------+--------+------------+</text:p>
      <text:p text:style-name="P119"/>
      <text:p text:style-name="P119">106)</text:p>
      <text:p text:style-name="P117"/>
      <text:p text:style-name="P117">.select count( distinct(s.sname)) from salespeople s,customer c,orders o where s.snum=c.snum and c.cnum=o.cnum;</text:p>
      <text:p text:style-name="P117"/>
      <text:p text:style-name="P117">+---------------------------+</text:p>
      <text:p text:style-name="P117">| count( distinct(s.sname)) |</text:p>
      <text:p text:style-name="P117">+---------------------------+</text:p>
      <text:p text:style-name="P117">| <text:s text:c="24"/>5 |</text:p>
      <text:p text:style-name="P117">+---------------------------+</text:p>
      <text:p text:style-name="P91"/>
      <text:p text:style-name="P120">107)</text:p>
      <text:p text:style-name="P92"/>
      <text:p text:style-name="P120">select count(distinct(cnum)) from orders;</text:p>
      <text:p text:style-name="P120"/>
      <text:p text:style-name="P120">+-----------------------+</text:p>
      <text:p text:style-name="P120">| count(distinct(cnum)) |</text:p>
      <text:p text:style-name="P120">+-----------------------+</text:p>
      <text:p text:style-name="P120">| <text:s text:c="20"/>7 |</text:p>
      <text:p text:style-name="P120">+-----------------------+</text:p>
      <text:p text:style-name="P92"><text:soft-page-break/></text:p>
      <text:p text:style-name="P165"><text:span text:style-name="T17">108)</text:span></text:p>
      <text:p text:style-name="P165"/>
      <text:p text:style-name="P165"/>
      <text:p text:style-name="P165"/>
      <text:p text:style-name="P165">109)</text:p>
      <text:p text:style-name="P93"/>
      <text:p text:style-name="P141">select s.sname , sum(o.amt) as total from salespeople s, orders o, customer c where s.snum=c.snum and c.cnum=o.cnum group by s.sname order by total desc limit 1;</text:p>
      <text:p text:style-name="P141"/>
      <text:p text:style-name="P141">+-------+----------+</text:p>
      <text:p text:style-name="P141">| sname | total <text:s text:c="3"/>|</text:p>
      <text:p text:style-name="P141">+-------+----------+</text:p>
      <text:p text:style-name="P141">| Peel <text:s/>| 15382.07 |</text:p>
      <text:p text:style-name="P141">+-------+----------+</text:p>
      <text:p text:style-name="P93"/>
      <text:p text:style-name="P142">110)</text:p>
      <text:p text:style-name="P94"/>
      <text:p text:style-name="P142">mysql&gt; select c.cname , sum(o.amt) as total from salespeople s, orders o, customer c where s.snum=c.snum and c.cnum=o.cnum group by c.cname order by total;</text:p>
      <text:p text:style-name="P142"/>
      <text:p text:style-name="P142">+----------+----------+</text:p>
      <text:p text:style-name="P142">| cname <text:s text:c="3"/>| total <text:s text:c="3"/>|</text:p>
      <text:p text:style-name="P142">+----------+----------+</text:p>
      <text:p text:style-name="P142">| Hoffman <text:s/>| <text:s text:c="2"/>767.19 |</text:p>
      <text:p text:style-name="P142">| Cisneros | <text:s/>1116.85 |</text:p>
      <text:p text:style-name="P142">| Grass <text:s text:c="3"/>| <text:s/>1309.95 |</text:p>
      <text:p text:style-name="P142">| Giovanni | <text:s/>1788.98 |</text:p>
      <text:p text:style-name="P142">| Pereira <text:s/>| <text:s/>1900.10 |</text:p>
      <text:p text:style-name="P142">| Liu <text:s text:c="5"/>| <text:s/>5160.45 |</text:p>
      <text:p text:style-name="P142">| Clemens <text:s/>| 14614.88 |</text:p>
      <text:p text:style-name="P142">+----------+----------+</text:p>
      <text:p text:style-name="P94"/>
      <text:p text:style-name="P142">select c.cname , sum(o.amt) as total from salespeople s, orders o, customer c where s.snum=c.snum and c.cnum=o.cnum group by c.cname order by total <text:s/>limit 1;</text:p>
      <text:p text:style-name="P142"/>
      <text:p text:style-name="P142">+---------+--------+</text:p>
      <text:p text:style-name="P142">| cname <text:s text:c="2"/>| total <text:s/>|</text:p>
      <text:p text:style-name="P142">+---------+--------+</text:p>
      <text:p text:style-name="P142">| Hoffman | 767.19 |</text:p>
      <text:p text:style-name="P142">+---------+--------+</text:p>
      <text:p text:style-name="P142">1 row in set (0.00 sec)</text:p>
      <text:p text:style-name="P94"/>
      <text:p text:style-name="P178"><text:span text:style-name="T17">111)</text:span></text:p>
      <text:p text:style-name="P178"/>
      <text:p text:style-name="P178">112)</text:p>
      <text:p text:style-name="P92"/>
      <text:p text:style-name="P91">select cname from customer where rating=(select rating,count(*) from customer where rating =100 or rating=200 or rating=300 group by rating having count(*)&gt;1);</text:p>
      <text:p text:style-name="P91"><text:soft-page-break/></text:p>
      <text:p text:style-name="P91">ERROR 1241 (21000): Operand should contain 1 column(s)</text:p>
      <text:p text:style-name="P91"/>
      <text:p text:style-name="P130">113)</text:p>
      <text:p text:style-name="P129"/>
      <text:p text:style-name="P133">select c.cname,o.amt from customer c, orders o where c.cnum=o.cnum and o.amt&gt;( select avg(o.amt) from orders o where o.odate='1996-04-10');</text:p>
      <text:p text:style-name="P133"/>
      <text:p text:style-name="P133">+----------+---------+</text:p>
      <text:p text:style-name="P133">| cname <text:s text:c="3"/>| amt <text:s text:c="4"/>|</text:p>
      <text:p text:style-name="P133">+----------+---------+</text:p>
      <text:p text:style-name="P133">| Pereira <text:s/>| 1900.10 |</text:p>
      <text:p text:style-name="P133">| Liu <text:s text:c="5"/>| 5160.45 |</text:p>
      <text:p text:style-name="P133">| Cisneros | 1098.16 |</text:p>
      <text:p text:style-name="P133">| Clemens <text:s/>| 4723.00 |</text:p>
      <text:p text:style-name="P133">| Giovanni | 1713.23 |</text:p>
      <text:p text:style-name="P133">| Grass <text:s text:c="3"/>| 1309.95 |</text:p>
      <text:p text:style-name="P133">| Clemens <text:s/>| 9891.88 |</text:p>
      <text:p text:style-name="P133">+----------+---------+</text:p>
      <text:p text:style-name="P129"/>
      <text:p text:style-name="P129">114)</text:p>
      <text:p text:style-name="P128"/>
      <text:p text:style-name="P128">select distinct c.cname,o.amt from salespeople s,orders o, customer c where c.cnum=o.cnum and o.amt&gt;(select avg(o.amt) from orders o);</text:p>
      <text:p text:style-name="P128"/>
      <text:p text:style-name="P128">+---------+---------+</text:p>
      <text:p text:style-name="P128">| cname <text:s text:c="2"/>| amt <text:s text:c="4"/>|</text:p>
      <text:p text:style-name="P128">+---------+---------+</text:p>
      <text:p text:style-name="P128">| Liu <text:s text:c="4"/>| 5160.45 |</text:p>
      <text:p text:style-name="P128">| Clemens | 4723.00 |</text:p>
      <text:p text:style-name="P128">| Clemens | 9891.88 |</text:p>
      <text:p text:style-name="P128"/>
      <text:p text:style-name="P130">115)</text:p>
      <text:p text:style-name="P130"/>
      <text:p text:style-name="P130">select cname, rating from customer where rating&gt;(select avg(rating) from customer where city='san jose');</text:p>
      <text:p text:style-name="P130"/>
      <text:p text:style-name="P130">+----------+--------+</text:p>
      <text:p text:style-name="P130">| cname <text:s text:c="3"/>| rating |</text:p>
      <text:p text:style-name="P130">+----------+--------+</text:p>
      <text:p text:style-name="P130">| Grass <text:s text:c="3"/>| <text:s text:c="3"/>300 |</text:p>
      <text:p text:style-name="P130">| Cisneros | <text:s text:c="3"/>300 |</text:p>
      <text:p text:style-name="P130"/>
      <text:p text:style-name="P131">116)</text:p>
      <text:p text:style-name="P131"/>
      <text:p text:style-name="P136">select max(amt) from orders;</text:p>
      <text:p text:style-name="P136"/>
      <text:p text:style-name="P136">+----------+</text:p>
      <text:p text:style-name="P136">| max(amt) |</text:p>
      <text:p text:style-name="P136"><text:soft-page-break/>+----------+</text:p>
      <text:p text:style-name="P136">| <text:s/>9891.88 |</text:p>
      <text:p text:style-name="P136"/>
      <text:p text:style-name="P137">select sum(o.amt) from orders o, salespeople s, customer c where s.snum=c.snum and c.cnum=o.cnum and s.snum=1001;</text:p>
      <text:p text:style-name="P137"/>
      <text:p text:style-name="P137">+------------+</text:p>
      <text:p text:style-name="P137">| sum(o.amt) |</text:p>
      <text:p text:style-name="P137">+------------+</text:p>
      <text:p text:style-name="P137">| <text:s text:c="2"/>15382.07 |</text:p>
      <text:p text:style-name="P131"/>
      <text:p text:style-name="P138">select sum(o.amt) from orders o, salespeople s, customer c where s.snum=c.snum and c.cnum=o.cnum and sum(o.amt)&gt;(select max(o.amt) from orders o );</text:p>
      <text:p text:style-name="P131"/>
      <text:p text:style-name="P134">117)</text:p>
      <text:p text:style-name="P134"/>
      <text:p text:style-name="P134">select s.snum,s.sname,c.cname from salespeople s,customer c where c.snum=s.snum order by s.sname;</text:p>
      <text:p text:style-name="P134">+------+---------+----------+</text:p>
      <text:p text:style-name="P134">| snum | sname <text:s text:c="2"/>| cname <text:s text:c="3"/>|</text:p>
      <text:p text:style-name="P134">+------+---------+----------+</text:p>
      <text:p text:style-name="P134">| 1003 | AxelRod | Giovanni |</text:p>
      <text:p text:style-name="P134">| 1004 | Motika <text:s/>| Pereira <text:s/>|</text:p>
      <text:p text:style-name="P134">| 1001 | Peel <text:s text:c="3"/>| Hoffman <text:s/>|</text:p>
      <text:p text:style-name="P134">| 1001 | Peel <text:s text:c="3"/>| Clemens <text:s/>|</text:p>
      <text:p text:style-name="P134">| 1007 | Rifkin <text:s/>| Cisneros |</text:p>
      <text:p text:style-name="P134">| 1002 | Serres <text:s/>| Liu <text:s text:c="5"/>|</text:p>
      <text:p text:style-name="P134">| 1002 | Serres <text:s/>| Grass <text:s text:c="3"/>|</text:p>
      <text:p text:style-name="P134"/>
      <text:p text:style-name="P135">Correct: select s.sname ,count(c.cnum) from salespeople s,customer c where c.snum=s.snum group by s.sname having count(c.cnum)&gt;1;</text:p>
      <text:p text:style-name="P135">+--------+---------------+</text:p>
      <text:p text:style-name="P135">| sname <text:s/>| count(c.cnum) |</text:p>
      <text:p text:style-name="P135">+--------+---------------+</text:p>
      <text:p text:style-name="P135">| Peel <text:s text:c="2"/>| <text:s text:c="12"/>2 |</text:p>
      <text:p text:style-name="P135">| Serres | <text:s text:c="12"/>2 |</text:p>
      <text:p text:style-name="P135"/>
      <text:p text:style-name="P177">118)</text:p>
      <text:p text:style-name="P177"/>
      <text:p text:style-name="P177"/>
      <text:p text:style-name="P176"/>
      <text:p text:style-name="P176">119)</text:p>
      <text:p text:style-name="P176"/>
      <text:p text:style-name="P173">select min(o.amt),c.cname from orders o, customer c where o.cnum=c.cnum group by cname ;</text:p>
      <text:p text:style-name="P170"/>
      <text:p text:style-name="P171"><text:span text:style-name="T17">120)</text:span></text:p>
      <text:p text:style-name="P171"/>
      <text:p text:style-name="P171"/>
      <text:p text:style-name="P171"><text:span text:style-name="T17">121)</text:span></text:p>
      <text:p text:style-name="P171"/>
      <text:p text:style-name="P171"><text:soft-page-break/></text:p>
      <text:p text:style-name="P171"><text:span text:style-name="T17">122)</text:span></text:p>
      <text:p text:style-name="P171"/>
      <text:p text:style-name="P171"/>
      <text:p text:style-name="P171">123)</text:p>
      <text:p text:style-name="P170"/>
      <text:p text:style-name="P172">select <text:span text:style-name="T16">o.onum, o.amt, o.odate,s.sname,s.city </text:span>from orders o, customer c where <text:span text:style-name="T16">s.snum=c.snum and </text:span>o.cnum=c.cnum group by <text:span text:style-name="T16">s.s</text:span>name <text:span text:style-name="T16">having max(o.amt)</text:span> ;</text:p>
      <text:p text:style-name="P169"/>
      <text:p text:style-name="P169">124)</text:p>
      <text:p text:style-name="P169"/>
      <text:p text:style-name="P169">select min(0.amt), s.sname from orders o, salespeople s, customer c where s.snum=c.snum and c.cnum=o.cnum group by s.sname;</text:p>
      <text:p text:style-name="P169"/>
      <text:p text:style-name="P169"/>
      <text:p text:style-name="P169">125)</text:p>
      <text:p text:style-name="P169"/>
      <text:p text:style-name="P169">select sum(amt) from order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23:24:14.915829498</meta:creation-date>
    <dc:date>2018-08-16T21:28:53.329878083</dc:date>
    <meta:editing-duration>PT18H1M</meta:editing-duration>
    <meta:editing-cycles>161</meta:editing-cycles>
    <meta:generator>LibreOffice/5.1.4.2$Linux_X86_64 LibreOffice_project/10m0$Build-2</meta:generator>
    <meta:document-statistic meta:table-count="2" meta:image-count="0" meta:object-count="0" meta:page-count="39" meta:paragraph-count="1412" meta:word-count="9855" meta:character-count="51926" meta:non-whitespace-character-count="41620"/>
  </office:meta>
</office:document-meta>
</file>